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047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7339in"/>
    </style:style>
    <style:style style:name="co13" style:family="table-column">
      <style:table-column-properties fo:break-before="auto" style:column-width="2.2189in"/>
    </style:style>
    <style:style style:name="co14" style:family="table-column">
      <style:table-column-properties fo:break-before="auto" style:column-width="1.6862in"/>
    </style:style>
    <style:style style:name="co15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CPUTimeRAW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SystemCPU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Eligible</text:p>
          </table:table-cell>
          <table:table-cell table:style-name="Default" office:value-type="string" calcext:value-type="string">
            <text:p>TotalCPU</text:p>
          </table:table-cell>
          <table:table-cell office:value-type="string" calcext:value-type="string">
            <text:p>NodeList</text:p>
          </table:table-cell>
          <table:table-cell office:value-type="string" calcext:value-type="string">
            <text:p>Timelimit</text:p>
          </table:table-cell>
          <table:table-cell/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table:style-name="Default" office:value-type="string" calcext:value-type="string">
            <text:p>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---------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riplay_1_+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riplay_2_+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riplay_3_+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riplay_4_+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iplay_5_+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riplay_6_+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5</text:p>
          </table:table-cell>
          <table:table-cell office:value-type="string" calcext:value-type="string">
            <text:p>2015-05-11T15:07:1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riplay_7_+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riplay_8_+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riplay_9_+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9:2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8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7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2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2-20+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204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4-20+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riplay_24+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riplay_25+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6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2</text:p>
          </table:table-cell>
          <table:table-cell office:value-type="string" calcext:value-type="string">
            <text:p>2015-05-11T15:07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6-20+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riplay_26+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83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5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riplay_27+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5</text:p>
          </table:table-cell>
          <table:table-cell office:value-type="string" calcext:value-type="string">
            <text:p>2015-05-11T15:07:4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riplay_28+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2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iplay_29+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riplay_30+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1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riplay_31+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13-21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13-21+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riplay_32+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riplay_33+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iplay_34+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iplay_35+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riplay_36+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8:58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riplay_37+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0</text:p>
          </table:table-cell>
          <table:table-cell office:value-type="string" calcext:value-type="string">
            <text:p>2015-05-11T15:07:5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riplay_38+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riplay_39+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riplay_40+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riplay_41+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8:0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riplay_42+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riplay_43+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iplay_44+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riplay_45+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riplay_46+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8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play_47+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8:2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riplay_48+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7</text:p>
          </table:table-cell>
          <table:table-cell office:value-type="string" calcext:value-type="string">
            <text:p>2015-05-11T15:09:5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iplay_49+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riplay_50+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riplay_51+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riplay_52+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riplay_53+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riplay_54+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9</text:p>
          </table:table-cell>
          <table:table-cell office:value-type="string" calcext:value-type="string">
            <text:p>2015-05-11T15:10:0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riplay_55+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riplay_56+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riplay_57+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riplay_58+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1</text:p>
          </table:table-cell>
          <table:table-cell office:value-type="string" calcext:value-type="string">
            <text:p>2015-05-11T15:08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riplay_59+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riplay_60+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riplay_61+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2</text:p>
          </table:table-cell>
          <table:table-cell office:value-type="string" calcext:value-type="string">
            <text:p>2015-05-11T15:0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iplay_62+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riplay_63+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riplay_64+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4</text:p>
          </table:table-cell>
          <table:table-cell office:value-type="string" calcext:value-type="string">
            <text:p>2015-05-11T15:09:2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26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4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iplay_65+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9</text:p>
          </table:table-cell>
          <table:table-cell office:value-type="string" calcext:value-type="string">
            <text:p>2015-05-11T15:09:2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riplay_66+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iplay_67+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riplay_68+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7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riplay_69+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riplay_70+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2</text:p>
          </table:table-cell>
          <table:table-cell office:value-type="string" calcext:value-type="string">
            <text:p>2015-05-11T15:09: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riplay_71+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riplay_72+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riplay_73+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2</text:p>
          </table:table-cell>
          <table:table-cell office:value-type="string" calcext:value-type="string">
            <text:p>2015-05-11T15:10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riplay_74+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iplay_75+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6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iplay_76+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8</text:p>
          </table:table-cell>
          <table:table-cell office:value-type="string" calcext:value-type="string">
            <text:p>2015-05-11T15:10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riplay_77+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play_78+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riplay_79+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2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riplay_80+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0: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riplay_81+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1:55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riplay_82+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riplay_83+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0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riplay_84+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riplay_85+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riplay_86+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1</text:p>
          </table:table-cell>
          <table:table-cell office:value-type="string" calcext:value-type="string">
            <text:p>2015-05-11T15:10: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riplay_87+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0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iplay_88+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1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riplay_89+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riplay_90+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riplay_91+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riplay_92+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8</text:p>
          </table:table-cell>
          <table:table-cell office:value-type="string" calcext:value-type="string">
            <text:p>2015-05-11T15:12:27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8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riplay_93+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riplay_94+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riplay_95+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0</text:p>
          </table:table-cell>
          <table:table-cell office:value-type="string" calcext:value-type="string">
            <text:p>2015-05-11T15:13:0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riplay_96+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riplay_97+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7</text:p>
          </table:table-cell>
          <table:table-cell office:value-type="string" calcext:value-type="string">
            <text:p>2015-05-11T15:11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riplay_98+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iplay_99+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5</text:p>
          </table:table-cell>
          <table:table-cell office:value-type="string" calcext:value-type="string">
            <text:p>2015-05-11T15:12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5</text:p>
          </table:table-cell>
          <table:table-cell office:value-type="string" calcext:value-type="string">
            <text:p>2015-05-11T15:12: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6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8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3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9</text:p>
          </table:table-cell>
          <table:table-cell office:value-type="string" calcext:value-type="string">
            <text:p>2015-05-11T15:13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3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7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7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7-19+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8</text:p>
          </table:table-cell>
          <table:table-cell office:value-type="string" calcext:value-type="string">
            <text:p>2015-05-11T15:13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7</text:p>
          </table:table-cell>
          <table:table-cell office:value-type="string" calcext:value-type="string">
            <text:p>2015-05-11T15:13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5</text:p>
          </table:table-cell>
          <table:table-cell office:value-type="string" calcext:value-type="string">
            <text:p>2015-05-11T15:13: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2</text:p>
          </table:table-cell>
          <table:table-cell office:value-type="string" calcext:value-type="string">
            <text:p>2015-05-11T15:15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2</text:p>
          </table:table-cell>
          <table:table-cell office:value-type="string" calcext:value-type="string">
            <text:p>2015-05-11T15:16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9</text:p>
          </table:table-cell>
          <table:table-cell office:value-type="string" calcext:value-type="string">
            <text:p>2015-05-11T15:15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5</text:p>
          </table:table-cell>
          <table:table-cell office:value-type="string" calcext:value-type="string">
            <text:p>2015-05-11T15:16:4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6</text:p>
          </table:table-cell>
          <table:table-cell office:value-type="string" calcext:value-type="string">
            <text:p>2015-05-11T15:16:2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9</text:p>
          </table:table-cell>
          <table:table-cell office:value-type="string" calcext:value-type="string">
            <text:p>2015-05-11T15:14: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1</text:p>
          </table:table-cell>
          <table:table-cell office:value-type="string" calcext:value-type="string">
            <text:p>2015-05-11T15:15: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44</text:p>
          </table:table-cell>
          <table:table-cell office:value-type="string" calcext:value-type="string">
            <text:p>2015-05-11T15:17:18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0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5</text:p>
          </table:table-cell>
          <table:table-cell office:value-type="string" calcext:value-type="string">
            <text:p>2015-05-11T15:17:1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7</text:p>
          </table:table-cell>
          <table:table-cell office:value-type="string" calcext:value-type="string">
            <text:p>2015-05-11T15:15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6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6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6-19+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5</text:p>
          </table:table-cell>
          <table:table-cell office:value-type="string" calcext:value-type="string">
            <text:p>2015-05-11T15:16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6</text:p>
          </table:table-cell>
          <table:table-cell office:value-type="string" calcext:value-type="string">
            <text:p>2015-05-11T15:16:3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3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4</text:p>
          </table:table-cell>
          <table:table-cell office:value-type="string" calcext:value-type="string">
            <text:p>2015-05-11T15:16:5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3</text:p>
          </table:table-cell>
          <table:table-cell office:value-type="string" calcext:value-type="string">
            <text:p>2015-05-11T15:16: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6</text:p>
          </table:table-cell>
          <table:table-cell office:value-type="string" calcext:value-type="string">
            <text:p>2015-05-11T15:17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7</text:p>
          </table:table-cell>
          <table:table-cell office:value-type="string" calcext:value-type="string">
            <text:p>2015-05-11T15:18:3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7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1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7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4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1:30:00</text:p>
          </table:table-cell>
          <table:table-cell office:value-type="string" calcext:value-type="string">
            <text:p>00:00:45</text:p>
          </table:table-cell>
          <table:table-cell office:value-type="string" calcext:value-type="string">
            <text:p>00:00.08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7-19+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4</text:p>
          </table:table-cell>
          <table:table-cell office:value-type="string" calcext:value-type="string">
            <text:p>2015-05-11T15:1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2</text:p>
          </table:table-cell>
          <table:table-cell office:value-type="string" calcext:value-type="string">
            <text:p>2015-05-11T15:19: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2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201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201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6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00:00:5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201-20+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8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7</text:p>
          </table:table-cell>
          <table:table-cell office:value-type="string" calcext:value-type="string">
            <text:p>2015-05-11T15:18: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-18+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2</text:p>
          </table:table-cell>
          <table:table-cell office:value-type="string" calcext:value-type="string">
            <text:p>2015-05-11T15:19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3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6</text:p>
          </table:table-cell>
          <table:table-cell office:value-type="string" calcext:value-type="string">
            <text:p>2015-05-11T15:18:5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2</text:p>
          </table:table-cell>
          <table:table-cell office:value-type="string" calcext:value-type="string">
            <text:p>2015-05-11T15:1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0</text:p>
          </table:table-cell>
          <table:table-cell office:value-type="string" calcext:value-type="string">
            <text:p>2015-05-11T15:20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2</text:p>
          </table:table-cell>
          <table:table-cell office:value-type="string" calcext:value-type="string">
            <text:p>2015-05-11T15:19:3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1</text:p>
          </table:table-cell>
          <table:table-cell office:value-type="string" calcext:value-type="string">
            <text:p>2015-05-11T15:19: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4</text:p>
          </table:table-cell>
          <table:table-cell office:value-type="string" calcext:value-type="string">
            <text:p>2015-05-11T15:20:2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7</text:p>
          </table:table-cell>
          <table:table-cell office:value-type="string" calcext:value-type="string">
            <text:p>2015-05-11T15:21:4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7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9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7</text:p>
          </table:table-cell>
          <table:table-cell office:value-type="string" calcext:value-type="string">
            <text:p>2015-05-11T15:20: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4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4</text:p>
          </table:table-cell>
          <table:table-cell office:value-type="string" calcext:value-type="string">
            <text:p>2015-05-11T15:20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3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4</text:p>
          </table:table-cell>
          <table:table-cell office:value-type="string" calcext:value-type="string">
            <text:p>2015-05-11T15:21: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2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19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2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1:5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07</text:p>
          </table:table-cell>
          <table:table-cell office:value-type="string" calcext:value-type="string">
            <text:p>2015-05-11T15:22:0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2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91</text:p>
          </table:table-cell>
          <table:table-cell office:value-type="string" calcext:value-type="string">
            <text:p>virtual[191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191-20+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18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88</text:p>
          </table:table-cell>
          <table:table-cell office:value-type="string" calcext:value-type="string">
            <text:p>virtual[206-22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206-22+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5925in" svg:height="4.1827in" svg:x="10.0673in" svg:y="0.5232in">
            <draw:object draw:notify-on-update-of-ranges="Sheet2.A3:Sheet2.A20 Sheet2.B3:Sheet2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94in" svg:height="3.5449in" svg:x="9.548in" svg:y="5.135in">
            <draw:object draw:notify-on-update-of-ranges="Sheet2.A3:Sheet2.A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4in" svg:height="3.5449in" svg:x="1.6236in" svg:y="4.8106in">
            <draw:object draw:notify-on-update-of-ranges="Sheet2.B3:Sheet2.B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_res</text:p>
          </table:table-cell>
          <table:table-cell table:style-name="ce2" office:value-type="string" calcext:value-type="string">
            <text:p>cons_res_layout</text:p>
          </table:table-cell>
          <table:table-cell table:style-name="ce2" table:number-columns-repeated="10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77739" calcext:value-type="float">
            <text:p>277739</text:p>
          </table:table-cell>
          <table:table-cell table:number-columns-repeated="10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78366" calcext:value-type="float">
            <text:p>278366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80105" calcext:value-type="float">
            <text:p>280105</text:p>
          </table:table-cell>
          <table:table-cell table:number-columns-repeated="10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77184" calcext:value-type="float">
            <text:p>277184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7069" calcext:value-type="float">
            <text:p>277069</text:p>
          </table:table-cell>
          <table:table-cell table:number-columns-repeated="10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6241" calcext:value-type="float">
            <text:p>276241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76644" calcext:value-type="float">
            <text:p>276644</text:p>
          </table:table-cell>
          <table:table-cell table:number-columns-repeated="10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6805" calcext:value-type="float">
            <text:p>276805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5705" calcext:value-type="float">
            <text:p>275705</text:p>
          </table:table-cell>
          <table:table-cell table:number-columns-repeated="10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5842" calcext:value-type="float">
            <text:p>275842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77879" calcext:value-type="float">
            <text:p>277879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8690" calcext:value-type="float">
            <text:p>27869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76973" calcext:value-type="float">
            <text:p>276973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8458" calcext:value-type="float">
            <text:p>278458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6719" calcext:value-type="float">
            <text:p>276719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7709" calcext:value-type="float">
            <text:p>277709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8306" calcext:value-type="float">
            <text:p>278306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0115" calcext:value-type="float">
            <text:p>280115</text:p>
          </table:table-cell>
          <table:table-cell table:number-columns-repeated="1022"/>
        </table:table-row>
        <table:table-row table:style-name="ro1">
          <table:table-cell table:style-name="ce2" table:formula="of:=AVERAGE([.A3];[.A17])" office:value-type="float" office:value="1044" calcext:value-type="float">
            <text:p>1044</text:p>
          </table:table-cell>
          <table:table-cell table:style-name="ce2" table:formula="of:=AVERAGE([.B3];[.B17])" office:value-type="float" office:value="277229" calcext:value-type="float">
            <text:p>277229</text:p>
          </table:table-cell>
          <table:table-cell table:style-name="ce2" table:number-columns-repeated="1022"/>
        </table:table-row>
      </table:table>
      <table:table table:name="PE-5040-cuzco" table:style-name="ta1">
        <table:shapes>
          <draw:frame draw:z-index="0" draw:style-name="gr1" draw:text-style-name="P1" svg:width="7.6366in" svg:height="4.8114in" svg:x="8.876in" svg:y="4.9559in">
            <draw:object draw:notify-on-update-of-ranges="'PE-5040-cuzco'.A2:'PE-5040-cuzco'.A231 'PE-5040-cuzco'.B2:'PE-5040-cuzco'.B2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6748in" svg:height="4.6012in" svg:x="8.8228in" svg:y="0in">
            <draw:object draw:notify-on-update-of-ranges="'PE-5040-cuzco'.A1:'PE-5040-cuzco'.A1 'PE-5040-cuzco'.A2:'PE-5040-cuzco'.A231 'PE-5040-cuzco'.B1:'PE-5040-cuzco'.B1 'PE-5040-cuzco'.B2:'PE-5040-cuzco'.B2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.9622in" svg:height="4.5492in" svg:x="6.7508in" svg:y="10.4264in">
            <draw:object draw:notify-on-update-of-ranges="'PE-5040-cuzco'.A2:'PE-5040-cuzco'.A231 'PE-5040-cuzco'.B2:'PE-5040-cuzco'.B231 'PE-5040-cuzco'.C2:'PE-5040-cuzco'.C2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7.8217in" svg:height="4.8835in" svg:x="7.0972in" svg:y="15.6339in">
            <draw:object draw:notify-on-update-of-ranges="'PE-5040-cuzco'.A2:'PE-5040-cuzco'.A231 'PE-5040-cuzco'.B2:'PE-5040-cuzco'.B231 'PE-5040-cuzco'.C2:'PE-5040-cuzco'.C2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7.6701in" svg:height="5.0512in" svg:x="6.1559in" svg:y="40.7528in">
            <draw:object draw:notify-on-update-of-ranges="'PE-5040-cuzco'.A2:'PE-5040-cuzco'.A231 'PE-5040-cuzco'.B2:'PE-5040-cuzco'.B231 'PE-5040-cuzco'.C2:'PE-5040-cuzco'.C2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8" table:number-columns-repeated="1021" table:default-cell-style-name="ce4"/>
        <table:table-row table:style-name="ro1">
          <table:table-cell table:style-name="ce3" office:value-type="string" calcext:value-type="string">
            <text:p>cons_res </text:p>
          </table:table-cell>
          <table:table-cell table:style-name="ce3" office:value-type="string" calcext:value-type="string">
            <text:p>cons_res_layout</text:p>
          </table:table-cell>
          <table:table-cell table:style-name="ce3" office:value-type="string" calcext:value-type="string">
            <text:p>cons_res_layout_power</text:p>
          </table:table-cell>
          <table:table-cell table:style-name="ce3" table:number-columns-repeated="1021"/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float" office:value="91574" calcext:value-type="float">
            <text:p>91574</text:p>
          </table:table-cell>
          <table:table-cell office:value-type="float" office:value="132294" calcext:value-type="float">
            <text:p>132294</text:p>
          </table:table-cell>
          <table:table-cell table:number-columns-repeated="1021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float" office:value="92262" calcext:value-type="float">
            <text:p>92262</text:p>
          </table:table-cell>
          <table:table-cell office:value-type="float" office:value="129084" calcext:value-type="float">
            <text:p>129084</text:p>
          </table:table-cell>
          <table:table-cell table:number-columns-repeated="1021"/>
        </table:table-row>
        <table:table-row table:style-name="ro1">
          <table:table-cell office:value-type="float" office:value="54702" calcext:value-type="float">
            <text:p>54702</text:p>
          </table:table-cell>
          <table:table-cell office:value-type="float" office:value="93107" calcext:value-type="float">
            <text:p>93107</text:p>
          </table:table-cell>
          <table:table-cell office:value-type="float" office:value="129044" calcext:value-type="float">
            <text:p>129044</text:p>
          </table:table-cell>
          <table:table-cell table:number-columns-repeated="1021"/>
        </table:table-row>
        <table:table-row table:style-name="ro1">
          <table:table-cell office:value-type="float" office:value="54404" calcext:value-type="float">
            <text:p>54404</text:p>
          </table:table-cell>
          <table:table-cell office:value-type="float" office:value="93358" calcext:value-type="float">
            <text:p>93358</text:p>
          </table:table-cell>
          <table:table-cell office:value-type="float" office:value="131058" calcext:value-type="float">
            <text:p>131058</text:p>
          </table:table-cell>
          <table:table-cell table:number-columns-repeated="1021"/>
        </table:table-row>
        <table:table-row table:style-name="ro1">
          <table:table-cell office:value-type="float" office:value="54985" calcext:value-type="float">
            <text:p>54985</text:p>
          </table:table-cell>
          <table:table-cell office:value-type="float" office:value="93018" calcext:value-type="float">
            <text:p>93018</text:p>
          </table:table-cell>
          <table:table-cell office:value-type="float" office:value="128972" calcext:value-type="float">
            <text:p>128972</text:p>
          </table:table-cell>
          <table:table-cell table:number-columns-repeated="1021"/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float" office:value="94634" calcext:value-type="float">
            <text:p>94634</text:p>
          </table:table-cell>
          <table:table-cell office:value-type="float" office:value="133098" calcext:value-type="float">
            <text:p>133098</text:p>
          </table:table-cell>
          <table:table-cell table:number-columns-repeated="1021"/>
        </table:table-row>
        <table:table-row table:style-name="ro1">
          <table:table-cell office:value-type="float" office:value="51738" calcext:value-type="float">
            <text:p>51738</text:p>
          </table:table-cell>
          <table:table-cell office:value-type="float" office:value="93640" calcext:value-type="float">
            <text:p>93640</text:p>
          </table:table-cell>
          <table:table-cell office:value-type="float" office:value="132145" calcext:value-type="float">
            <text:p>132145</text:p>
          </table:table-cell>
          <table:table-cell table:number-columns-repeated="1021"/>
        </table:table-row>
        <table:table-row table:style-name="ro1">
          <table:table-cell office:value-type="float" office:value="54204" calcext:value-type="float">
            <text:p>54204</text:p>
          </table:table-cell>
          <table:table-cell office:value-type="float" office:value="92395" calcext:value-type="float">
            <text:p>92395</text:p>
          </table:table-cell>
          <table:table-cell office:value-type="float" office:value="133177" calcext:value-type="float">
            <text:p>133177</text:p>
          </table:table-cell>
          <table:table-cell table:number-columns-repeated="1021"/>
        </table:table-row>
        <table:table-row table:style-name="ro1">
          <table:table-cell office:value-type="float" office:value="55688" calcext:value-type="float">
            <text:p>55688</text:p>
          </table:table-cell>
          <table:table-cell office:value-type="float" office:value="93978" calcext:value-type="float">
            <text:p>93978</text:p>
          </table:table-cell>
          <table:table-cell office:value-type="float" office:value="132833" calcext:value-type="float">
            <text:p>132833</text:p>
          </table:table-cell>
          <table:table-cell table:number-columns-repeated="1021"/>
        </table:table-row>
        <table:table-row table:style-name="ro1">
          <table:table-cell office:value-type="float" office:value="58354" calcext:value-type="float">
            <text:p>58354</text:p>
          </table:table-cell>
          <table:table-cell office:value-type="float" office:value="97074" calcext:value-type="float">
            <text:p>97074</text:p>
          </table:table-cell>
          <table:table-cell office:value-type="float" office:value="129474" calcext:value-type="float">
            <text:p>129474</text:p>
          </table:table-cell>
          <table:table-cell table:number-columns-repeated="1021"/>
        </table:table-row>
        <table:table-row table:style-name="ro1">
          <table:table-cell office:value-type="float" office:value="56797" calcext:value-type="float">
            <text:p>56797</text:p>
          </table:table-cell>
          <table:table-cell office:value-type="float" office:value="97034" calcext:value-type="float">
            <text:p>97034</text:p>
          </table:table-cell>
          <table:table-cell office:value-type="float" office:value="138714" calcext:value-type="float">
            <text:p>138714</text:p>
          </table:table-cell>
          <table:table-cell table:number-columns-repeated="1021"/>
        </table:table-row>
        <table:table-row table:style-name="ro1">
          <table:table-cell office:value-type="float" office:value="55909" calcext:value-type="float">
            <text:p>55909</text:p>
          </table:table-cell>
          <table:table-cell office:value-type="float" office:value="92706" calcext:value-type="float">
            <text:p>92706</text:p>
          </table:table-cell>
          <table:table-cell office:value-type="float" office:value="130702" calcext:value-type="float">
            <text:p>130702</text:p>
          </table:table-cell>
          <table:table-cell table:number-columns-repeated="1021"/>
        </table:table-row>
        <table:table-row table:style-name="ro1">
          <table:table-cell office:value-type="float" office:value="51702" calcext:value-type="float">
            <text:p>51702</text:p>
          </table:table-cell>
          <table:table-cell office:value-type="float" office:value="93952" calcext:value-type="float">
            <text:p>93952</text:p>
          </table:table-cell>
          <table:table-cell office:value-type="float" office:value="132093" calcext:value-type="float">
            <text:p>132093</text:p>
          </table:table-cell>
          <table:table-cell table:number-columns-repeated="1021"/>
        </table:table-row>
        <table:table-row table:style-name="ro1">
          <table:table-cell office:value-type="float" office:value="67092" calcext:value-type="float">
            <text:p>67092</text:p>
          </table:table-cell>
          <table:table-cell office:value-type="float" office:value="123097" calcext:value-type="float">
            <text:p>123097</text:p>
          </table:table-cell>
          <table:table-cell office:value-type="float" office:value="165047" calcext:value-type="float">
            <text:p>165047</text:p>
          </table:table-cell>
          <table:table-cell table:number-columns-repeated="1021"/>
        </table:table-row>
        <table:table-row table:style-name="ro1">
          <table:table-cell office:value-type="float" office:value="55458" calcext:value-type="float">
            <text:p>55458</text:p>
          </table:table-cell>
          <table:table-cell office:value-type="float" office:value="91404" calcext:value-type="float">
            <text:p>91404</text:p>
          </table:table-cell>
          <table:table-cell office:value-type="float" office:value="139447" calcext:value-type="float">
            <text:p>139447</text:p>
          </table:table-cell>
          <table:table-cell table:number-columns-repeated="1021"/>
        </table:table-row>
        <table:table-row table:style-name="ro1">
          <table:table-cell office:value-type="float" office:value="54924" calcext:value-type="float">
            <text:p>54924</text:p>
          </table:table-cell>
          <table:table-cell office:value-type="float" office:value="93497" calcext:value-type="float">
            <text:p>93497</text:p>
          </table:table-cell>
          <table:table-cell office:value-type="float" office:value="139460" calcext:value-type="float">
            <text:p>139460</text:p>
          </table:table-cell>
          <table:table-cell table:number-columns-repeated="1021"/>
        </table:table-row>
        <table:table-row table:style-name="ro1">
          <table:table-cell office:value-type="float" office:value="56372" calcext:value-type="float">
            <text:p>56372</text:p>
          </table:table-cell>
          <table:table-cell office:value-type="float" office:value="95813" calcext:value-type="float">
            <text:p>95813</text:p>
          </table:table-cell>
          <table:table-cell office:value-type="float" office:value="128128" calcext:value-type="float">
            <text:p>128128</text:p>
          </table:table-cell>
          <table:table-cell table:number-columns-repeated="1021"/>
        </table:table-row>
        <table:table-row table:style-name="ro1">
          <table:table-cell office:value-type="float" office:value="54740" calcext:value-type="float">
            <text:p>54740</text:p>
          </table:table-cell>
          <table:table-cell office:value-type="float" office:value="95228" calcext:value-type="float">
            <text:p>95228</text:p>
          </table:table-cell>
          <table:table-cell office:value-type="float" office:value="128773" calcext:value-type="float">
            <text:p>128773</text:p>
          </table:table-cell>
          <table:table-cell table:number-columns-repeated="1021"/>
        </table:table-row>
        <table:table-row table:style-name="ro1">
          <table:table-cell office:value-type="float" office:value="54406" calcext:value-type="float">
            <text:p>54406</text:p>
          </table:table-cell>
          <table:table-cell office:value-type="float" office:value="96358" calcext:value-type="float">
            <text:p>96358</text:p>
          </table:table-cell>
          <table:table-cell office:value-type="float" office:value="128066" calcext:value-type="float">
            <text:p>128066</text:p>
          </table:table-cell>
          <table:table-cell table:number-columns-repeated="1021"/>
        </table:table-row>
        <table:table-row table:style-name="ro1">
          <table:table-cell office:value-type="float" office:value="53715" calcext:value-type="float">
            <text:p>53715</text:p>
          </table:table-cell>
          <table:table-cell office:value-type="float" office:value="98656" calcext:value-type="float">
            <text:p>98656</text:p>
          </table:table-cell>
          <table:table-cell office:value-type="float" office:value="131661" calcext:value-type="float">
            <text:p>131661</text:p>
          </table:table-cell>
          <table:table-cell table:number-columns-repeated="1021"/>
        </table:table-row>
        <table:table-row table:style-name="ro1">
          <table:table-cell office:value-type="float" office:value="57131" calcext:value-type="float">
            <text:p>57131</text:p>
          </table:table-cell>
          <table:table-cell office:value-type="float" office:value="97667" calcext:value-type="float">
            <text:p>97667</text:p>
          </table:table-cell>
          <table:table-cell office:value-type="float" office:value="133111" calcext:value-type="float">
            <text:p>133111</text:p>
          </table:table-cell>
          <table:table-cell table:number-columns-repeated="1021"/>
        </table:table-row>
        <table:table-row table:style-name="ro1">
          <table:table-cell office:value-type="float" office:value="55130" calcext:value-type="float">
            <text:p>55130</text:p>
          </table:table-cell>
          <table:table-cell office:value-type="float" office:value="96973" calcext:value-type="float">
            <text:p>96973</text:p>
          </table:table-cell>
          <table:table-cell office:value-type="float" office:value="134058" calcext:value-type="float">
            <text:p>134058</text:p>
          </table:table-cell>
          <table:table-cell table:number-columns-repeated="1021"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float" office:value="92449" calcext:value-type="float">
            <text:p>92449</text:p>
          </table:table-cell>
          <table:table-cell office:value-type="float" office:value="130201" calcext:value-type="float">
            <text:p>130201</text:p>
          </table:table-cell>
          <table:table-cell table:number-columns-repeated="1021"/>
        </table:table-row>
        <table:table-row table:style-name="ro1">
          <table:table-cell office:value-type="float" office:value="54849" calcext:value-type="float">
            <text:p>54849</text:p>
          </table:table-cell>
          <table:table-cell office:value-type="float" office:value="91069" calcext:value-type="float">
            <text:p>91069</text:p>
          </table:table-cell>
          <table:table-cell office:value-type="float" office:value="127345" calcext:value-type="float">
            <text:p>127345</text:p>
          </table:table-cell>
          <table:table-cell table:number-columns-repeated="1021"/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float" office:value="99997" calcext:value-type="float">
            <text:p>99997</text:p>
          </table:table-cell>
          <table:table-cell office:value-type="float" office:value="135903" calcext:value-type="float">
            <text:p>135903</text:p>
          </table:table-cell>
          <table:table-cell table:number-columns-repeated="1021"/>
        </table:table-row>
        <table:table-row table:style-name="ro1">
          <table:table-cell office:value-type="float" office:value="62157" calcext:value-type="float">
            <text:p>62157</text:p>
          </table:table-cell>
          <table:table-cell office:value-type="float" office:value="110659" calcext:value-type="float">
            <text:p>110659</text:p>
          </table:table-cell>
          <table:table-cell office:value-type="float" office:value="157362" calcext:value-type="float">
            <text:p>157362</text:p>
          </table:table-cell>
          <table:table-cell table:number-columns-repeated="1021"/>
        </table:table-row>
        <table:table-row table:style-name="ro1">
          <table:table-cell office:value-type="float" office:value="58306" calcext:value-type="float">
            <text:p>58306</text:p>
          </table:table-cell>
          <table:table-cell office:value-type="float" office:value="94497" calcext:value-type="float">
            <text:p>94497</text:p>
          </table:table-cell>
          <table:table-cell office:value-type="float" office:value="135584" calcext:value-type="float">
            <text:p>135584</text:p>
          </table:table-cell>
          <table:table-cell table:number-columns-repeated="1021"/>
        </table:table-row>
        <table:table-row table:style-name="ro1">
          <table:table-cell office:value-type="float" office:value="55034" calcext:value-type="float">
            <text:p>55034</text:p>
          </table:table-cell>
          <table:table-cell office:value-type="float" office:value="93639" calcext:value-type="float">
            <text:p>93639</text:p>
          </table:table-cell>
          <table:table-cell office:value-type="float" office:value="128471" calcext:value-type="float">
            <text:p>128471</text:p>
          </table:table-cell>
          <table:table-cell table:number-columns-repeated="1021"/>
        </table:table-row>
        <table:table-row table:style-name="ro1">
          <table:table-cell office:value-type="float" office:value="54856" calcext:value-type="float">
            <text:p>54856</text:p>
          </table:table-cell>
          <table:table-cell office:value-type="float" office:value="89262" calcext:value-type="float">
            <text:p>89262</text:p>
          </table:table-cell>
          <table:table-cell office:value-type="float" office:value="131069" calcext:value-type="float">
            <text:p>131069</text:p>
          </table:table-cell>
          <table:table-cell table:number-columns-repeated="1021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89513" calcext:value-type="float">
            <text:p>89513</text:p>
          </table:table-cell>
          <table:table-cell office:value-type="float" office:value="132191" calcext:value-type="float">
            <text:p>132191</text:p>
          </table:table-cell>
          <table:table-cell table:number-columns-repeated="1021"/>
        </table:table-row>
        <table:table-row table:style-name="ro1">
          <table:table-cell office:value-type="float" office:value="55599" calcext:value-type="float">
            <text:p>55599</text:p>
          </table:table-cell>
          <table:table-cell office:value-type="float" office:value="102874" calcext:value-type="float">
            <text:p>102874</text:p>
          </table:table-cell>
          <table:table-cell office:value-type="float" office:value="134146" calcext:value-type="float">
            <text:p>134146</text:p>
          </table:table-cell>
          <table:table-cell table:number-columns-repeated="1021"/>
        </table:table-row>
        <table:table-row table:style-name="ro1">
          <table:table-cell office:value-type="float" office:value="58237" calcext:value-type="float">
            <text:p>58237</text:p>
          </table:table-cell>
          <table:table-cell office:value-type="float" office:value="91948" calcext:value-type="float">
            <text:p>91948</text:p>
          </table:table-cell>
          <table:table-cell office:value-type="float" office:value="137187" calcext:value-type="float">
            <text:p>137187</text:p>
          </table:table-cell>
          <table:table-cell table:number-columns-repeated="1021"/>
        </table:table-row>
        <table:table-row table:style-name="ro1">
          <table:table-cell office:value-type="float" office:value="55290" calcext:value-type="float">
            <text:p>55290</text:p>
          </table:table-cell>
          <table:table-cell office:value-type="float" office:value="99300" calcext:value-type="float">
            <text:p>99300</text:p>
          </table:table-cell>
          <table:table-cell office:value-type="float" office:value="128755" calcext:value-type="float">
            <text:p>128755</text:p>
          </table:table-cell>
          <table:table-cell table:number-columns-repeated="1021"/>
        </table:table-row>
        <table:table-row table:style-name="ro1">
          <table:table-cell office:value-type="float" office:value="54403" calcext:value-type="float">
            <text:p>54403</text:p>
          </table:table-cell>
          <table:table-cell office:value-type="float" office:value="96761" calcext:value-type="float">
            <text:p>96761</text:p>
          </table:table-cell>
          <table:table-cell office:value-type="float" office:value="127709" calcext:value-type="float">
            <text:p>127709</text:p>
          </table:table-cell>
          <table:table-cell table:number-columns-repeated="1021"/>
        </table:table-row>
        <table:table-row table:style-name="ro1">
          <table:table-cell office:value-type="float" office:value="55950" calcext:value-type="float">
            <text:p>55950</text:p>
          </table:table-cell>
          <table:table-cell office:value-type="float" office:value="100529" calcext:value-type="float">
            <text:p>100529</text:p>
          </table:table-cell>
          <table:table-cell office:value-type="float" office:value="135562" calcext:value-type="float">
            <text:p>135562</text:p>
          </table:table-cell>
          <table:table-cell table:number-columns-repeated="1021"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99537" calcext:value-type="float">
            <text:p>99537</text:p>
          </table:table-cell>
          <table:table-cell office:value-type="float" office:value="133847" calcext:value-type="float">
            <text:p>133847</text:p>
          </table:table-cell>
          <table:table-cell table:number-columns-repeated="1021"/>
        </table:table-row>
        <table:table-row table:style-name="ro1">
          <table:table-cell office:value-type="float" office:value="60568" calcext:value-type="float">
            <text:p>60568</text:p>
          </table:table-cell>
          <table:table-cell office:value-type="float" office:value="89732" calcext:value-type="float">
            <text:p>89732</text:p>
          </table:table-cell>
          <table:table-cell office:value-type="float" office:value="127641" calcext:value-type="float">
            <text:p>127641</text:p>
          </table:table-cell>
          <table:table-cell table:number-columns-repeated="1021"/>
        </table:table-row>
        <table:table-row table:style-name="ro1">
          <table:table-cell office:value-type="float" office:value="58074" calcext:value-type="float">
            <text:p>58074</text:p>
          </table:table-cell>
          <table:table-cell office:value-type="float" office:value="94847" calcext:value-type="float">
            <text:p>94847</text:p>
          </table:table-cell>
          <table:table-cell office:value-type="float" office:value="132173" calcext:value-type="float">
            <text:p>132173</text:p>
          </table:table-cell>
          <table:table-cell table:number-columns-repeated="1021"/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float" office:value="94757" calcext:value-type="float">
            <text:p>94757</text:p>
          </table:table-cell>
          <table:table-cell office:value-type="float" office:value="133195" calcext:value-type="float">
            <text:p>133195</text:p>
          </table:table-cell>
          <table:table-cell table:number-columns-repeated="1021"/>
        </table:table-row>
        <table:table-row table:style-name="ro1">
          <table:table-cell office:value-type="float" office:value="59027" calcext:value-type="float">
            <text:p>59027</text:p>
          </table:table-cell>
          <table:table-cell office:value-type="float" office:value="116007" calcext:value-type="float">
            <text:p>116007</text:p>
          </table:table-cell>
          <table:table-cell office:value-type="float" office:value="155179" calcext:value-type="float">
            <text:p>155179</text:p>
          </table:table-cell>
          <table:table-cell table:number-columns-repeated="1021"/>
        </table:table-row>
        <table:table-row table:style-name="ro1">
          <table:table-cell office:value-type="float" office:value="53677" calcext:value-type="float">
            <text:p>53677</text:p>
          </table:table-cell>
          <table:table-cell office:value-type="float" office:value="101375" calcext:value-type="float">
            <text:p>101375</text:p>
          </table:table-cell>
          <table:table-cell office:value-type="float" office:value="136792" calcext:value-type="float">
            <text:p>136792</text:p>
          </table:table-cell>
          <table:table-cell table:number-columns-repeated="1021"/>
        </table:table-row>
        <table:table-row table:style-name="ro1">
          <table:table-cell office:value-type="float" office:value="51367" calcext:value-type="float">
            <text:p>51367</text:p>
          </table:table-cell>
          <table:table-cell office:value-type="float" office:value="98203" calcext:value-type="float">
            <text:p>98203</text:p>
          </table:table-cell>
          <table:table-cell office:value-type="float" office:value="133167" calcext:value-type="float">
            <text:p>133167</text:p>
          </table:table-cell>
          <table:table-cell table:number-columns-repeated="1021"/>
        </table:table-row>
        <table:table-row table:style-name="ro1">
          <table:table-cell office:value-type="float" office:value="52577" calcext:value-type="float">
            <text:p>52577</text:p>
          </table:table-cell>
          <table:table-cell office:value-type="float" office:value="90722" calcext:value-type="float">
            <text:p>90722</text:p>
          </table:table-cell>
          <table:table-cell office:value-type="float" office:value="133518" calcext:value-type="float">
            <text:p>133518</text:p>
          </table:table-cell>
          <table:table-cell table:number-columns-repeated="1021"/>
        </table:table-row>
        <table:table-row table:style-name="ro1">
          <table:table-cell office:value-type="float" office:value="53390" calcext:value-type="float">
            <text:p>53390</text:p>
          </table:table-cell>
          <table:table-cell office:value-type="float" office:value="91767" calcext:value-type="float">
            <text:p>91767</text:p>
          </table:table-cell>
          <table:table-cell office:value-type="float" office:value="147826" calcext:value-type="float">
            <text:p>147826</text:p>
          </table:table-cell>
          <table:table-cell table:number-columns-repeated="1021"/>
        </table:table-row>
        <table:table-row table:style-name="ro1">
          <table:table-cell office:value-type="float" office:value="52843" calcext:value-type="float">
            <text:p>52843</text:p>
          </table:table-cell>
          <table:table-cell office:value-type="float" office:value="90581" calcext:value-type="float">
            <text:p>90581</text:p>
          </table:table-cell>
          <table:table-cell office:value-type="float" office:value="142588" calcext:value-type="float">
            <text:p>142588</text:p>
          </table:table-cell>
          <table:table-cell table:number-columns-repeated="1021"/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float" office:value="91996" calcext:value-type="float">
            <text:p>91996</text:p>
          </table:table-cell>
          <table:table-cell office:value-type="float" office:value="138723" calcext:value-type="float">
            <text:p>138723</text:p>
          </table:table-cell>
          <table:table-cell table:number-columns-repeated="1021"/>
        </table:table-row>
        <table:table-row table:style-name="ro1">
          <table:table-cell office:value-type="float" office:value="57469" calcext:value-type="float">
            <text:p>57469</text:p>
          </table:table-cell>
          <table:table-cell office:value-type="float" office:value="100698" calcext:value-type="float">
            <text:p>100698</text:p>
          </table:table-cell>
          <table:table-cell office:value-type="float" office:value="136034" calcext:value-type="float">
            <text:p>136034</text:p>
          </table:table-cell>
          <table:table-cell table:number-columns-repeated="1021"/>
        </table:table-row>
        <table:table-row table:style-name="ro1">
          <table:table-cell office:value-type="float" office:value="57106" calcext:value-type="float">
            <text:p>57106</text:p>
          </table:table-cell>
          <table:table-cell office:value-type="float" office:value="90808" calcext:value-type="float">
            <text:p>90808</text:p>
          </table:table-cell>
          <table:table-cell office:value-type="float" office:value="138983" calcext:value-type="float">
            <text:p>138983</text:p>
          </table:table-cell>
          <table:table-cell table:number-columns-repeated="1021"/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float" office:value="92575" calcext:value-type="float">
            <text:p>92575</text:p>
          </table:table-cell>
          <table:table-cell office:value-type="float" office:value="138532" calcext:value-type="float">
            <text:p>138532</text:p>
          </table:table-cell>
          <table:table-cell table:number-columns-repeated="1021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95526" calcext:value-type="float">
            <text:p>95526</text:p>
          </table:table-cell>
          <table:table-cell office:value-type="float" office:value="144842" calcext:value-type="float">
            <text:p>144842</text:p>
          </table:table-cell>
          <table:table-cell table:number-columns-repeated="1021"/>
        </table:table-row>
        <table:table-row table:style-name="ro1">
          <table:table-cell office:value-type="float" office:value="54138" calcext:value-type="float">
            <text:p>54138</text:p>
          </table:table-cell>
          <table:table-cell office:value-type="float" office:value="92772" calcext:value-type="float">
            <text:p>92772</text:p>
          </table:table-cell>
          <table:table-cell office:value-type="float" office:value="138740" calcext:value-type="float">
            <text:p>138740</text:p>
          </table:table-cell>
          <table:table-cell table:number-columns-repeated="1021"/>
        </table:table-row>
        <table:table-row table:style-name="ro1">
          <table:table-cell office:value-type="float" office:value="54007" calcext:value-type="float">
            <text:p>54007</text:p>
          </table:table-cell>
          <table:table-cell office:value-type="float" office:value="95985" calcext:value-type="float">
            <text:p>95985</text:p>
          </table:table-cell>
          <table:table-cell office:value-type="float" office:value="143588" calcext:value-type="float">
            <text:p>143588</text:p>
          </table:table-cell>
          <table:table-cell table:number-columns-repeated="1021"/>
        </table:table-row>
        <table:table-row table:style-name="ro1">
          <table:table-cell office:value-type="float" office:value="53174" calcext:value-type="float">
            <text:p>53174</text:p>
          </table:table-cell>
          <table:table-cell office:value-type="float" office:value="95187" calcext:value-type="float">
            <text:p>95187</text:p>
          </table:table-cell>
          <table:table-cell office:value-type="float" office:value="142236" calcext:value-type="float">
            <text:p>142236</text:p>
          </table:table-cell>
          <table:table-cell table:number-columns-repeated="1021"/>
        </table:table-row>
        <table:table-row table:style-name="ro1">
          <table:table-cell office:value-type="float" office:value="52350" calcext:value-type="float">
            <text:p>52350</text:p>
          </table:table-cell>
          <table:table-cell office:value-type="float" office:value="93142" calcext:value-type="float">
            <text:p>93142</text:p>
          </table:table-cell>
          <table:table-cell office:value-type="float" office:value="138349" calcext:value-type="float">
            <text:p>138349</text:p>
          </table:table-cell>
          <table:table-cell table:number-columns-repeated="1021"/>
        </table:table-row>
        <table:table-row table:style-name="ro1">
          <table:table-cell office:value-type="float" office:value="51975" calcext:value-type="float">
            <text:p>51975</text:p>
          </table:table-cell>
          <table:table-cell office:value-type="float" office:value="97472" calcext:value-type="float">
            <text:p>97472</text:p>
          </table:table-cell>
          <table:table-cell office:value-type="float" office:value="128992" calcext:value-type="float">
            <text:p>128992</text:p>
          </table:table-cell>
          <table:table-cell table:number-columns-repeated="1021"/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float" office:value="96052" calcext:value-type="float">
            <text:p>96052</text:p>
          </table:table-cell>
          <table:table-cell office:value-type="float" office:value="130502" calcext:value-type="float">
            <text:p>130502</text:p>
          </table:table-cell>
          <table:table-cell table:number-columns-repeated="1021"/>
        </table:table-row>
        <table:table-row table:style-name="ro1">
          <table:table-cell office:value-type="float" office:value="59847" calcext:value-type="float">
            <text:p>59847</text:p>
          </table:table-cell>
          <table:table-cell office:value-type="float" office:value="114156" calcext:value-type="float">
            <text:p>114156</text:p>
          </table:table-cell>
          <table:table-cell office:value-type="float" office:value="157045" calcext:value-type="float">
            <text:p>157045</text:p>
          </table:table-cell>
          <table:table-cell table:number-columns-repeated="1021"/>
        </table:table-row>
        <table:table-row table:style-name="ro1">
          <table:table-cell office:value-type="float" office:value="57663" calcext:value-type="float">
            <text:p>57663</text:p>
          </table:table-cell>
          <table:table-cell office:value-type="float" office:value="101073" calcext:value-type="float">
            <text:p>101073</text:p>
          </table:table-cell>
          <table:table-cell office:value-type="float" office:value="138658" calcext:value-type="float">
            <text:p>138658</text:p>
          </table:table-cell>
          <table:table-cell table:number-columns-repeated="1021"/>
        </table:table-row>
        <table:table-row table:style-name="ro1">
          <table:table-cell office:value-type="float" office:value="55459" calcext:value-type="float">
            <text:p>55459</text:p>
          </table:table-cell>
          <table:table-cell office:value-type="float" office:value="99711" calcext:value-type="float">
            <text:p>99711</text:p>
          </table:table-cell>
          <table:table-cell office:value-type="float" office:value="133665" calcext:value-type="float">
            <text:p>133665</text:p>
          </table:table-cell>
          <table:table-cell table:number-columns-repeated="1021"/>
        </table:table-row>
        <table:table-row table:style-name="ro1">
          <table:table-cell office:value-type="float" office:value="55071" calcext:value-type="float">
            <text:p>55071</text:p>
          </table:table-cell>
          <table:table-cell office:value-type="float" office:value="96355" calcext:value-type="float">
            <text:p>96355</text:p>
          </table:table-cell>
          <table:table-cell office:value-type="float" office:value="137357" calcext:value-type="float">
            <text:p>137357</text:p>
          </table:table-cell>
          <table:table-cell table:number-columns-repeated="1021"/>
        </table:table-row>
        <table:table-row table:style-name="ro1">
          <table:table-cell office:value-type="float" office:value="52755" calcext:value-type="float">
            <text:p>52755</text:p>
          </table:table-cell>
          <table:table-cell office:value-type="float" office:value="96795" calcext:value-type="float">
            <text:p>96795</text:p>
          </table:table-cell>
          <table:table-cell office:value-type="float" office:value="138466" calcext:value-type="float">
            <text:p>138466</text:p>
          </table:table-cell>
          <table:table-cell table:number-columns-repeated="1021"/>
        </table:table-row>
        <table:table-row table:style-name="ro1">
          <table:table-cell office:value-type="float" office:value="55753" calcext:value-type="float">
            <text:p>55753</text:p>
          </table:table-cell>
          <table:table-cell office:value-type="float" office:value="95964" calcext:value-type="float">
            <text:p>95964</text:p>
          </table:table-cell>
          <table:table-cell office:value-type="float" office:value="140397" calcext:value-type="float">
            <text:p>140397</text:p>
          </table:table-cell>
          <table:table-cell table:number-columns-repeated="1021"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float" office:value="110229" calcext:value-type="float">
            <text:p>110229</text:p>
          </table:table-cell>
          <table:table-cell office:value-type="float" office:value="182299" calcext:value-type="float">
            <text:p>182299</text:p>
          </table:table-cell>
          <table:table-cell table:number-columns-repeated="1021"/>
        </table:table-row>
        <table:table-row table:style-name="ro1">
          <table:table-cell office:value-type="float" office:value="68024" calcext:value-type="float">
            <text:p>68024</text:p>
          </table:table-cell>
          <table:table-cell office:value-type="float" office:value="123804" calcext:value-type="float">
            <text:p>123804</text:p>
          </table:table-cell>
          <table:table-cell office:value-type="float" office:value="158453" calcext:value-type="float">
            <text:p>158453</text:p>
          </table:table-cell>
          <table:table-cell table:number-columns-repeated="1021"/>
        </table:table-row>
        <table:table-row table:style-name="ro1">
          <table:table-cell office:value-type="float" office:value="52922" calcext:value-type="float">
            <text:p>52922</text:p>
          </table:table-cell>
          <table:table-cell office:value-type="float" office:value="96066" calcext:value-type="float">
            <text:p>96066</text:p>
          </table:table-cell>
          <table:table-cell office:value-type="float" office:value="131633" calcext:value-type="float">
            <text:p>131633</text:p>
          </table:table-cell>
          <table:table-cell table:number-columns-repeated="1021"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float" office:value="92808" calcext:value-type="float">
            <text:p>92808</text:p>
          </table:table-cell>
          <table:table-cell office:value-type="float" office:value="130929" calcext:value-type="float">
            <text:p>130929</text:p>
          </table:table-cell>
          <table:table-cell table:number-columns-repeated="1021"/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90637" calcext:value-type="float">
            <text:p>90637</text:p>
          </table:table-cell>
          <table:table-cell office:value-type="float" office:value="132011" calcext:value-type="float">
            <text:p>132011</text:p>
          </table:table-cell>
          <table:table-cell table:number-columns-repeated="1021"/>
        </table:table-row>
        <table:table-row table:style-name="ro1">
          <table:table-cell office:value-type="float" office:value="56874" calcext:value-type="float">
            <text:p>56874</text:p>
          </table:table-cell>
          <table:table-cell office:value-type="float" office:value="93841" calcext:value-type="float">
            <text:p>93841</text:p>
          </table:table-cell>
          <table:table-cell office:value-type="float" office:value="139868" calcext:value-type="float">
            <text:p>139868</text:p>
          </table:table-cell>
          <table:table-cell table:number-columns-repeated="1021"/>
        </table:table-row>
        <table:table-row table:style-name="ro1">
          <table:table-cell office:value-type="float" office:value="51676" calcext:value-type="float">
            <text:p>51676</text:p>
          </table:table-cell>
          <table:table-cell office:value-type="float" office:value="93968" calcext:value-type="float">
            <text:p>93968</text:p>
          </table:table-cell>
          <table:table-cell office:value-type="float" office:value="138759" calcext:value-type="float">
            <text:p>138759</text:p>
          </table:table-cell>
          <table:table-cell table:number-columns-repeated="1021"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float" office:value="103416" calcext:value-type="float">
            <text:p>103416</text:p>
          </table:table-cell>
          <table:table-cell office:value-type="float" office:value="140609" calcext:value-type="float">
            <text:p>140609</text:p>
          </table:table-cell>
          <table:table-cell table:number-columns-repeated="1021"/>
        </table:table-row>
        <table:table-row table:style-name="ro1">
          <table:table-cell office:value-type="float" office:value="56401" calcext:value-type="float">
            <text:p>56401</text:p>
          </table:table-cell>
          <table:table-cell office:value-type="float" office:value="97558" calcext:value-type="float">
            <text:p>97558</text:p>
          </table:table-cell>
          <table:table-cell office:value-type="float" office:value="130961" calcext:value-type="float">
            <text:p>130961</text:p>
          </table:table-cell>
          <table:table-cell table:number-columns-repeated="1021"/>
        </table:table-row>
        <table:table-row table:style-name="ro1">
          <table:table-cell office:value-type="float" office:value="53569" calcext:value-type="float">
            <text:p>53569</text:p>
          </table:table-cell>
          <table:table-cell office:value-type="float" office:value="98078" calcext:value-type="float">
            <text:p>98078</text:p>
          </table:table-cell>
          <table:table-cell office:value-type="float" office:value="134540" calcext:value-type="float">
            <text:p>134540</text:p>
          </table:table-cell>
          <table:table-cell table:number-columns-repeated="1021"/>
        </table:table-row>
        <table:table-row table:style-name="ro1">
          <table:table-cell office:value-type="float" office:value="57219" calcext:value-type="float">
            <text:p>57219</text:p>
          </table:table-cell>
          <table:table-cell office:value-type="float" office:value="95160" calcext:value-type="float">
            <text:p>95160</text:p>
          </table:table-cell>
          <table:table-cell office:value-type="float" office:value="141692" calcext:value-type="float">
            <text:p>141692</text:p>
          </table:table-cell>
          <table:table-cell table:number-columns-repeated="1021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float" office:value="92083" calcext:value-type="float">
            <text:p>92083</text:p>
          </table:table-cell>
          <table:table-cell office:value-type="float" office:value="132886" calcext:value-type="float">
            <text:p>132886</text:p>
          </table:table-cell>
          <table:table-cell table:number-columns-repeated="1021"/>
        </table:table-row>
        <table:table-row table:style-name="ro1">
          <table:table-cell office:value-type="float" office:value="57576" calcext:value-type="float">
            <text:p>57576</text:p>
          </table:table-cell>
          <table:table-cell office:value-type="float" office:value="94209" calcext:value-type="float">
            <text:p>94209</text:p>
          </table:table-cell>
          <table:table-cell office:value-type="float" office:value="143568" calcext:value-type="float">
            <text:p>143568</text:p>
          </table:table-cell>
          <table:table-cell table:number-columns-repeated="1021"/>
        </table:table-row>
        <table:table-row table:style-name="ro1">
          <table:table-cell office:value-type="float" office:value="57379" calcext:value-type="float">
            <text:p>57379</text:p>
          </table:table-cell>
          <table:table-cell office:value-type="float" office:value="96063" calcext:value-type="float">
            <text:p>96063</text:p>
          </table:table-cell>
          <table:table-cell office:value-type="float" office:value="145354" calcext:value-type="float">
            <text:p>145354</text:p>
          </table:table-cell>
          <table:table-cell table:number-columns-repeated="1021"/>
        </table:table-row>
        <table:table-row table:style-name="ro1">
          <table:table-cell office:value-type="float" office:value="52278" calcext:value-type="float">
            <text:p>52278</text:p>
          </table:table-cell>
          <table:table-cell office:value-type="float" office:value="91131" calcext:value-type="float">
            <text:p>91131</text:p>
          </table:table-cell>
          <table:table-cell office:value-type="float" office:value="131457" calcext:value-type="float">
            <text:p>131457</text:p>
          </table:table-cell>
          <table:table-cell table:number-columns-repeated="1021"/>
        </table:table-row>
        <table:table-row table:style-name="ro1">
          <table:table-cell office:value-type="float" office:value="54982" calcext:value-type="float">
            <text:p>54982</text:p>
          </table:table-cell>
          <table:table-cell office:value-type="float" office:value="93984" calcext:value-type="float">
            <text:p>93984</text:p>
          </table:table-cell>
          <table:table-cell office:value-type="float" office:value="136626" calcext:value-type="float">
            <text:p>136626</text:p>
          </table:table-cell>
          <table:table-cell table:number-columns-repeated="1021"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float" office:value="114636" calcext:value-type="float">
            <text:p>114636</text:p>
          </table:table-cell>
          <table:table-cell office:value-type="float" office:value="162284" calcext:value-type="float">
            <text:p>162284</text:p>
          </table:table-cell>
          <table:table-cell table:number-columns-repeated="1021"/>
        </table:table-row>
        <table:table-row table:style-name="ro1">
          <table:table-cell office:value-type="float" office:value="53013" calcext:value-type="float">
            <text:p>53013</text:p>
          </table:table-cell>
          <table:table-cell office:value-type="float" office:value="97226" calcext:value-type="float">
            <text:p>97226</text:p>
          </table:table-cell>
          <table:table-cell office:value-type="float" office:value="137912" calcext:value-type="float">
            <text:p>137912</text:p>
          </table:table-cell>
          <table:table-cell table:number-columns-repeated="1021"/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float" office:value="100656" calcext:value-type="float">
            <text:p>100656</text:p>
          </table:table-cell>
          <table:table-cell office:value-type="float" office:value="150349" calcext:value-type="float">
            <text:p>150349</text:p>
          </table:table-cell>
          <table:table-cell table:number-columns-repeated="1021"/>
        </table:table-row>
        <table:table-row table:style-name="ro1">
          <table:table-cell office:value-type="float" office:value="53467" calcext:value-type="float">
            <text:p>53467</text:p>
          </table:table-cell>
          <table:table-cell office:value-type="float" office:value="99886" calcext:value-type="float">
            <text:p>99886</text:p>
          </table:table-cell>
          <table:table-cell office:value-type="float" office:value="153756" calcext:value-type="float">
            <text:p>153756</text:p>
          </table:table-cell>
          <table:table-cell table:number-columns-repeated="1021"/>
        </table:table-row>
        <table:table-row table:style-name="ro1">
          <table:table-cell office:value-type="float" office:value="52339" calcext:value-type="float">
            <text:p>52339</text:p>
          </table:table-cell>
          <table:table-cell office:value-type="float" office:value="97684" calcext:value-type="float">
            <text:p>97684</text:p>
          </table:table-cell>
          <table:table-cell office:value-type="float" office:value="138594" calcext:value-type="float">
            <text:p>138594</text:p>
          </table:table-cell>
          <table:table-cell table:number-columns-repeated="1021"/>
        </table:table-row>
        <table:table-row table:style-name="ro1">
          <table:table-cell office:value-type="float" office:value="51429" calcext:value-type="float">
            <text:p>51429</text:p>
          </table:table-cell>
          <table:table-cell office:value-type="float" office:value="97622" calcext:value-type="float">
            <text:p>97622</text:p>
          </table:table-cell>
          <table:table-cell office:value-type="float" office:value="163822" calcext:value-type="float">
            <text:p>163822</text:p>
          </table:table-cell>
          <table:table-cell table:number-columns-repeated="1021"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100874" calcext:value-type="float">
            <text:p>100874</text:p>
          </table:table-cell>
          <table:table-cell office:value-type="float" office:value="143901" calcext:value-type="float">
            <text:p>143901</text:p>
          </table:table-cell>
          <table:table-cell table:number-columns-repeated="1021"/>
        </table:table-row>
        <table:table-row table:style-name="ro1">
          <table:table-cell office:value-type="float" office:value="55731" calcext:value-type="float">
            <text:p>55731</text:p>
          </table:table-cell>
          <table:table-cell office:value-type="float" office:value="94409" calcext:value-type="float">
            <text:p>94409</text:p>
          </table:table-cell>
          <table:table-cell office:value-type="float" office:value="132221" calcext:value-type="float">
            <text:p>132221</text:p>
          </table:table-cell>
          <table:table-cell table:number-columns-repeated="1021"/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float" office:value="95582" calcext:value-type="float">
            <text:p>95582</text:p>
          </table:table-cell>
          <table:table-cell office:value-type="float" office:value="132250" calcext:value-type="float">
            <text:p>132250</text:p>
          </table:table-cell>
          <table:table-cell table:number-columns-repeated="1021"/>
        </table:table-row>
        <table:table-row table:style-name="ro1">
          <table:table-cell office:value-type="float" office:value="53908" calcext:value-type="float">
            <text:p>53908</text:p>
          </table:table-cell>
          <table:table-cell office:value-type="float" office:value="94995" calcext:value-type="float">
            <text:p>94995</text:p>
          </table:table-cell>
          <table:table-cell office:value-type="float" office:value="138493" calcext:value-type="float">
            <text:p>138493</text:p>
          </table:table-cell>
          <table:table-cell table:number-columns-repeated="1021"/>
        </table:table-row>
        <table:table-row table:style-name="ro1">
          <table:table-cell office:value-type="float" office:value="53026" calcext:value-type="float">
            <text:p>53026</text:p>
          </table:table-cell>
          <table:table-cell office:value-type="float" office:value="96274" calcext:value-type="float">
            <text:p>96274</text:p>
          </table:table-cell>
          <table:table-cell office:value-type="float" office:value="129839" calcext:value-type="float">
            <text:p>129839</text:p>
          </table:table-cell>
          <table:table-cell table:number-columns-repeated="1021"/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float" office:value="103643" calcext:value-type="float">
            <text:p>103643</text:p>
          </table:table-cell>
          <table:table-cell office:value-type="float" office:value="135537" calcext:value-type="float">
            <text:p>135537</text:p>
          </table:table-cell>
          <table:table-cell table:number-columns-repeated="1021"/>
        </table:table-row>
        <table:table-row table:style-name="ro1">
          <table:table-cell office:value-type="float" office:value="57199" calcext:value-type="float">
            <text:p>57199</text:p>
          </table:table-cell>
          <table:table-cell office:value-type="float" office:value="98843" calcext:value-type="float">
            <text:p>98843</text:p>
          </table:table-cell>
          <table:table-cell office:value-type="float" office:value="154318" calcext:value-type="float">
            <text:p>154318</text:p>
          </table:table-cell>
          <table:table-cell table:number-columns-repeated="1021"/>
        </table:table-row>
        <table:table-row table:style-name="ro1">
          <table:table-cell office:value-type="float" office:value="53337" calcext:value-type="float">
            <text:p>53337</text:p>
          </table:table-cell>
          <table:table-cell office:value-type="float" office:value="101280" calcext:value-type="float">
            <text:p>101280</text:p>
          </table:table-cell>
          <table:table-cell office:value-type="float" office:value="148901" calcext:value-type="float">
            <text:p>148901</text:p>
          </table:table-cell>
          <table:table-cell table:number-columns-repeated="1021"/>
        </table:table-row>
        <table:table-row table:style-name="ro1">
          <table:table-cell office:value-type="float" office:value="56573" calcext:value-type="float">
            <text:p>56573</text:p>
          </table:table-cell>
          <table:table-cell office:value-type="float" office:value="101724" calcext:value-type="float">
            <text:p>101724</text:p>
          </table:table-cell>
          <table:table-cell office:value-type="float" office:value="147192" calcext:value-type="float">
            <text:p>147192</text:p>
          </table:table-cell>
          <table:table-cell table:number-columns-repeated="1021"/>
        </table:table-row>
        <table:table-row table:style-name="ro1">
          <table:table-cell office:value-type="float" office:value="54287" calcext:value-type="float">
            <text:p>54287</text:p>
          </table:table-cell>
          <table:table-cell office:value-type="float" office:value="100701" calcext:value-type="float">
            <text:p>100701</text:p>
          </table:table-cell>
          <table:table-cell office:value-type="float" office:value="140678" calcext:value-type="float">
            <text:p>140678</text:p>
          </table:table-cell>
          <table:table-cell table:number-columns-repeated="1021"/>
        </table:table-row>
        <table:table-row table:style-name="ro1">
          <table:table-cell office:value-type="float" office:value="52505" calcext:value-type="float">
            <text:p>52505</text:p>
          </table:table-cell>
          <table:table-cell office:value-type="float" office:value="97348" calcext:value-type="float">
            <text:p>97348</text:p>
          </table:table-cell>
          <table:table-cell office:value-type="float" office:value="132018" calcext:value-type="float">
            <text:p>132018</text:p>
          </table:table-cell>
          <table:table-cell table:number-columns-repeated="1021"/>
        </table:table-row>
        <table:table-row table:style-name="ro1">
          <table:table-cell office:value-type="float" office:value="54482" calcext:value-type="float">
            <text:p>54482</text:p>
          </table:table-cell>
          <table:table-cell office:value-type="float" office:value="92336" calcext:value-type="float">
            <text:p>92336</text:p>
          </table:table-cell>
          <table:table-cell office:value-type="float" office:value="131908" calcext:value-type="float">
            <text:p>131908</text:p>
          </table:table-cell>
          <table:table-cell table:number-columns-repeated="1021"/>
        </table:table-row>
        <table:table-row table:style-name="ro1">
          <table:table-cell office:value-type="float" office:value="52063" calcext:value-type="float">
            <text:p>52063</text:p>
          </table:table-cell>
          <table:table-cell office:value-type="float" office:value="93931" calcext:value-type="float">
            <text:p>93931</text:p>
          </table:table-cell>
          <table:table-cell office:value-type="float" office:value="131628" calcext:value-type="float">
            <text:p>131628</text:p>
          </table:table-cell>
          <table:table-cell table:number-columns-repeated="1021"/>
        </table:table-row>
        <table:table-row table:style-name="ro1">
          <table:table-cell office:value-type="float" office:value="55893" calcext:value-type="float">
            <text:p>55893</text:p>
          </table:table-cell>
          <table:table-cell office:value-type="float" office:value="99279" calcext:value-type="float">
            <text:p>99279</text:p>
          </table:table-cell>
          <table:table-cell office:value-type="float" office:value="140148" calcext:value-type="float">
            <text:p>140148</text:p>
          </table:table-cell>
          <table:table-cell table:number-columns-repeated="1021"/>
        </table:table-row>
        <table:table-row table:style-name="ro1">
          <table:table-cell office:value-type="float" office:value="68209" calcext:value-type="float">
            <text:p>68209</text:p>
          </table:table-cell>
          <table:table-cell office:value-type="float" office:value="126519" calcext:value-type="float">
            <text:p>126519</text:p>
          </table:table-cell>
          <table:table-cell office:value-type="float" office:value="177148" calcext:value-type="float">
            <text:p>177148</text:p>
          </table:table-cell>
          <table:table-cell table:number-columns-repeated="1021"/>
        </table:table-row>
        <table:table-row table:style-name="ro1">
          <table:table-cell office:value-type="float" office:value="56167" calcext:value-type="float">
            <text:p>56167</text:p>
          </table:table-cell>
          <table:table-cell office:value-type="float" office:value="96564" calcext:value-type="float">
            <text:p>96564</text:p>
          </table:table-cell>
          <table:table-cell office:value-type="float" office:value="140740" calcext:value-type="float">
            <text:p>140740</text:p>
          </table:table-cell>
          <table:table-cell table:number-columns-repeated="1021"/>
        </table:table-row>
        <table:table-row table:style-name="ro1">
          <table:table-cell office:value-type="float" office:value="57331" calcext:value-type="float">
            <text:p>57331</text:p>
          </table:table-cell>
          <table:table-cell office:value-type="float" office:value="98863" calcext:value-type="float">
            <text:p>98863</text:p>
          </table:table-cell>
          <table:table-cell office:value-type="float" office:value="144723" calcext:value-type="float">
            <text:p>144723</text:p>
          </table:table-cell>
          <table:table-cell table:number-columns-repeated="1021"/>
        </table:table-row>
        <table:table-row table:style-name="ro1">
          <table:table-cell office:value-type="float" office:value="55882" calcext:value-type="float">
            <text:p>55882</text:p>
          </table:table-cell>
          <table:table-cell office:value-type="float" office:value="92471" calcext:value-type="float">
            <text:p>92471</text:p>
          </table:table-cell>
          <table:table-cell office:value-type="float" office:value="135005" calcext:value-type="float">
            <text:p>135005</text:p>
          </table:table-cell>
          <table:table-cell table:number-columns-repeated="1021"/>
        </table:table-row>
        <table:table-row table:style-name="ro1">
          <table:table-cell office:value-type="float" office:value="51981" calcext:value-type="float">
            <text:p>51981</text:p>
          </table:table-cell>
          <table:table-cell office:value-type="float" office:value="100825" calcext:value-type="float">
            <text:p>100825</text:p>
          </table:table-cell>
          <table:table-cell office:value-type="float" office:value="145243" calcext:value-type="float">
            <text:p>145243</text:p>
          </table:table-cell>
          <table:table-cell table:number-columns-repeated="1021"/>
        </table:table-row>
        <table:table-row table:style-name="ro1">
          <table:table-cell office:value-type="float" office:value="57396" calcext:value-type="float">
            <text:p>57396</text:p>
          </table:table-cell>
          <table:table-cell office:value-type="float" office:value="100975" calcext:value-type="float">
            <text:p>100975</text:p>
          </table:table-cell>
          <table:table-cell office:value-type="float" office:value="146749" calcext:value-type="float">
            <text:p>146749</text:p>
          </table:table-cell>
          <table:table-cell table:number-columns-repeated="1021"/>
        </table:table-row>
        <table:table-row table:style-name="ro1">
          <table:table-cell office:value-type="float" office:value="55803" calcext:value-type="float">
            <text:p>55803</text:p>
          </table:table-cell>
          <table:table-cell office:value-type="float" office:value="100963" calcext:value-type="float">
            <text:p>100963</text:p>
          </table:table-cell>
          <table:table-cell office:value-type="float" office:value="143347" calcext:value-type="float">
            <text:p>143347</text:p>
          </table:table-cell>
          <table:table-cell table:number-columns-repeated="1021"/>
        </table:table-row>
        <table:table-row table:style-name="ro1">
          <table:table-cell office:value-type="float" office:value="53783" calcext:value-type="float">
            <text:p>53783</text:p>
          </table:table-cell>
          <table:table-cell office:value-type="float" office:value="97857" calcext:value-type="float">
            <text:p>97857</text:p>
          </table:table-cell>
          <table:table-cell office:value-type="float" office:value="138740" calcext:value-type="float">
            <text:p>138740</text:p>
          </table:table-cell>
          <table:table-cell table:number-columns-repeated="1021"/>
        </table:table-row>
        <table:table-row table:style-name="ro1">
          <table:table-cell office:value-type="float" office:value="56599" calcext:value-type="float">
            <text:p>56599</text:p>
          </table:table-cell>
          <table:table-cell office:value-type="float" office:value="92191" calcext:value-type="float">
            <text:p>92191</text:p>
          </table:table-cell>
          <table:table-cell office:value-type="float" office:value="139424" calcext:value-type="float">
            <text:p>139424</text:p>
          </table:table-cell>
          <table:table-cell table:number-columns-repeated="1021"/>
        </table:table-row>
        <table:table-row table:style-name="ro1">
          <table:table-cell office:value-type="float" office:value="56390" calcext:value-type="float">
            <text:p>56390</text:p>
          </table:table-cell>
          <table:table-cell office:value-type="float" office:value="96323" calcext:value-type="float">
            <text:p>96323</text:p>
          </table:table-cell>
          <table:table-cell office:value-type="float" office:value="140453" calcext:value-type="float">
            <text:p>140453</text:p>
          </table:table-cell>
          <table:table-cell table:number-columns-repeated="1021"/>
        </table:table-row>
        <table:table-row table:style-name="ro1">
          <table:table-cell office:value-type="float" office:value="53757" calcext:value-type="float">
            <text:p>53757</text:p>
          </table:table-cell>
          <table:table-cell office:value-type="float" office:value="95361" calcext:value-type="float">
            <text:p>95361</text:p>
          </table:table-cell>
          <table:table-cell office:value-type="float" office:value="152290" calcext:value-type="float">
            <text:p>152290</text:p>
          </table:table-cell>
          <table:table-cell table:number-columns-repeated="1021"/>
        </table:table-row>
        <table:table-row table:style-name="ro1">
          <table:table-cell office:value-type="float" office:value="55986" calcext:value-type="float">
            <text:p>55986</text:p>
          </table:table-cell>
          <table:table-cell office:value-type="float" office:value="95159" calcext:value-type="float">
            <text:p>95159</text:p>
          </table:table-cell>
          <table:table-cell office:value-type="float" office:value="142462" calcext:value-type="float">
            <text:p>142462</text:p>
          </table:table-cell>
          <table:table-cell table:number-columns-repeated="1021"/>
        </table:table-row>
        <table:table-row table:style-name="ro1">
          <table:table-cell office:value-type="float" office:value="52292" calcext:value-type="float">
            <text:p>52292</text:p>
          </table:table-cell>
          <table:table-cell office:value-type="float" office:value="91547" calcext:value-type="float">
            <text:p>91547</text:p>
          </table:table-cell>
          <table:table-cell office:value-type="float" office:value="144173" calcext:value-type="float">
            <text:p>144173</text:p>
          </table:table-cell>
          <table:table-cell table:number-columns-repeated="1021"/>
        </table:table-row>
        <table:table-row table:style-name="ro1">
          <table:table-cell office:value-type="float" office:value="56801" calcext:value-type="float">
            <text:p>56801</text:p>
          </table:table-cell>
          <table:table-cell office:value-type="float" office:value="92032" calcext:value-type="float">
            <text:p>92032</text:p>
          </table:table-cell>
          <table:table-cell office:value-type="float" office:value="144740" calcext:value-type="float">
            <text:p>144740</text:p>
          </table:table-cell>
          <table:table-cell table:number-columns-repeated="1021"/>
        </table:table-row>
        <table:table-row table:style-name="ro1">
          <table:table-cell office:value-type="float" office:value="62958" calcext:value-type="float">
            <text:p>62958</text:p>
          </table:table-cell>
          <table:table-cell office:value-type="float" office:value="113771" calcext:value-type="float">
            <text:p>113771</text:p>
          </table:table-cell>
          <table:table-cell office:value-type="float" office:value="161595" calcext:value-type="float">
            <text:p>161595</text:p>
          </table:table-cell>
          <table:table-cell table:number-columns-repeated="1021"/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float" office:value="96095" calcext:value-type="float">
            <text:p>96095</text:p>
          </table:table-cell>
          <table:table-cell office:value-type="float" office:value="141097" calcext:value-type="float">
            <text:p>141097</text:p>
          </table:table-cell>
          <table:table-cell table:number-columns-repeated="1021"/>
        </table:table-row>
        <table:table-row table:style-name="ro1">
          <table:table-cell office:value-type="float" office:value="53835" calcext:value-type="float">
            <text:p>53835</text:p>
          </table:table-cell>
          <table:table-cell office:value-type="float" office:value="99907" calcext:value-type="float">
            <text:p>99907</text:p>
          </table:table-cell>
          <table:table-cell office:value-type="float" office:value="150072" calcext:value-type="float">
            <text:p>150072</text:p>
          </table:table-cell>
          <table:table-cell table:number-columns-repeated="1021"/>
        </table:table-row>
        <table:table-row table:style-name="ro1">
          <table:table-cell office:value-type="float" office:value="53790" calcext:value-type="float">
            <text:p>53790</text:p>
          </table:table-cell>
          <table:table-cell office:value-type="float" office:value="104217" calcext:value-type="float">
            <text:p>104217</text:p>
          </table:table-cell>
          <table:table-cell office:value-type="float" office:value="150011" calcext:value-type="float">
            <text:p>150011</text:p>
          </table:table-cell>
          <table:table-cell table:number-columns-repeated="1021"/>
        </table:table-row>
        <table:table-row table:style-name="ro1">
          <table:table-cell office:value-type="float" office:value="53671" calcext:value-type="float">
            <text:p>53671</text:p>
          </table:table-cell>
          <table:table-cell office:value-type="float" office:value="95066" calcext:value-type="float">
            <text:p>95066</text:p>
          </table:table-cell>
          <table:table-cell office:value-type="float" office:value="144545" calcext:value-type="float">
            <text:p>144545</text:p>
          </table:table-cell>
          <table:table-cell table:number-columns-repeated="1021"/>
        </table:table-row>
        <table:table-row table:style-name="ro1">
          <table:table-cell office:value-type="float" office:value="52219" calcext:value-type="float">
            <text:p>52219</text:p>
          </table:table-cell>
          <table:table-cell office:value-type="float" office:value="96306" calcext:value-type="float">
            <text:p>96306</text:p>
          </table:table-cell>
          <table:table-cell office:value-type="float" office:value="143009" calcext:value-type="float">
            <text:p>143009</text:p>
          </table:table-cell>
          <table:table-cell table:number-columns-repeated="1021"/>
        </table:table-row>
        <table:table-row table:style-name="ro1">
          <table:table-cell office:value-type="float" office:value="55830" calcext:value-type="float">
            <text:p>55830</text:p>
          </table:table-cell>
          <table:table-cell office:value-type="float" office:value="80334" calcext:value-type="float">
            <text:p>80334</text:p>
          </table:table-cell>
          <table:table-cell office:value-type="float" office:value="140422" calcext:value-type="float">
            <text:p>140422</text:p>
          </table:table-cell>
          <table:table-cell table:number-columns-repeated="1021"/>
        </table:table-row>
        <table:table-row table:style-name="ro1">
          <table:table-cell office:value-type="float" office:value="56922" calcext:value-type="float">
            <text:p>56922</text:p>
          </table:table-cell>
          <table:table-cell office:value-type="float" office:value="103186" calcext:value-type="float">
            <text:p>103186</text:p>
          </table:table-cell>
          <table:table-cell office:value-type="float" office:value="137399" calcext:value-type="float">
            <text:p>137399</text:p>
          </table:table-cell>
          <table:table-cell table:number-columns-repeated="1021"/>
        </table:table-row>
        <table:table-row table:style-name="ro1">
          <table:table-cell office:value-type="float" office:value="51157" calcext:value-type="float">
            <text:p>51157</text:p>
          </table:table-cell>
          <table:table-cell office:value-type="float" office:value="92894" calcext:value-type="float">
            <text:p>92894</text:p>
          </table:table-cell>
          <table:table-cell office:value-type="float" office:value="119506" calcext:value-type="float">
            <text:p>119506</text:p>
          </table:table-cell>
          <table:table-cell table:number-columns-repeated="1021"/>
        </table:table-row>
        <table:table-row table:style-name="ro1">
          <table:table-cell office:value-type="float" office:value="51491" calcext:value-type="float">
            <text:p>51491</text:p>
          </table:table-cell>
          <table:table-cell office:value-type="float" office:value="99591" calcext:value-type="float">
            <text:p>99591</text:p>
          </table:table-cell>
          <table:table-cell office:value-type="float" office:value="141922" calcext:value-type="float">
            <text:p>141922</text:p>
          </table:table-cell>
          <table:table-cell table:number-columns-repeated="1021"/>
        </table:table-row>
        <table:table-row table:style-name="ro1">
          <table:table-cell office:value-type="float" office:value="53382" calcext:value-type="float">
            <text:p>53382</text:p>
          </table:table-cell>
          <table:table-cell office:value-type="float" office:value="100951" calcext:value-type="float">
            <text:p>100951</text:p>
          </table:table-cell>
          <table:table-cell office:value-type="float" office:value="143230" calcext:value-type="float">
            <text:p>143230</text:p>
          </table:table-cell>
          <table:table-cell table:number-columns-repeated="1021"/>
        </table:table-row>
        <table:table-row table:style-name="ro1">
          <table:table-cell office:value-type="float" office:value="57097" calcext:value-type="float">
            <text:p>57097</text:p>
          </table:table-cell>
          <table:table-cell office:value-type="float" office:value="98924" calcext:value-type="float">
            <text:p>98924</text:p>
          </table:table-cell>
          <table:table-cell office:value-type="float" office:value="150075" calcext:value-type="float">
            <text:p>150075</text:p>
          </table:table-cell>
          <table:table-cell table:number-columns-repeated="1021"/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float" office:value="97565" calcext:value-type="float">
            <text:p>97565</text:p>
          </table:table-cell>
          <table:table-cell office:value-type="float" office:value="138504" calcext:value-type="float">
            <text:p>138504</text:p>
          </table:table-cell>
          <table:table-cell table:number-columns-repeated="1021"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float" office:value="97594" calcext:value-type="float">
            <text:p>97594</text:p>
          </table:table-cell>
          <table:table-cell office:value-type="float" office:value="135384" calcext:value-type="float">
            <text:p>135384</text:p>
          </table:table-cell>
          <table:table-cell table:number-columns-repeated="1021"/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float" office:value="96503" calcext:value-type="float">
            <text:p>96503</text:p>
          </table:table-cell>
          <table:table-cell office:value-type="float" office:value="135243" calcext:value-type="float">
            <text:p>135243</text:p>
          </table:table-cell>
          <table:table-cell table:number-columns-repeated="1021"/>
        </table:table-row>
        <table:table-row table:style-name="ro1">
          <table:table-cell office:value-type="float" office:value="56903" calcext:value-type="float">
            <text:p>56903</text:p>
          </table:table-cell>
          <table:table-cell office:value-type="float" office:value="93662" calcext:value-type="float">
            <text:p>93662</text:p>
          </table:table-cell>
          <table:table-cell office:value-type="float" office:value="139446" calcext:value-type="float">
            <text:p>139446</text:p>
          </table:table-cell>
          <table:table-cell table:number-columns-repeated="1021"/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float" office:value="95991" calcext:value-type="float">
            <text:p>95991</text:p>
          </table:table-cell>
          <table:table-cell office:value-type="float" office:value="140136" calcext:value-type="float">
            <text:p>140136</text:p>
          </table:table-cell>
          <table:table-cell table:number-columns-repeated="1021"/>
        </table:table-row>
        <table:table-row table:style-name="ro1">
          <table:table-cell office:value-type="float" office:value="53373" calcext:value-type="float">
            <text:p>53373</text:p>
          </table:table-cell>
          <table:table-cell office:value-type="float" office:value="99505" calcext:value-type="float">
            <text:p>99505</text:p>
          </table:table-cell>
          <table:table-cell office:value-type="float" office:value="138386" calcext:value-type="float">
            <text:p>138386</text:p>
          </table:table-cell>
          <table:table-cell table:number-columns-repeated="1021"/>
        </table:table-row>
        <table:table-row table:style-name="ro1">
          <table:table-cell office:value-type="float" office:value="52339" calcext:value-type="float">
            <text:p>52339</text:p>
          </table:table-cell>
          <table:table-cell office:value-type="float" office:value="96728" calcext:value-type="float">
            <text:p>96728</text:p>
          </table:table-cell>
          <table:table-cell office:value-type="float" office:value="137335" calcext:value-type="float">
            <text:p>137335</text:p>
          </table:table-cell>
          <table:table-cell table:number-columns-repeated="1021"/>
        </table:table-row>
        <table:table-row table:style-name="ro1">
          <table:table-cell office:value-type="float" office:value="65296" calcext:value-type="float">
            <text:p>65296</text:p>
          </table:table-cell>
          <table:table-cell office:value-type="float" office:value="113594" calcext:value-type="float">
            <text:p>113594</text:p>
          </table:table-cell>
          <table:table-cell office:value-type="float" office:value="155664" calcext:value-type="float">
            <text:p>155664</text:p>
          </table:table-cell>
          <table:table-cell table:number-columns-repeated="1021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95375" calcext:value-type="float">
            <text:p>95375</text:p>
          </table:table-cell>
          <table:table-cell office:value-type="float" office:value="132710" calcext:value-type="float">
            <text:p>132710</text:p>
          </table:table-cell>
          <table:table-cell table:number-columns-repeated="1021"/>
        </table:table-row>
        <table:table-row table:style-name="ro1">
          <table:table-cell office:value-type="float" office:value="55309" calcext:value-type="float">
            <text:p>55309</text:p>
          </table:table-cell>
          <table:table-cell office:value-type="float" office:value="93842" calcext:value-type="float">
            <text:p>93842</text:p>
          </table:table-cell>
          <table:table-cell office:value-type="float" office:value="129751" calcext:value-type="float">
            <text:p>129751</text:p>
          </table:table-cell>
          <table:table-cell table:number-columns-repeated="1021"/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float" office:value="81531" calcext:value-type="float">
            <text:p>81531</text:p>
          </table:table-cell>
          <table:table-cell office:value-type="float" office:value="130134" calcext:value-type="float">
            <text:p>130134</text:p>
          </table:table-cell>
          <table:table-cell table:number-columns-repeated="1021"/>
        </table:table-row>
        <table:table-row table:style-name="ro1">
          <table:table-cell office:value-type="float" office:value="51406" calcext:value-type="float">
            <text:p>51406</text:p>
          </table:table-cell>
          <table:table-cell office:value-type="float" office:value="99774" calcext:value-type="float">
            <text:p>99774</text:p>
          </table:table-cell>
          <table:table-cell office:value-type="float" office:value="132704" calcext:value-type="float">
            <text:p>132704</text:p>
          </table:table-cell>
          <table:table-cell table:number-columns-repeated="1021"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float" office:value="101154" calcext:value-type="float">
            <text:p>101154</text:p>
          </table:table-cell>
          <table:table-cell office:value-type="float" office:value="131828" calcext:value-type="float">
            <text:p>131828</text:p>
          </table:table-cell>
          <table:table-cell table:number-columns-repeated="1021"/>
        </table:table-row>
        <table:table-row table:style-name="ro1">
          <table:table-cell office:value-type="float" office:value="55747" calcext:value-type="float">
            <text:p>55747</text:p>
          </table:table-cell>
          <table:table-cell office:value-type="float" office:value="94015" calcext:value-type="float">
            <text:p>94015</text:p>
          </table:table-cell>
          <table:table-cell office:value-type="float" office:value="129207" calcext:value-type="float">
            <text:p>129207</text:p>
          </table:table-cell>
          <table:table-cell table:number-columns-repeated="1021"/>
        </table:table-row>
        <table:table-row table:style-name="ro1">
          <table:table-cell office:value-type="float" office:value="56860" calcext:value-type="float">
            <text:p>56860</text:p>
          </table:table-cell>
          <table:table-cell office:value-type="float" office:value="93897" calcext:value-type="float">
            <text:p>93897</text:p>
          </table:table-cell>
          <table:table-cell office:value-type="float" office:value="142292" calcext:value-type="float">
            <text:p>142292</text:p>
          </table:table-cell>
          <table:table-cell table:number-columns-repeated="1021"/>
        </table:table-row>
        <table:table-row table:style-name="ro1">
          <table:table-cell office:value-type="float" office:value="45630" calcext:value-type="float">
            <text:p>45630</text:p>
          </table:table-cell>
          <table:table-cell office:value-type="float" office:value="96369" calcext:value-type="float">
            <text:p>96369</text:p>
          </table:table-cell>
          <table:table-cell office:value-type="float" office:value="138189" calcext:value-type="float">
            <text:p>138189</text:p>
          </table:table-cell>
          <table:table-cell table:number-columns-repeated="1021"/>
        </table:table-row>
        <table:table-row table:style-name="ro1">
          <table:table-cell office:value-type="float" office:value="55110" calcext:value-type="float">
            <text:p>55110</text:p>
          </table:table-cell>
          <table:table-cell office:value-type="float" office:value="95012" calcext:value-type="float">
            <text:p>95012</text:p>
          </table:table-cell>
          <table:table-cell office:value-type="float" office:value="137235" calcext:value-type="float">
            <text:p>137235</text:p>
          </table:table-cell>
          <table:table-cell table:number-columns-repeated="1021"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float" office:value="96150" calcext:value-type="float">
            <text:p>96150</text:p>
          </table:table-cell>
          <table:table-cell office:value-type="float" office:value="142312" calcext:value-type="float">
            <text:p>142312</text:p>
          </table:table-cell>
          <table:table-cell table:number-columns-repeated="1021"/>
        </table:table-row>
        <table:table-row table:style-name="ro1">
          <table:table-cell office:value-type="float" office:value="55791" calcext:value-type="float">
            <text:p>55791</text:p>
          </table:table-cell>
          <table:table-cell office:value-type="float" office:value="92882" calcext:value-type="float">
            <text:p>92882</text:p>
          </table:table-cell>
          <table:table-cell office:value-type="float" office:value="144594" calcext:value-type="float">
            <text:p>144594</text:p>
          </table:table-cell>
          <table:table-cell table:number-columns-repeated="1021"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float" office:value="96120" calcext:value-type="float">
            <text:p>96120</text:p>
          </table:table-cell>
          <table:table-cell office:value-type="float" office:value="134392" calcext:value-type="float">
            <text:p>134392</text:p>
          </table:table-cell>
          <table:table-cell table:number-columns-repeated="1021"/>
        </table:table-row>
        <table:table-row table:style-name="ro1">
          <table:table-cell office:value-type="float" office:value="53875" calcext:value-type="float">
            <text:p>53875</text:p>
          </table:table-cell>
          <table:table-cell office:value-type="float" office:value="94377" calcext:value-type="float">
            <text:p>94377</text:p>
          </table:table-cell>
          <table:table-cell office:value-type="float" office:value="140413" calcext:value-type="float">
            <text:p>140413</text:p>
          </table:table-cell>
          <table:table-cell table:number-columns-repeated="1021"/>
        </table:table-row>
        <table:table-row table:style-name="ro1">
          <table:table-cell office:value-type="float" office:value="55989" calcext:value-type="float">
            <text:p>55989</text:p>
          </table:table-cell>
          <table:table-cell office:value-type="float" office:value="96761" calcext:value-type="float">
            <text:p>96761</text:p>
          </table:table-cell>
          <table:table-cell office:value-type="float" office:value="139076" calcext:value-type="float">
            <text:p>139076</text:p>
          </table:table-cell>
          <table:table-cell table:number-columns-repeated="1021"/>
        </table:table-row>
        <table:table-row table:style-name="ro1">
          <table:table-cell office:value-type="float" office:value="56023" calcext:value-type="float">
            <text:p>56023</text:p>
          </table:table-cell>
          <table:table-cell office:value-type="float" office:value="96628" calcext:value-type="float">
            <text:p>96628</text:p>
          </table:table-cell>
          <table:table-cell office:value-type="float" office:value="130622" calcext:value-type="float">
            <text:p>130622</text:p>
          </table:table-cell>
          <table:table-cell table:number-columns-repeated="1021"/>
        </table:table-row>
        <table:table-row table:style-name="ro1">
          <table:table-cell office:value-type="float" office:value="52528" calcext:value-type="float">
            <text:p>52528</text:p>
          </table:table-cell>
          <table:table-cell office:value-type="float" office:value="98294" calcext:value-type="float">
            <text:p>98294</text:p>
          </table:table-cell>
          <table:table-cell office:value-type="float" office:value="128449" calcext:value-type="float">
            <text:p>128449</text:p>
          </table:table-cell>
          <table:table-cell table:number-columns-repeated="1021"/>
        </table:table-row>
        <table:table-row table:style-name="ro1">
          <table:table-cell office:value-type="float" office:value="53102" calcext:value-type="float">
            <text:p>53102</text:p>
          </table:table-cell>
          <table:table-cell office:value-type="float" office:value="97121" calcext:value-type="float">
            <text:p>97121</text:p>
          </table:table-cell>
          <table:table-cell office:value-type="float" office:value="134626" calcext:value-type="float">
            <text:p>134626</text:p>
          </table:table-cell>
          <table:table-cell table:number-columns-repeated="1021"/>
        </table:table-row>
        <table:table-row table:style-name="ro1">
          <table:table-cell office:value-type="float" office:value="54229" calcext:value-type="float">
            <text:p>54229</text:p>
          </table:table-cell>
          <table:table-cell office:value-type="float" office:value="99743" calcext:value-type="float">
            <text:p>99743</text:p>
          </table:table-cell>
          <table:table-cell office:value-type="float" office:value="134809" calcext:value-type="float">
            <text:p>134809</text:p>
          </table:table-cell>
          <table:table-cell table:number-columns-repeated="1021"/>
        </table:table-row>
        <table:table-row table:style-name="ro1">
          <table:table-cell office:value-type="float" office:value="51339" calcext:value-type="float">
            <text:p>51339</text:p>
          </table:table-cell>
          <table:table-cell office:value-type="float" office:value="98059" calcext:value-type="float">
            <text:p>98059</text:p>
          </table:table-cell>
          <table:table-cell office:value-type="float" office:value="134977" calcext:value-type="float">
            <text:p>134977</text:p>
          </table:table-cell>
          <table:table-cell table:number-columns-repeated="1021"/>
        </table:table-row>
        <table:table-row table:style-name="ro1">
          <table:table-cell office:value-type="float" office:value="50737" calcext:value-type="float">
            <text:p>50737</text:p>
          </table:table-cell>
          <table:table-cell office:value-type="float" office:value="95117" calcext:value-type="float">
            <text:p>95117</text:p>
          </table:table-cell>
          <table:table-cell office:value-type="float" office:value="132933" calcext:value-type="float">
            <text:p>132933</text:p>
          </table:table-cell>
          <table:table-cell table:number-columns-repeated="1021"/>
        </table:table-row>
        <table:table-row table:style-name="ro1">
          <table:table-cell office:value-type="float" office:value="55793" calcext:value-type="float">
            <text:p>55793</text:p>
          </table:table-cell>
          <table:table-cell office:value-type="float" office:value="91492" calcext:value-type="float">
            <text:p>91492</text:p>
          </table:table-cell>
          <table:table-cell office:value-type="float" office:value="133112" calcext:value-type="float">
            <text:p>133112</text:p>
          </table:table-cell>
          <table:table-cell table:number-columns-repeated="1021"/>
        </table:table-row>
        <table:table-row table:style-name="ro1">
          <table:table-cell office:value-type="float" office:value="50757" calcext:value-type="float">
            <text:p>50757</text:p>
          </table:table-cell>
          <table:table-cell office:value-type="float" office:value="91361" calcext:value-type="float">
            <text:p>91361</text:p>
          </table:table-cell>
          <table:table-cell office:value-type="float" office:value="129054" calcext:value-type="float">
            <text:p>129054</text:p>
          </table:table-cell>
          <table:table-cell table:number-columns-repeated="1021"/>
        </table:table-row>
        <table:table-row table:style-name="ro1">
          <table:table-cell office:value-type="float" office:value="55967" calcext:value-type="float">
            <text:p>55967</text:p>
          </table:table-cell>
          <table:table-cell office:value-type="float" office:value="91149" calcext:value-type="float">
            <text:p>91149</text:p>
          </table:table-cell>
          <table:table-cell office:value-type="float" office:value="133486" calcext:value-type="float">
            <text:p>133486</text:p>
          </table:table-cell>
          <table:table-cell table:number-columns-repeated="1021"/>
        </table:table-row>
        <table:table-row table:style-name="ro1">
          <table:table-cell office:value-type="float" office:value="59865" calcext:value-type="float">
            <text:p>59865</text:p>
          </table:table-cell>
          <table:table-cell office:value-type="float" office:value="109813" calcext:value-type="float">
            <text:p>109813</text:p>
          </table:table-cell>
          <table:table-cell office:value-type="float" office:value="156815" calcext:value-type="float">
            <text:p>156815</text:p>
          </table:table-cell>
          <table:table-cell table:number-columns-repeated="1021"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float" office:value="95192" calcext:value-type="float">
            <text:p>95192</text:p>
          </table:table-cell>
          <table:table-cell office:value-type="float" office:value="132841" calcext:value-type="float">
            <text:p>132841</text:p>
          </table:table-cell>
          <table:table-cell table:number-columns-repeated="1021"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float" office:value="93472" calcext:value-type="float">
            <text:p>93472</text:p>
          </table:table-cell>
          <table:table-cell office:value-type="float" office:value="139231" calcext:value-type="float">
            <text:p>139231</text:p>
          </table:table-cell>
          <table:table-cell table:number-columns-repeated="1021"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float" office:value="93696" calcext:value-type="float">
            <text:p>93696</text:p>
          </table:table-cell>
          <table:table-cell office:value-type="float" office:value="130655" calcext:value-type="float">
            <text:p>130655</text:p>
          </table:table-cell>
          <table:table-cell table:number-columns-repeated="1021"/>
        </table:table-row>
        <table:table-row table:style-name="ro1">
          <table:table-cell office:value-type="float" office:value="59302" calcext:value-type="float">
            <text:p>593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51212" calcext:value-type="float">
            <text:p>151212</text:p>
          </table:table-cell>
          <table:table-cell table:number-columns-repeated="1021"/>
        </table:table-row>
        <table:table-row table:style-name="ro1">
          <table:table-cell office:value-type="float" office:value="53476" calcext:value-type="float">
            <text:p>53476</text:p>
          </table:table-cell>
          <table:table-cell office:value-type="float" office:value="99274" calcext:value-type="float">
            <text:p>99274</text:p>
          </table:table-cell>
          <table:table-cell office:value-type="float" office:value="142251" calcext:value-type="float">
            <text:p>142251</text:p>
          </table:table-cell>
          <table:table-cell table:number-columns-repeated="1021"/>
        </table:table-row>
        <table:table-row table:style-name="ro1">
          <table:table-cell office:value-type="float" office:value="56374" calcext:value-type="float">
            <text:p>56374</text:p>
          </table:table-cell>
          <table:table-cell office:value-type="float" office:value="100444" calcext:value-type="float">
            <text:p>100444</text:p>
          </table:table-cell>
          <table:table-cell office:value-type="float" office:value="139959" calcext:value-type="float">
            <text:p>139959</text:p>
          </table:table-cell>
          <table:table-cell table:number-columns-repeated="1021"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float" office:value="98697" calcext:value-type="float">
            <text:p>98697</text:p>
          </table:table-cell>
          <table:table-cell office:value-type="float" office:value="142081" calcext:value-type="float">
            <text:p>142081</text:p>
          </table:table-cell>
          <table:table-cell table:number-columns-repeated="1021"/>
        </table:table-row>
        <table:table-row table:style-name="ro1">
          <table:table-cell office:value-type="float" office:value="68287" calcext:value-type="float">
            <text:p>68287</text:p>
          </table:table-cell>
          <table:table-cell office:value-type="float" office:value="127418" calcext:value-type="float">
            <text:p>127418</text:p>
          </table:table-cell>
          <table:table-cell office:value-type="float" office:value="173172" calcext:value-type="float">
            <text:p>173172</text:p>
          </table:table-cell>
          <table:table-cell table:number-columns-repeated="1021"/>
        </table:table-row>
        <table:table-row table:style-name="ro1">
          <table:table-cell office:value-type="float" office:value="52489" calcext:value-type="float">
            <text:p>52489</text:p>
          </table:table-cell>
          <table:table-cell office:value-type="float" office:value="98386" calcext:value-type="float">
            <text:p>98386</text:p>
          </table:table-cell>
          <table:table-cell office:value-type="float" office:value="134349" calcext:value-type="float">
            <text:p>134349</text:p>
          </table:table-cell>
          <table:table-cell table:number-columns-repeated="1021"/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float" office:value="92234" calcext:value-type="float">
            <text:p>92234</text:p>
          </table:table-cell>
          <table:table-cell office:value-type="float" office:value="144033" calcext:value-type="float">
            <text:p>144033</text:p>
          </table:table-cell>
          <table:table-cell table:number-columns-repeated="1021"/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float" office:value="91717" calcext:value-type="float">
            <text:p>91717</text:p>
          </table:table-cell>
          <table:table-cell office:value-type="float" office:value="138010" calcext:value-type="float">
            <text:p>138010</text:p>
          </table:table-cell>
          <table:table-cell table:number-columns-repeated="1021"/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float" office:value="96139" calcext:value-type="float">
            <text:p>96139</text:p>
          </table:table-cell>
          <table:table-cell office:value-type="float" office:value="146178" calcext:value-type="float">
            <text:p>146178</text:p>
          </table:table-cell>
          <table:table-cell table:number-columns-repeated="1021"/>
        </table:table-row>
        <table:table-row table:style-name="ro1">
          <table:table-cell office:value-type="float" office:value="55962" calcext:value-type="float">
            <text:p>55962</text:p>
          </table:table-cell>
          <table:table-cell office:value-type="float" office:value="92288" calcext:value-type="float">
            <text:p>92288</text:p>
          </table:table-cell>
          <table:table-cell office:value-type="float" office:value="140662" calcext:value-type="float">
            <text:p>140662</text:p>
          </table:table-cell>
          <table:table-cell table:number-columns-repeated="1021"/>
        </table:table-row>
        <table:table-row table:style-name="ro1">
          <table:table-cell office:value-type="float" office:value="66856" calcext:value-type="float">
            <text:p>66856</text:p>
          </table:table-cell>
          <table:table-cell office:value-type="float" office:value="110440" calcext:value-type="float">
            <text:p>110440</text:p>
          </table:table-cell>
          <table:table-cell office:value-type="float" office:value="162249" calcext:value-type="float">
            <text:p>162249</text:p>
          </table:table-cell>
          <table:table-cell table:number-columns-repeated="1021"/>
        </table:table-row>
        <table:table-row table:style-name="ro1">
          <table:table-cell office:value-type="float" office:value="55856" calcext:value-type="float">
            <text:p>55856</text:p>
          </table:table-cell>
          <table:table-cell office:value-type="float" office:value="97578" calcext:value-type="float">
            <text:p>97578</text:p>
          </table:table-cell>
          <table:table-cell office:value-type="float" office:value="140772" calcext:value-type="float">
            <text:p>140772</text:p>
          </table:table-cell>
          <table:table-cell table:number-columns-repeated="1021"/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float" office:value="99546" calcext:value-type="float">
            <text:p>99546</text:p>
          </table:table-cell>
          <table:table-cell office:value-type="float" office:value="140005" calcext:value-type="float">
            <text:p>140005</text:p>
          </table:table-cell>
          <table:table-cell table:number-columns-repeated="1021"/>
        </table:table-row>
        <table:table-row table:style-name="ro1">
          <table:table-cell office:value-type="float" office:value="55014" calcext:value-type="float">
            <text:p>55014</text:p>
          </table:table-cell>
          <table:table-cell office:value-type="float" office:value="99417" calcext:value-type="float">
            <text:p>99417</text:p>
          </table:table-cell>
          <table:table-cell office:value-type="float" office:value="139151" calcext:value-type="float">
            <text:p>139151</text:p>
          </table:table-cell>
          <table:table-cell table:number-columns-repeated="1021"/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104513" calcext:value-type="float">
            <text:p>104513</text:p>
          </table:table-cell>
          <table:table-cell office:value-type="float" office:value="153431" calcext:value-type="float">
            <text:p>153431</text:p>
          </table:table-cell>
          <table:table-cell table:number-columns-repeated="1021"/>
        </table:table-row>
        <table:table-row table:style-name="ro1">
          <table:table-cell office:value-type="float" office:value="55539" calcext:value-type="float">
            <text:p>55539</text:p>
          </table:table-cell>
          <table:table-cell office:value-type="float" office:value="99059" calcext:value-type="float">
            <text:p>99059</text:p>
          </table:table-cell>
          <table:table-cell office:value-type="float" office:value="131057" calcext:value-type="float">
            <text:p>131057</text:p>
          </table:table-cell>
          <table:table-cell table:number-columns-repeated="1021"/>
        </table:table-row>
        <table:table-row table:style-name="ro1">
          <table:table-cell office:value-type="float" office:value="59780" calcext:value-type="float">
            <text:p>59780</text:p>
          </table:table-cell>
          <table:table-cell office:value-type="float" office:value="100187" calcext:value-type="float">
            <text:p>100187</text:p>
          </table:table-cell>
          <table:table-cell office:value-type="float" office:value="156032" calcext:value-type="float">
            <text:p>156032</text:p>
          </table:table-cell>
          <table:table-cell table:number-columns-repeated="1021"/>
        </table:table-row>
        <table:table-row table:style-name="ro1">
          <table:table-cell office:value-type="float" office:value="67978" calcext:value-type="float">
            <text:p>67978</text:p>
          </table:table-cell>
          <table:table-cell office:value-type="float" office:value="127211" calcext:value-type="float">
            <text:p>127211</text:p>
          </table:table-cell>
          <table:table-cell office:value-type="float" office:value="180167" calcext:value-type="float">
            <text:p>180167</text:p>
          </table:table-cell>
          <table:table-cell table:number-columns-repeated="1021"/>
        </table:table-row>
        <table:table-row table:style-name="ro1">
          <table:table-cell office:value-type="float" office:value="52258" calcext:value-type="float">
            <text:p>52258</text:p>
          </table:table-cell>
          <table:table-cell office:value-type="float" office:value="97422" calcext:value-type="float">
            <text:p>97422</text:p>
          </table:table-cell>
          <table:table-cell office:value-type="float" office:value="132300" calcext:value-type="float">
            <text:p>132300</text:p>
          </table:table-cell>
          <table:table-cell table:number-columns-repeated="1021"/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float" office:value="95292" calcext:value-type="float">
            <text:p>95292</text:p>
          </table:table-cell>
          <table:table-cell office:value-type="float" office:value="122599" calcext:value-type="float">
            <text:p>122599</text:p>
          </table:table-cell>
          <table:table-cell table:number-columns-repeated="1021"/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float" office:value="96966" calcext:value-type="float">
            <text:p>96966</text:p>
          </table:table-cell>
          <table:table-cell office:value-type="float" office:value="146642" calcext:value-type="float">
            <text:p>146642</text:p>
          </table:table-cell>
          <table:table-cell table:number-columns-repeated="1021"/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float" office:value="94874" calcext:value-type="float">
            <text:p>94874</text:p>
          </table:table-cell>
          <table:table-cell office:value-type="float" office:value="142647" calcext:value-type="float">
            <text:p>142647</text:p>
          </table:table-cell>
          <table:table-cell table:number-columns-repeated="1021"/>
        </table:table-row>
        <table:table-row table:style-name="ro1">
          <table:table-cell office:value-type="float" office:value="55450" calcext:value-type="float">
            <text:p>55450</text:p>
          </table:table-cell>
          <table:table-cell office:value-type="float" office:value="99140" calcext:value-type="float">
            <text:p>99140</text:p>
          </table:table-cell>
          <table:table-cell office:value-type="float" office:value="139738" calcext:value-type="float">
            <text:p>139738</text:p>
          </table:table-cell>
          <table:table-cell table:number-columns-repeated="1021"/>
        </table:table-row>
        <table:table-row table:style-name="ro1">
          <table:table-cell office:value-type="float" office:value="57958" calcext:value-type="float">
            <text:p>57958</text:p>
          </table:table-cell>
          <table:table-cell office:value-type="float" office:value="103255" calcext:value-type="float">
            <text:p>103255</text:p>
          </table:table-cell>
          <table:table-cell office:value-type="float" office:value="156343" calcext:value-type="float">
            <text:p>156343</text:p>
          </table:table-cell>
          <table:table-cell table:number-columns-repeated="1021"/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116738" calcext:value-type="float">
            <text:p>116738</text:p>
          </table:table-cell>
          <table:table-cell office:value-type="float" office:value="152573" calcext:value-type="float">
            <text:p>152573</text:p>
          </table:table-cell>
          <table:table-cell table:number-columns-repeated="1021"/>
        </table:table-row>
        <table:table-row table:style-name="ro1">
          <table:table-cell office:value-type="float" office:value="56220" calcext:value-type="float">
            <text:p>56220</text:p>
          </table:table-cell>
          <table:table-cell office:value-type="float" office:value="98808" calcext:value-type="float">
            <text:p>98808</text:p>
          </table:table-cell>
          <table:table-cell office:value-type="float" office:value="140701" calcext:value-type="float">
            <text:p>140701</text:p>
          </table:table-cell>
          <table:table-cell table:number-columns-repeated="1021"/>
        </table:table-row>
        <table:table-row table:style-name="ro1">
          <table:table-cell office:value-type="float" office:value="55971" calcext:value-type="float">
            <text:p>55971</text:p>
          </table:table-cell>
          <table:table-cell office:value-type="float" office:value="99317" calcext:value-type="float">
            <text:p>99317</text:p>
          </table:table-cell>
          <table:table-cell office:value-type="float" office:value="135047" calcext:value-type="float">
            <text:p>135047</text:p>
          </table:table-cell>
          <table:table-cell table:number-columns-repeated="1021"/>
        </table:table-row>
        <table:table-row table:style-name="ro1">
          <table:table-cell office:value-type="float" office:value="56602" calcext:value-type="float">
            <text:p>56602</text:p>
          </table:table-cell>
          <table:table-cell office:value-type="float" office:value="103530" calcext:value-type="float">
            <text:p>103530</text:p>
          </table:table-cell>
          <table:table-cell office:value-type="float" office:value="148297" calcext:value-type="float">
            <text:p>148297</text:p>
          </table:table-cell>
          <table:table-cell table:number-columns-repeated="1021"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float" office:value="99486" calcext:value-type="float">
            <text:p>99486</text:p>
          </table:table-cell>
          <table:table-cell office:value-type="float" office:value="138047" calcext:value-type="float">
            <text:p>138047</text:p>
          </table:table-cell>
          <table:table-cell table:number-columns-repeated="1021"/>
        </table:table-row>
        <table:table-row table:style-name="ro1">
          <table:table-cell office:value-type="float" office:value="52282" calcext:value-type="float">
            <text:p>52282</text:p>
          </table:table-cell>
          <table:table-cell office:value-type="float" office:value="97042" calcext:value-type="float">
            <text:p>97042</text:p>
          </table:table-cell>
          <table:table-cell office:value-type="float" office:value="139283" calcext:value-type="float">
            <text:p>139283</text:p>
          </table:table-cell>
          <table:table-cell table:number-columns-repeated="1021"/>
        </table:table-row>
        <table:table-row table:style-name="ro1">
          <table:table-cell office:value-type="float" office:value="61923" calcext:value-type="float">
            <text:p>61923</text:p>
          </table:table-cell>
          <table:table-cell office:value-type="float" office:value="109101" calcext:value-type="float">
            <text:p>109101</text:p>
          </table:table-cell>
          <table:table-cell office:value-type="float" office:value="161614" calcext:value-type="float">
            <text:p>161614</text:p>
          </table:table-cell>
          <table:table-cell table:number-columns-repeated="1021"/>
        </table:table-row>
        <table:table-row table:style-name="ro1">
          <table:table-cell office:value-type="float" office:value="52691" calcext:value-type="float">
            <text:p>52691</text:p>
          </table:table-cell>
          <table:table-cell office:value-type="float" office:value="104224" calcext:value-type="float">
            <text:p>104224</text:p>
          </table:table-cell>
          <table:table-cell office:value-type="float" office:value="141361" calcext:value-type="float">
            <text:p>141361</text:p>
          </table:table-cell>
          <table:table-cell table:number-columns-repeated="1021"/>
        </table:table-row>
        <table:table-row table:style-name="ro1">
          <table:table-cell office:value-type="float" office:value="55812" calcext:value-type="float">
            <text:p>55812</text:p>
          </table:table-cell>
          <table:table-cell office:value-type="float" office:value="96916" calcext:value-type="float">
            <text:p>96916</text:p>
          </table:table-cell>
          <table:table-cell office:value-type="float" office:value="123525" calcext:value-type="float">
            <text:p>123525</text:p>
          </table:table-cell>
          <table:table-cell table:number-columns-repeated="1021"/>
        </table:table-row>
        <table:table-row table:style-name="ro1">
          <table:table-cell office:value-type="float" office:value="57083" calcext:value-type="float">
            <text:p>57083</text:p>
          </table:table-cell>
          <table:table-cell office:value-type="float" office:value="99119" calcext:value-type="float">
            <text:p>99119</text:p>
          </table:table-cell>
          <table:table-cell office:value-type="float" office:value="142523" calcext:value-type="float">
            <text:p>142523</text:p>
          </table:table-cell>
          <table:table-cell table:number-columns-repeated="1021"/>
        </table:table-row>
        <table:table-row table:style-name="ro1">
          <table:table-cell office:value-type="float" office:value="55004" calcext:value-type="float">
            <text:p>55004</text:p>
          </table:table-cell>
          <table:table-cell office:value-type="float" office:value="99570" calcext:value-type="float">
            <text:p>99570</text:p>
          </table:table-cell>
          <table:table-cell office:value-type="float" office:value="144138" calcext:value-type="float">
            <text:p>144138</text:p>
          </table:table-cell>
          <table:table-cell table:number-columns-repeated="1021"/>
        </table:table-row>
        <table:table-row table:style-name="ro1">
          <table:table-cell office:value-type="float" office:value="56914" calcext:value-type="float">
            <text:p>56914</text:p>
          </table:table-cell>
          <table:table-cell office:value-type="float" office:value="99578" calcext:value-type="float">
            <text:p>99578</text:p>
          </table:table-cell>
          <table:table-cell office:value-type="float" office:value="144440" calcext:value-type="float">
            <text:p>144440</text:p>
          </table:table-cell>
          <table:table-cell table:number-columns-repeated="1021"/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float" office:value="99261" calcext:value-type="float">
            <text:p>99261</text:p>
          </table:table-cell>
          <table:table-cell office:value-type="float" office:value="134989" calcext:value-type="float">
            <text:p>134989</text:p>
          </table:table-cell>
          <table:table-cell table:number-columns-repeated="1021"/>
        </table:table-row>
        <table:table-row table:style-name="ro1">
          <table:table-cell office:value-type="float" office:value="57276" calcext:value-type="float">
            <text:p>57276</text:p>
          </table:table-cell>
          <table:table-cell office:value-type="float" office:value="98440" calcext:value-type="float">
            <text:p>98440</text:p>
          </table:table-cell>
          <table:table-cell office:value-type="float" office:value="143015" calcext:value-type="float">
            <text:p>143015</text:p>
          </table:table-cell>
          <table:table-cell table:number-columns-repeated="1021"/>
        </table:table-row>
        <table:table-row table:style-name="ro1">
          <table:table-cell office:value-type="float" office:value="53375" calcext:value-type="float">
            <text:p>53375</text:p>
          </table:table-cell>
          <table:table-cell office:value-type="float" office:value="99949" calcext:value-type="float">
            <text:p>99949</text:p>
          </table:table-cell>
          <table:table-cell office:value-type="float" office:value="131022" calcext:value-type="float">
            <text:p>131022</text:p>
          </table:table-cell>
          <table:table-cell table:number-columns-repeated="1021"/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float" office:value="96412" calcext:value-type="float">
            <text:p>96412</text:p>
          </table:table-cell>
          <table:table-cell office:value-type="float" office:value="131209" calcext:value-type="float">
            <text:p>131209</text:p>
          </table:table-cell>
          <table:table-cell table:number-columns-repeated="1021"/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float" office:value="113716" calcext:value-type="float">
            <text:p>113716</text:p>
          </table:table-cell>
          <table:table-cell office:value-type="float" office:value="151181" calcext:value-type="float">
            <text:p>151181</text:p>
          </table:table-cell>
          <table:table-cell table:number-columns-repeated="1021"/>
        </table:table-row>
        <table:table-row table:style-name="ro1">
          <table:table-cell office:value-type="float" office:value="56041" calcext:value-type="float">
            <text:p>56041</text:p>
          </table:table-cell>
          <table:table-cell office:value-type="float" office:value="96551" calcext:value-type="float">
            <text:p>96551</text:p>
          </table:table-cell>
          <table:table-cell office:value-type="float" office:value="139708" calcext:value-type="float">
            <text:p>139708</text:p>
          </table:table-cell>
          <table:table-cell table:number-columns-repeated="1021"/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99670" calcext:value-type="float">
            <text:p>99670</text:p>
          </table:table-cell>
          <table:table-cell office:value-type="float" office:value="148872" calcext:value-type="float">
            <text:p>148872</text:p>
          </table:table-cell>
          <table:table-cell table:number-columns-repeated="1021"/>
        </table:table-row>
        <table:table-row table:style-name="ro1">
          <table:table-cell office:value-type="float" office:value="54099" calcext:value-type="float">
            <text:p>54099</text:p>
          </table:table-cell>
          <table:table-cell office:value-type="float" office:value="94083" calcext:value-type="float">
            <text:p>94083</text:p>
          </table:table-cell>
          <table:table-cell office:value-type="float" office:value="139045" calcext:value-type="float">
            <text:p>139045</text:p>
          </table:table-cell>
          <table:table-cell table:number-columns-repeated="1021"/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float" office:value="93864" calcext:value-type="float">
            <text:p>93864</text:p>
          </table:table-cell>
          <table:table-cell office:value-type="float" office:value="138981" calcext:value-type="float">
            <text:p>138981</text:p>
          </table:table-cell>
          <table:table-cell table:number-columns-repeated="1021"/>
        </table:table-row>
        <table:table-row table:style-name="ro1">
          <table:table-cell office:value-type="float" office:value="64589" calcext:value-type="float">
            <text:p>64589</text:p>
          </table:table-cell>
          <table:table-cell office:value-type="float" office:value="114473" calcext:value-type="float">
            <text:p>114473</text:p>
          </table:table-cell>
          <table:table-cell office:value-type="float" office:value="160537" calcext:value-type="float">
            <text:p>160537</text:p>
          </table:table-cell>
          <table:table-cell table:number-columns-repeated="1021"/>
        </table:table-row>
        <table:table-row table:style-name="ro1">
          <table:table-cell office:value-type="float" office:value="59353" calcext:value-type="float">
            <text:p>59353</text:p>
          </table:table-cell>
          <table:table-cell office:value-type="float" office:value="113029" calcext:value-type="float">
            <text:p>113029</text:p>
          </table:table-cell>
          <table:table-cell office:value-type="float" office:value="161394" calcext:value-type="float">
            <text:p>161394</text:p>
          </table:table-cell>
          <table:table-cell table:number-columns-repeated="1021"/>
        </table:table-row>
        <table:table-row table:style-name="ro1">
          <table:table-cell office:value-type="float" office:value="54606" calcext:value-type="float">
            <text:p>54606</text:p>
          </table:table-cell>
          <table:table-cell office:value-type="float" office:value="94513" calcext:value-type="float">
            <text:p>94513</text:p>
          </table:table-cell>
          <table:table-cell office:value-type="float" office:value="139346" calcext:value-type="float">
            <text:p>139346</text:p>
          </table:table-cell>
          <table:table-cell table:number-columns-repeated="1021"/>
        </table:table-row>
        <table:table-row table:style-name="ro1">
          <table:table-cell office:value-type="float" office:value="53496" calcext:value-type="float">
            <text:p>53496</text:p>
          </table:table-cell>
          <table:table-cell office:value-type="float" office:value="95434" calcext:value-type="float">
            <text:p>95434</text:p>
          </table:table-cell>
          <table:table-cell office:value-type="float" office:value="143798" calcext:value-type="float">
            <text:p>143798</text:p>
          </table:table-cell>
          <table:table-cell table:number-columns-repeated="1021"/>
        </table:table-row>
        <table:table-row table:style-name="ro1">
          <table:table-cell office:value-type="float" office:value="53018" calcext:value-type="float">
            <text:p>53018</text:p>
          </table:table-cell>
          <table:table-cell office:value-type="float" office:value="97924" calcext:value-type="float">
            <text:p>97924</text:p>
          </table:table-cell>
          <table:table-cell office:value-type="float" office:value="136612" calcext:value-type="float">
            <text:p>136612</text:p>
          </table:table-cell>
          <table:table-cell table:number-columns-repeated="1021"/>
        </table:table-row>
        <table:table-row table:style-name="ro1">
          <table:table-cell office:value-type="float" office:value="57780" calcext:value-type="float">
            <text:p>57780</text:p>
          </table:table-cell>
          <table:table-cell office:value-type="float" office:value="117591" calcext:value-type="float">
            <text:p>117591</text:p>
          </table:table-cell>
          <table:table-cell office:value-type="float" office:value="154108" calcext:value-type="float">
            <text:p>154108</text:p>
          </table:table-cell>
          <table:table-cell table:number-columns-repeated="1021"/>
        </table:table-row>
        <table:table-row table:style-name="ro1">
          <table:table-cell office:value-type="float" office:value="57377" calcext:value-type="float">
            <text:p>57377</text:p>
          </table:table-cell>
          <table:table-cell office:value-type="float" office:value="101618" calcext:value-type="float">
            <text:p>101618</text:p>
          </table:table-cell>
          <table:table-cell office:value-type="float" office:value="137479" calcext:value-type="float">
            <text:p>137479</text:p>
          </table:table-cell>
          <table:table-cell table:number-columns-repeated="1021"/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float" office:value="95354" calcext:value-type="float">
            <text:p>95354</text:p>
          </table:table-cell>
          <table:table-cell office:value-type="float" office:value="131409" calcext:value-type="float">
            <text:p>131409</text:p>
          </table:table-cell>
          <table:table-cell table:number-columns-repeated="1021"/>
        </table:table-row>
        <table:table-row table:style-name="ro1">
          <table:table-cell office:value-type="float" office:value="69440" calcext:value-type="float">
            <text:p>69440</text:p>
          </table:table-cell>
          <table:table-cell office:value-type="float" office:value="125218" calcext:value-type="float">
            <text:p>125218</text:p>
          </table:table-cell>
          <table:table-cell office:value-type="float" office:value="171882" calcext:value-type="float">
            <text:p>171882</text:p>
          </table:table-cell>
          <table:table-cell table:number-columns-repeated="1021"/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float" office:value="96107" calcext:value-type="float">
            <text:p>96107</text:p>
          </table:table-cell>
          <table:table-cell office:value-type="float" office:value="137773" calcext:value-type="float">
            <text:p>137773</text:p>
          </table:table-cell>
          <table:table-cell table:number-columns-repeated="1021"/>
        </table:table-row>
        <table:table-row table:style-name="ro1">
          <table:table-cell office:value-type="float" office:value="56786" calcext:value-type="float">
            <text:p>56786</text:p>
          </table:table-cell>
          <table:table-cell office:value-type="float" office:value="96262" calcext:value-type="float">
            <text:p>96262</text:p>
          </table:table-cell>
          <table:table-cell office:value-type="float" office:value="138259" calcext:value-type="float">
            <text:p>138259</text:p>
          </table:table-cell>
          <table:table-cell table:number-columns-repeated="1021"/>
        </table:table-row>
        <table:table-row table:style-name="ro1">
          <table:table-cell office:value-type="float" office:value="60936" calcext:value-type="float">
            <text:p>60936</text:p>
          </table:table-cell>
          <table:table-cell office:value-type="float" office:value="113144" calcext:value-type="float">
            <text:p>113144</text:p>
          </table:table-cell>
          <table:table-cell office:value-type="float" office:value="162187" calcext:value-type="float">
            <text:p>162187</text:p>
          </table:table-cell>
          <table:table-cell table:number-columns-repeated="1021"/>
        </table:table-row>
        <table:table-row table:style-name="ro1">
          <table:table-cell office:value-type="float" office:value="60444" calcext:value-type="float">
            <text:p>60444</text:p>
          </table:table-cell>
          <table:table-cell office:value-type="float" office:value="112814" calcext:value-type="float">
            <text:p>112814</text:p>
          </table:table-cell>
          <table:table-cell office:value-type="float" office:value="161468" calcext:value-type="float">
            <text:p>161468</text:p>
          </table:table-cell>
          <table:table-cell table:number-columns-repeated="1021"/>
        </table:table-row>
        <table:table-row table:style-name="ro1">
          <table:table-cell office:value-type="float" office:value="53649" calcext:value-type="float">
            <text:p>53649</text:p>
          </table:table-cell>
          <table:table-cell office:value-type="float" office:value="96101" calcext:value-type="float">
            <text:p>96101</text:p>
          </table:table-cell>
          <table:table-cell office:value-type="float" office:value="125534" calcext:value-type="float">
            <text:p>125534</text:p>
          </table:table-cell>
          <table:table-cell table:number-columns-repeated="1021"/>
        </table:table-row>
        <table:table-row table:style-name="ro1">
          <table:table-cell office:value-type="float" office:value="51604" calcext:value-type="float">
            <text:p>51604</text:p>
          </table:table-cell>
          <table:table-cell office:value-type="float" office:value="92549" calcext:value-type="float">
            <text:p>92549</text:p>
          </table:table-cell>
          <table:table-cell office:value-type="float" office:value="128272" calcext:value-type="float">
            <text:p>128272</text:p>
          </table:table-cell>
          <table:table-cell table:number-columns-repeated="1021"/>
        </table:table-row>
        <table:table-row table:style-name="ro1">
          <table:table-cell office:value-type="float" office:value="51071" calcext:value-type="float">
            <text:p>51071</text:p>
          </table:table-cell>
          <table:table-cell office:value-type="float" office:value="93981" calcext:value-type="float">
            <text:p>93981</text:p>
          </table:table-cell>
          <table:table-cell office:value-type="float" office:value="143694" calcext:value-type="float">
            <text:p>143694</text:p>
          </table:table-cell>
          <table:table-cell table:number-columns-repeated="1021"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float" office:value="97134" calcext:value-type="float">
            <text:p>97134</text:p>
          </table:table-cell>
          <table:table-cell office:value-type="float" office:value="140691" calcext:value-type="float">
            <text:p>140691</text:p>
          </table:table-cell>
          <table:table-cell table:number-columns-repeated="1021"/>
        </table:table-row>
        <table:table-row table:style-name="ro1">
          <table:table-cell office:value-type="float" office:value="53017" calcext:value-type="float">
            <text:p>53017</text:p>
          </table:table-cell>
          <table:table-cell office:value-type="float" office:value="97734" calcext:value-type="float">
            <text:p>97734</text:p>
          </table:table-cell>
          <table:table-cell office:value-type="float" office:value="139059" calcext:value-type="float">
            <text:p>139059</text:p>
          </table:table-cell>
          <table:table-cell table:number-columns-repeated="1021"/>
        </table:table-row>
        <table:table-row table:style-name="ro1">
          <table:table-cell office:value-type="float" office:value="54877" calcext:value-type="float">
            <text:p>54877</text:p>
          </table:table-cell>
          <table:table-cell office:value-type="float" office:value="102331" calcext:value-type="float">
            <text:p>102331</text:p>
          </table:table-cell>
          <table:table-cell office:value-type="float" office:value="152431" calcext:value-type="float">
            <text:p>152431</text:p>
          </table:table-cell>
          <table:table-cell table:number-columns-repeated="1021"/>
        </table:table-row>
        <table:table-row table:style-name="ro1">
          <table:table-cell office:value-type="float" office:value="54627" calcext:value-type="float">
            <text:p>54627</text:p>
          </table:table-cell>
          <table:table-cell office:value-type="float" office:value="104636" calcext:value-type="float">
            <text:p>104636</text:p>
          </table:table-cell>
          <table:table-cell office:value-type="float" office:value="156072" calcext:value-type="float">
            <text:p>156072</text:p>
          </table:table-cell>
          <table:table-cell table:number-columns-repeated="1021"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float" office:value="96723" calcext:value-type="float">
            <text:p>96723</text:p>
          </table:table-cell>
          <table:table-cell office:value-type="float" office:value="149230" calcext:value-type="float">
            <text:p>149230</text:p>
          </table:table-cell>
          <table:table-cell table:number-columns-repeated="1021"/>
        </table:table-row>
        <table:table-row table:style-name="ro1">
          <table:table-cell office:value-type="float" office:value="55120" calcext:value-type="float">
            <text:p>55120</text:p>
          </table:table-cell>
          <table:table-cell office:value-type="float" office:value="91795" calcext:value-type="float">
            <text:p>91795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float" office:value="53709" calcext:value-type="float">
            <text:p>53709</text:p>
          </table:table-cell>
          <table:table-cell office:value-type="float" office:value="91982" calcext:value-type="float">
            <text:p>91982</text:p>
          </table:table-cell>
          <table:table-cell office:value-type="float" office:value="146406" calcext:value-type="float">
            <text:p>146406</text:p>
          </table:table-cell>
          <table:table-cell table:number-columns-repeated="1021"/>
        </table:table-row>
        <table:table-row table:style-name="ro1">
          <table:table-cell office:value-type="float" office:value="52849" calcext:value-type="float">
            <text:p>52849</text:p>
          </table:table-cell>
          <table:table-cell office:value-type="float" office:value="97838" calcext:value-type="float">
            <text:p>97838</text:p>
          </table:table-cell>
          <table:table-cell office:value-type="float" office:value="148227" calcext:value-type="float">
            <text:p>148227</text:p>
          </table:table-cell>
          <table:table-cell table:number-columns-repeated="1021"/>
        </table:table-row>
        <table:table-row table:style-name="ro1">
          <table:table-cell office:value-type="float" office:value="78562" calcext:value-type="float">
            <text:p>78562</text:p>
          </table:table-cell>
          <table:table-cell office:value-type="float" office:value="143831" calcext:value-type="float">
            <text:p>143831</text:p>
          </table:table-cell>
          <table:table-cell office:value-type="float" office:value="277133" calcext:value-type="float">
            <text:p>277133</text:p>
          </table:table-cell>
          <table:table-cell table:number-columns-repeated="1021"/>
        </table:table-row>
        <table:table-row table:style-name="ro1">
          <table:table-cell office:value-type="float" office:value="69480" calcext:value-type="float">
            <text:p>69480</text:p>
          </table:table-cell>
          <table:table-cell office:value-type="float" office:value="145206" calcext:value-type="float">
            <text:p>145206</text:p>
          </table:table-cell>
          <table:table-cell office:value-type="float" office:value="291513" calcext:value-type="float">
            <text:p>2915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E-5040-CUZCO-cons_res_lay" table:style-name="ta1">
        <table:table-column table:style-name="co14" table:number-columns-repeated="3" table:default-cell-style-name="ce4"/>
        <table:table-column table:style-name="co15" table:number-columns-repeated="3" table:default-cell-style-name="ce4"/>
        <table:table-column table:style-name="co8" table:number-columns-repeated="1018" table:default-cell-style-name="ce4"/>
        <table:table-row table:style-name="ro1">
          <table:table-cell table:number-columns-repeated="3" table:style-name="ce3" office:value-type="string" calcext:value-type="string">
            <text:p>cons_res_layout_power</text:p>
          </table:table-cell>
          <table:table-cell table:number-columns-repeated="3" table:style-name="ce3" office:value-type="string" calcext:value-type="string">
            <text:p>cons_res_power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Job Id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Job Id</text:p>
          </table:table-cell>
          <table:table-cell table:style-name="ce3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1948000" calcext:value-type="float">
            <text:p>1948000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E-5040-Job_power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0:35:10.489020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01T14:22:02.727960023</dc:date>
    <meta:editing-duration>P2DT8H8M15S</meta:editing-duration>
    <meta:editing-cycles>29</meta:editing-cycles>
    <meta:document-statistic meta:table-count="5" meta:cell-count="100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tacked="tru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01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6cm" svg:height="10.625cm" xlink:href="." xlink:type="simple" chart:class="chart:line" chart:style-name="ch1">
        <chart:legend chart:legend-position="end" svg:x="13.477cm" svg:y="4.764cm" style:legend-expansion="high" chart:style-name="ch2"/>
        <chart:plot-area chart:style-name="ch3" chart:data-source-has-labels="both" svg:x="2.007cm" svg:y="0.902cm" svg:width="11.458cm" svg:height="8.889cm">
          <chartooo:coordinate-region svg:x="3.369cm" svg:y="1.101cm" svg:width="8.733cm" svg:height="8.043cm"/>
          <chart:axis chart:dimension="x" chart:name="primary-x" chart:style-name="ch4" chartooo:axis-type="text">
            <chart:title svg:x="7.097cm" svg:y="10.003cm" chart:style-name="ch5">
              <text:p>Iteration</text:p>
            </chart:title>
            <chart:categories table:cell-range-address="local-table.$A$2:.$A$19"/>
          </chart:axis>
          <chart:axis chart:dimension="y" chart:name="primary-y" chart:style-name="ch6">
            <chart:title svg:x="1.113cm" svg:y="6.911cm" chart:style-name="ch7">
              <text:p>Time(micro-second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9" chart:label-cell-address="local-table.$B$1" chart:class="chart:line">
            <chart:data-point chart:repeated="18"/>
          </chart:series>
          <chart:series chart:attached-axis="primary-y" chart:style-name="ch11" chart:values-cell-range-address="local-table.$C$2:.$C$19" chart:label-cell-address="local-table.$C$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</table:table-cell>
              <table:table-cell office:value-type="float" office:value="277739">
                <text:p>277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05cm" xlink:href="." xlink:type="simple" chart:class="chart:line" chart:style-name="ch1">
        <chart:legend chart:legend-position="end" svg:x="13.819cm" svg:y="4.203cm" style:legend-expansion="high" chart:style-name="ch2"/>
        <chart:plot-area chart:style-name="ch3" chart:data-source-has-labels="both" svg:x="1.33cm" svg:y="0.855cm" svg:width="11.851cm" svg:height="6.989cm">
          <chartooo:coordinate-region svg:x="2.322cm" svg:y="1.054cm" svg:width="10.672cm" svg:height="6.143cm"/>
          <chart:axis chart:dimension="x" chart:name="primary-x" chart:style-name="ch4" chartooo:axis-type="text">
            <chart:title svg:x="6.616cm" svg:y="8.024cm" chart:style-name="ch5">
              <text:p>Iteration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914cm" chart:style-name="ch7">
              <text:p>Time(micro-seconds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05cm" xlink:href="." xlink:type="simple" chart:class="chart:line" chart:style-name="ch1">
        <chart:legend chart:legend-position="end" svg:x="12.707cm" svg:y="4.203cm" style:legend-expansion="high" chart:style-name="ch2"/>
        <chart:plot-area chart:style-name="ch3" chart:data-source-has-labels="both" svg:x="1.33cm" svg:y="0.855cm" svg:width="10.739cm" svg:height="6.989cm">
          <chartooo:coordinate-region svg:x="2.692cm" svg:y="1.054cm" svg:width="9.19cm" svg:height="6.143cm"/>
          <chart:axis chart:dimension="x" chart:name="primary-x" chart:style-name="ch4" chartooo:axis-type="text">
            <chart:title svg:x="5.187cm" svg:y="8.024cm" chart:style-name="ch5">
              <text:p>Number of Iterations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5.914cm" chart:style-name="ch7">
              <text:p>Time(micro-seconds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739">
                <text:p>277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98cm" svg:height="12.222cm" xlink:href=".." xlink:type="simple" chart:class="chart:bar" chart:style-name="ch1">
        <chart:title svg:x="2.168cm" svg:y="0.38cm" chart:style-name="ch2">
          <text:p>cons_res and cons_res_layout resource selection opearations performance</text:p>
        </chart:title>
        <chart:subtitle svg:x="4.8cm" svg:y="1.429cm" chart:style-name="ch3">
          <text:p>(complete schedule-select cycle time in micro-seconds)</text:p>
        </chart:subtitle>
        <chart:legend chart:legend-position="end" svg:x="17.135cm" svg:y="5.563cm" style:legend-expansion="high" chart:style-name="ch4"/>
        <chart:plot-area chart:style-name="ch5" table:cell-range-address="'PE-5040-cuzco'.A2:'PE-5040-cuzco'.B231" svg:x="1.398cm" svg:y="2.382cm" svg:width="15.35cm" svg:height="8.615cm">
          <chartooo:coordinate-region svg:x="2.76cm" svg:y="2.581cm" svg:width="13.988cm" svg:height="7.492cm"/>
          <chart:axis chart:dimension="x" chart:name="primary-x" chart:style-name="ch6">
            <chart:title svg:x="7.759cm" svg:y="11.241cm" chart:style-name="ch7">
              <text:p>Job Index(job_id)</text:p>
            </chart:title>
          </chart:axis>
          <chart:axis chart:dimension="y" chart:name="primary-y" chart:style-name="ch8">
            <chart:title svg:x="0.451cm" svg:y="8.254cm" chart:style-name="ch9">
              <text:p>Time(micro-seconds)</text:p>
            </chart:title>
            <chart:grid chart:style-name="ch10" chart:class="major"/>
          </chart:axis>
          <chart:series chart:style-name="ch11" chart:values-cell-range-address="'PE-5040-cuzco'.A2:'PE-5040-cuzco'.A231" chart:class="chart:bar">
            <chart:data-point chart:repeated="230"/>
          </chart:series>
          <chart:series chart:style-name="ch12" chart:values-cell-range-address="'PE-5040-cuzco'.B2:'PE-5040-cuzco'.B231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95cm" svg:height="11.688cm" xlink:href=".." xlink:type="simple" chart:class="chart:bar" chart:style-name="ch1">
        <chart:title svg:x="3.433cm" svg:y="0.369cm" chart:style-name="ch2">
          <text:p>cons_res and cons_res_layout resource selection performance</text:p>
        </chart:title>
        <chart:subtitle svg:x="4.848cm" svg:y="1.407cm" chart:style-name="ch3">
          <text:p>(complete schedule-select cycle time in micro-seconds)</text:p>
        </chart:subtitle>
        <chart:legend chart:legend-position="end" svg:x="16.226cm" svg:y="5.296cm" style:legend-expansion="high" chart:style-name="ch4"/>
        <chart:plot-area chart:style-name="ch5" table:cell-range-address="'PE-5040-cuzco'.A1:'PE-5040-cuzco'.B231" chart:data-source-has-labels="row" svg:x="1.4cm" svg:y="2.349cm" svg:width="14.437cm" svg:height="8.125cm">
          <chartooo:coordinate-region svg:x="2.762cm" svg:y="2.548cm" svg:width="13.075cm" svg:height="7.002cm"/>
          <chart:axis chart:dimension="x" chart:name="primary-x" chart:style-name="ch6">
            <chart:title svg:x="7.304cm" svg:y="10.707cm" chart:style-name="ch7">
              <text:p>Job Index(job_id)</text:p>
            </chart:title>
          </chart:axis>
          <chart:axis chart:dimension="y" chart:name="primary-y" chart:style-name="ch8">
            <chart:title svg:x="0.451cm" svg:y="7.976cm" chart:style-name="ch9">
              <text:p>Time(micro-seconds)</text:p>
            </chart:title>
            <chart:grid chart:style-name="ch10" chart:class="major"/>
          </chart:axis>
          <chart:series chart:style-name="ch11" chart:values-cell-range-address="'PE-5040-cuzco'.A2:'PE-5040-cuzco'.A231" chart:label-cell-address="'PE-5040-cuzco'.A1:'PE-5040-cuzco'.A1" chart:class="chart:bar">
            <chart:data-point chart:repeated="230"/>
          </chart:series>
          <chart:series chart:style-name="ch12" chart:values-cell-range-address="'PE-5040-cuzco'.B2:'PE-5040-cuzco'.B231" chart:label-cell-address="'PE-5040-cuzco'.B1:'PE-5040-cuzco'.B1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 </text:p>
                <draw:g>
                  <svg:desc>'PE-5040-cuzco'.A1:'PE-5040-cuzco'.A1</svg:desc>
                </draw:g>
              </table:table-cell>
              <table:table-cell office:value-type="string">
                <text:p>cons_res_layout</text:p>
                <draw:g>
                  <svg:desc>'PE-5040-cuzco'.B1:'PE-5040-cuzc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5cm" svg:height="11.556cm" xlink:href=".." xlink:type="simple" chart:class="chart:bar" chart:style-name="ch1">
        <chart:title svg:x="0.214cm" svg:y="0.156cm" chart:style-name="ch2">
          <text:p>cons_res, cons_res_layout and cons_res_layout_power resource selection performance comparison</text:p>
        </chart:title>
        <chart:legend chart:legend-position="end" svg:x="17.962cm" svg:y="4.981cm" style:legend-expansion="high" chart:style-name="ch3"/>
        <chart:plot-area chart:style-name="ch4" table:cell-range-address="'PE-5040-cuzco'.A2:'PE-5040-cuzco'.C231" svg:x="1.415cm" svg:y="1.403cm" svg:width="16.143cm" svg:height="8.941cm">
          <chartooo:coordinate-region svg:x="2.777cm" svg:y="1.602cm" svg:width="14.781cm" svg:height="7.818cm"/>
          <chart:axis chart:dimension="x" chart:name="primary-x" chart:style-name="ch5">
            <chart:title svg:x="8.146cm" svg:y="10.575cm" chart:style-name="ch6">
              <text:p>Job index(Job-ID)</text:p>
            </chart:title>
          </chart:axis>
          <chart:axis chart:dimension="y" chart:name="primary-y" chart:style-name="ch7">
            <chart:title svg:x="0.451cm" svg:y="7.478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'PE-5040-cuzco'.A2:'PE-5040-cuzco'.A231" chart:class="chart:bar">
            <chart:data-point chart:repeated="230"/>
          </chart:series>
          <chart:series chart:style-name="ch11" chart:values-cell-range-address="'PE-5040-cuzco'.B2:'PE-5040-cuzco'.B231" chart:class="chart:bar">
            <chart:data-point chart:repeated="230"/>
          </chart:series>
          <chart:series chart:style-name="ch12" chart:values-cell-range-address="'PE-5040-cuzco'.C2:'PE-5040-cuzco'.C231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  <table:table-cell office:value-type="float" office:value="132294">
                <text:p>132294</text:p>
                <draw:g>
                  <svg:desc>'PE-5040-cuzco'.C2:'PE-5040-cuzco'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  <table:table-cell office:value-type="float" office:value="129044">
                <text:p>12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  <table:table-cell office:value-type="float" office:value="131058">
                <text:p>131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  <table:table-cell office:value-type="float" office:value="128972">
                <text:p>12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  <table:table-cell office:value-type="float" office:value="133098">
                <text:p>13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  <table:table-cell office:value-type="float" office:value="132145">
                <text:p>132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  <table:table-cell office:value-type="float" office:value="133177">
                <text:p>13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  <table:table-cell office:value-type="float" office:value="132833">
                <text:p>132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  <table:table-cell office:value-type="float" office:value="129474">
                <text:p>129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  <table:table-cell office:value-type="float" office:value="138714">
                <text:p>138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  <table:table-cell office:value-type="float" office:value="130702">
                <text:p>130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  <table:table-cell office:value-type="float" office:value="132093">
                <text:p>13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  <table:table-cell office:value-type="float" office:value="165047">
                <text:p>165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  <table:table-cell office:value-type="float" office:value="139447">
                <text:p>139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  <table:table-cell office:value-type="float" office:value="128128">
                <text:p>12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  <table:table-cell office:value-type="float" office:value="128773">
                <text:p>12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  <table:table-cell office:value-type="float" office:value="128066">
                <text:p>128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  <table:table-cell office:value-type="float" office:value="131661">
                <text:p>13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  <table:table-cell office:value-type="float" office:value="133111">
                <text:p>13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  <table:table-cell office:value-type="float" office:value="134058">
                <text:p>134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  <table:table-cell office:value-type="float" office:value="130201">
                <text:p>130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  <table:table-cell office:value-type="float" office:value="135903">
                <text:p>135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  <table:table-cell office:value-type="float" office:value="157362">
                <text:p>15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  <table:table-cell office:value-type="float" office:value="135584">
                <text:p>135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  <table:table-cell office:value-type="float" office:value="128471">
                <text:p>128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  <table:table-cell office:value-type="float" office:value="131069">
                <text:p>131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  <table:table-cell office:value-type="float" office:value="132191">
                <text:p>132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  <table:table-cell office:value-type="float" office:value="134146">
                <text:p>134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  <table:table-cell office:value-type="float" office:value="128755">
                <text:p>12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  <table:table-cell office:value-type="float" office:value="127709">
                <text:p>127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  <table:table-cell office:value-type="float" office:value="135562">
                <text:p>135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  <table:table-cell office:value-type="float" office:value="133847">
                <text:p>133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  <table:table-cell office:value-type="float" office:value="127641">
                <text:p>12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  <table:table-cell office:value-type="float" office:value="132173">
                <text:p>132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  <table:table-cell office:value-type="float" office:value="133195">
                <text:p>133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  <table:table-cell office:value-type="float" office:value="155179">
                <text:p>155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  <table:table-cell office:value-type="float" office:value="133167">
                <text:p>13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  <table:table-cell office:value-type="float" office:value="147826">
                <text:p>147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  <table:table-cell office:value-type="float" office:value="142588">
                <text:p>142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  <table:table-cell office:value-type="float" office:value="138723">
                <text:p>138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  <table:table-cell office:value-type="float" office:value="136034">
                <text:p>136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  <table:table-cell office:value-type="float" office:value="138983">
                <text:p>138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  <table:table-cell office:value-type="float" office:value="144842">
                <text:p>144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  <table:table-cell office:value-type="float" office:value="143588">
                <text:p>143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  <table:table-cell office:value-type="float" office:value="142236">
                <text:p>14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  <table:table-cell office:value-type="float" office:value="138349">
                <text:p>138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  <table:table-cell office:value-type="float" office:value="128992">
                <text:p>128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  <table:table-cell office:value-type="float" office:value="130502">
                <text:p>130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  <table:table-cell office:value-type="float" office:value="157045">
                <text:p>15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  <table:table-cell office:value-type="float" office:value="138658">
                <text:p>138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  <table:table-cell office:value-type="float" office:value="133665">
                <text:p>133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  <table:table-cell office:value-type="float" office:value="137357">
                <text:p>13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  <table:table-cell office:value-type="float" office:value="138466">
                <text:p>138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  <table:table-cell office:value-type="float" office:value="140397">
                <text:p>140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  <table:table-cell office:value-type="float" office:value="182299">
                <text:p>182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  <table:table-cell office:value-type="float" office:value="158453">
                <text:p>158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  <table:table-cell office:value-type="float" office:value="131633">
                <text:p>131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  <table:table-cell office:value-type="float" office:value="130929">
                <text:p>130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  <table:table-cell office:value-type="float" office:value="132011">
                <text:p>13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  <table:table-cell office:value-type="float" office:value="138759">
                <text:p>13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  <table:table-cell office:value-type="float" office:value="140609">
                <text:p>140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  <table:table-cell office:value-type="float" office:value="130961">
                <text:p>130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  <table:table-cell office:value-type="float" office:value="134540">
                <text:p>134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  <table:table-cell office:value-type="float" office:value="141692">
                <text:p>14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  <table:table-cell office:value-type="float" office:value="132886">
                <text:p>132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  <table:table-cell office:value-type="float" office:value="143568">
                <text:p>143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  <table:table-cell office:value-type="float" office:value="145354">
                <text:p>145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  <table:table-cell office:value-type="float" office:value="131457">
                <text:p>131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  <table:table-cell office:value-type="float" office:value="136626">
                <text:p>136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  <table:table-cell office:value-type="float" office:value="162284">
                <text:p>162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  <table:table-cell office:value-type="float" office:value="150349">
                <text:p>150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  <table:table-cell office:value-type="float" office:value="153756">
                <text:p>153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  <table:table-cell office:value-type="float" office:value="138594">
                <text:p>138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  <table:table-cell office:value-type="float" office:value="163822">
                <text:p>163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  <table:table-cell office:value-type="float" office:value="143901">
                <text:p>143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  <table:table-cell office:value-type="float" office:value="132221">
                <text:p>132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  <table:table-cell office:value-type="float" office:value="132250">
                <text:p>132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  <table:table-cell office:value-type="float" office:value="138493">
                <text:p>138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  <table:table-cell office:value-type="float" office:value="135537">
                <text:p>135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  <table:table-cell office:value-type="float" office:value="154318">
                <text:p>154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  <table:table-cell office:value-type="float" office:value="148901">
                <text:p>148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  <table:table-cell office:value-type="float" office:value="140678">
                <text:p>140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  <table:table-cell office:value-type="float" office:value="131908">
                <text:p>131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  <table:table-cell office:value-type="float" office:value="131628">
                <text:p>13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  <table:table-cell office:value-type="float" office:value="140148">
                <text:p>140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  <table:table-cell office:value-type="float" office:value="177148">
                <text:p>177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  <table:table-cell office:value-type="float" office:value="140740">
                <text:p>1407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  <table:table-cell office:value-type="float" office:value="144723">
                <text:p>144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  <table:table-cell office:value-type="float" office:value="135005">
                <text:p>13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  <table:table-cell office:value-type="float" office:value="145243">
                <text:p>145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  <table:table-cell office:value-type="float" office:value="146749">
                <text:p>146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  <table:table-cell office:value-type="float" office:value="143347">
                <text:p>14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  <table:table-cell office:value-type="float" office:value="139424">
                <text:p>139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  <table:table-cell office:value-type="float" office:value="140453">
                <text:p>140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  <table:table-cell office:value-type="float" office:value="152290">
                <text:p>1522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  <table:table-cell office:value-type="float" office:value="142462">
                <text:p>142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  <table:table-cell office:value-type="float" office:value="144173">
                <text:p>1441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  <table:table-cell office:value-type="float" office:value="144740">
                <text:p>1447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  <table:table-cell office:value-type="float" office:value="161595">
                <text:p>161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  <table:table-cell office:value-type="float" office:value="141097">
                <text:p>141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  <table:table-cell office:value-type="float" office:value="150011">
                <text:p>150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  <table:table-cell office:value-type="float" office:value="144545">
                <text:p>144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  <table:table-cell office:value-type="float" office:value="143009">
                <text:p>1430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  <table:table-cell office:value-type="float" office:value="140422">
                <text:p>140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  <table:table-cell office:value-type="float" office:value="137399">
                <text:p>137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  <table:table-cell office:value-type="float" office:value="119506">
                <text:p>119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  <table:table-cell office:value-type="float" office:value="141922">
                <text:p>141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  <table:table-cell office:value-type="float" office:value="143230">
                <text:p>143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  <table:table-cell office:value-type="float" office:value="150075">
                <text:p>150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  <table:table-cell office:value-type="float" office:value="138504">
                <text:p>138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  <table:table-cell office:value-type="float" office:value="135384">
                <text:p>13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  <table:table-cell office:value-type="float" office:value="139446">
                <text:p>139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  <table:table-cell office:value-type="float" office:value="138386">
                <text:p>138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  <table:table-cell office:value-type="float" office:value="137335">
                <text:p>137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  <table:table-cell office:value-type="float" office:value="155664">
                <text:p>155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  <table:table-cell office:value-type="float" office:value="132710">
                <text:p>1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  <table:table-cell office:value-type="float" office:value="129751">
                <text:p>129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  <table:table-cell office:value-type="float" office:value="130134">
                <text:p>130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  <table:table-cell office:value-type="float" office:value="132704">
                <text:p>132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  <table:table-cell office:value-type="float" office:value="129207">
                <text:p>12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  <table:table-cell office:value-type="float" office:value="138189">
                <text:p>138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  <table:table-cell office:value-type="float" office:value="137235">
                <text:p>137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  <table:table-cell office:value-type="float" office:value="142312">
                <text:p>142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  <table:table-cell office:value-type="float" office:value="144594">
                <text:p>144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  <table:table-cell office:value-type="float" office:value="134392">
                <text:p>134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  <table:table-cell office:value-type="float" office:value="139076">
                <text:p>1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  <table:table-cell office:value-type="float" office:value="130622">
                <text:p>130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  <table:table-cell office:value-type="float" office:value="128449">
                <text:p>128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  <table:table-cell office:value-type="float" office:value="134626">
                <text:p>134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  <table:table-cell office:value-type="float" office:value="134809">
                <text:p>134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  <table:table-cell office:value-type="float" office:value="134977">
                <text:p>134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  <table:table-cell office:value-type="float" office:value="132933">
                <text:p>1329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  <table:table-cell office:value-type="float" office:value="133112">
                <text:p>133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  <table:table-cell office:value-type="float" office:value="129054">
                <text:p>129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  <table:table-cell office:value-type="float" office:value="133486">
                <text:p>133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  <table:table-cell office:value-type="float" office:value="156815">
                <text:p>156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  <table:table-cell office:value-type="float" office:value="132841">
                <text:p>13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  <table:table-cell office:value-type="float" office:value="139231">
                <text:p>139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  <table:table-cell office:value-type="float" office:value="130655">
                <text:p>130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  <table:table-cell office:value-type="float" office:value="151212">
                <text:p>151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  <table:table-cell office:value-type="float" office:value="142251">
                <text:p>1422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  <table:table-cell office:value-type="float" office:value="139959">
                <text:p>13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  <table:table-cell office:value-type="float" office:value="142081">
                <text:p>142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  <table:table-cell office:value-type="float" office:value="173172">
                <text:p>173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  <table:table-cell office:value-type="float" office:value="134349">
                <text:p>134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  <table:table-cell office:value-type="float" office:value="144033">
                <text:p>144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  <table:table-cell office:value-type="float" office:value="138010">
                <text:p>138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  <table:table-cell office:value-type="float" office:value="146178">
                <text:p>146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  <table:table-cell office:value-type="float" office:value="162249">
                <text:p>162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  <table:table-cell office:value-type="float" office:value="140772">
                <text:p>140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  <table:table-cell office:value-type="float" office:value="140005">
                <text:p>14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  <table:table-cell office:value-type="float" office:value="139151">
                <text:p>139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  <table:table-cell office:value-type="float" office:value="153431">
                <text:p>15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  <table:table-cell office:value-type="float" office:value="131057">
                <text:p>131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  <table:table-cell office:value-type="float" office:value="156032">
                <text:p>156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  <table:table-cell office:value-type="float" office:value="180167">
                <text:p>180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  <table:table-cell office:value-type="float" office:value="132300">
                <text:p>132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  <table:table-cell office:value-type="float" office:value="146642">
                <text:p>146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  <table:table-cell office:value-type="float" office:value="139738">
                <text:p>139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  <table:table-cell office:value-type="float" office:value="156343">
                <text:p>156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  <table:table-cell office:value-type="float" office:value="152573">
                <text:p>152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  <table:table-cell office:value-type="float" office:value="140701">
                <text:p>1407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  <table:table-cell office:value-type="float" office:value="138047">
                <text:p>138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  <table:table-cell office:value-type="float" office:value="139283">
                <text:p>139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  <table:table-cell office:value-type="float" office:value="161614">
                <text:p>161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  <table:table-cell office:value-type="float" office:value="141361">
                <text:p>141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  <table:table-cell office:value-type="float" office:value="123525">
                <text:p>123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  <table:table-cell office:value-type="float" office:value="142523">
                <text:p>142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  <table:table-cell office:value-type="float" office:value="144138">
                <text:p>1441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  <table:table-cell office:value-type="float" office:value="144440">
                <text:p>1444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  <table:table-cell office:value-type="float" office:value="134989">
                <text:p>134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  <table:table-cell office:value-type="float" office:value="131209">
                <text:p>131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  <table:table-cell office:value-type="float" office:value="139708">
                <text:p>139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  <table:table-cell office:value-type="float" office:value="148872">
                <text:p>148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  <table:table-cell office:value-type="float" office:value="139045">
                <text:p>139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  <table:table-cell office:value-type="float" office:value="138981">
                <text:p>138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  <table:table-cell office:value-type="float" office:value="160537">
                <text:p>1605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  <table:table-cell office:value-type="float" office:value="161394">
                <text:p>161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  <table:table-cell office:value-type="float" office:value="139346">
                <text:p>139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  <table:table-cell office:value-type="float" office:value="136612">
                <text:p>136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  <table:table-cell office:value-type="float" office:value="154108">
                <text:p>154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  <table:table-cell office:value-type="float" office:value="137479">
                <text:p>1374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  <table:table-cell office:value-type="float" office:value="171882">
                <text:p>1718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  <table:table-cell office:value-type="float" office:value="137773">
                <text:p>137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  <table:table-cell office:value-type="float" office:value="138259">
                <text:p>138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  <table:table-cell office:value-type="float" office:value="162187">
                <text:p>162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  <table:table-cell office:value-type="float" office:value="161468">
                <text:p>161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  <table:table-cell office:value-type="float" office:value="125534">
                <text:p>125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  <table:table-cell office:value-type="float" office:value="128272">
                <text:p>128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  <table:table-cell office:value-type="float" office:value="143694">
                <text:p>143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  <table:table-cell office:value-type="float" office:value="139059">
                <text:p>139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  <table:table-cell office:value-type="float" office:value="156072">
                <text:p>156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  <table:table-cell office:value-type="float" office:value="149230">
                <text:p>1492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  <table:table-cell office:value-type="float" office:value="146406">
                <text:p>146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  <table:table-cell office:value-type="float" office:value="148227">
                <text:p>148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  <table:table-cell office:value-type="float" office:value="277133">
                <text:p>277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  <table:table-cell office:value-type="float" office:value="291513">
                <text:p>291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68cm" svg:height="12.405cm" xlink:href="." xlink:type="simple" chart:class="chart:bar" chart:style-name="ch1">
        <chart:title svg:x="2.218cm" svg:y="0.384cm" chart:style-name="ch2">
          <text:p>3 different plugins individual jobs resource selection performance comparison</text:p>
        </chart:title>
        <chart:legend chart:legend-position="end" svg:x="18.928cm" svg:y="5.405cm" style:legend-expansion="high" chart:style-name="ch3"/>
        <chart:plot-area chart:style-name="ch4" chart:data-source-has-labels="both" svg:x="1.408cm" svg:y="1.437cm" svg:width="17.123cm" svg:height="9.739cm">
          <chartooo:coordinate-region svg:x="2.77cm" svg:y="1.636cm" svg:width="15.761cm" svg:height="8.616cm"/>
          <chart:axis chart:dimension="x" chart:name="primary-x" chart:style-name="ch5" chartooo:axis-type="text">
            <chart:title svg:x="9.211cm" svg:y="11.424cm" chart:style-name="ch6">
              <text:p>Job Index</text:p>
            </chart:title>
            <chart:categories table:cell-range-address="local-table.$A$2:.$A$231"/>
          </chart:axis>
          <chart:axis chart:dimension="y" chart:name="primary-y" chart:style-name="ch7">
            <chart:title svg:x="0.451cm" svg:y="8.083cm" chart:style-name="ch8">
              <text:p>Time (in micro-seconds)</text:p>
            </chart:title>
            <chart:grid chart:style-name="ch9" chart:class="major"/>
          </chart:axis>
          <chart:series chart:style-name="ch10" chart:values-cell-range-address="local-table.$B$2:.$B$231" chart:label-cell-address="local-table.$B$1" chart:class="chart:bar">
            <chart:data-point chart:repeated="230"/>
          </chart:series>
          <chart:series chart:style-name="ch11" chart:values-cell-range-address="local-table.$C$2:.$C$231" chart:label-cell-address="local-table.$C$1" chart:class="chart:bar">
            <chart:data-point chart:repeated="230"/>
          </chart:series>
          <chart:series chart:style-name="ch12" chart:values-cell-range-address="local-table.$D$2:.$D$231" chart:label-cell-address="local-table.$D$1" chart:class="chart:bar">
            <chart:data-point chart:repeated="2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</table:table-cell>
              <table:table-cell office:value-type="float" office:value="91574">
                <text:p>91574</text:p>
              </table:table-cell>
              <table:table-cell office:value-type="float" office:value="132294">
                <text:p>132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  <table:table-cell office:value-type="float" office:value="129044">
                <text:p>12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  <table:table-cell office:value-type="float" office:value="131058">
                <text:p>131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  <table:table-cell office:value-type="float" office:value="128972">
                <text:p>12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  <table:table-cell office:value-type="float" office:value="133098">
                <text:p>13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  <table:table-cell office:value-type="float" office:value="132145">
                <text:p>132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  <table:table-cell office:value-type="float" office:value="133177">
                <text:p>13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  <table:table-cell office:value-type="float" office:value="132833">
                <text:p>132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  <table:table-cell office:value-type="float" office:value="129474">
                <text:p>129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  <table:table-cell office:value-type="float" office:value="138714">
                <text:p>138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  <table:table-cell office:value-type="float" office:value="130702">
                <text:p>130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  <table:table-cell office:value-type="float" office:value="132093">
                <text:p>13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  <table:table-cell office:value-type="float" office:value="165047">
                <text:p>165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  <table:table-cell office:value-type="float" office:value="139447">
                <text:p>139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  <table:table-cell office:value-type="float" office:value="128128">
                <text:p>12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  <table:table-cell office:value-type="float" office:value="128773">
                <text:p>12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  <table:table-cell office:value-type="float" office:value="128066">
                <text:p>128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  <table:table-cell office:value-type="float" office:value="131661">
                <text:p>13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  <table:table-cell office:value-type="float" office:value="133111">
                <text:p>13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  <table:table-cell office:value-type="float" office:value="134058">
                <text:p>134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  <table:table-cell office:value-type="float" office:value="130201">
                <text:p>130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  <table:table-cell office:value-type="float" office:value="135903">
                <text:p>135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  <table:table-cell office:value-type="float" office:value="157362">
                <text:p>15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  <table:table-cell office:value-type="float" office:value="135584">
                <text:p>135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  <table:table-cell office:value-type="float" office:value="128471">
                <text:p>128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  <table:table-cell office:value-type="float" office:value="131069">
                <text:p>131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  <table:table-cell office:value-type="float" office:value="132191">
                <text:p>132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  <table:table-cell office:value-type="float" office:value="134146">
                <text:p>134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  <table:table-cell office:value-type="float" office:value="128755">
                <text:p>12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  <table:table-cell office:value-type="float" office:value="127709">
                <text:p>127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  <table:table-cell office:value-type="float" office:value="135562">
                <text:p>135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  <table:table-cell office:value-type="float" office:value="133847">
                <text:p>133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  <table:table-cell office:value-type="float" office:value="127641">
                <text:p>12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  <table:table-cell office:value-type="float" office:value="132173">
                <text:p>132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  <table:table-cell office:value-type="float" office:value="133195">
                <text:p>133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  <table:table-cell office:value-type="float" office:value="155179">
                <text:p>155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  <table:table-cell office:value-type="float" office:value="133167">
                <text:p>13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  <table:table-cell office:value-type="float" office:value="147826">
                <text:p>147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  <table:table-cell office:value-type="float" office:value="142588">
                <text:p>142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  <table:table-cell office:value-type="float" office:value="138723">
                <text:p>138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  <table:table-cell office:value-type="float" office:value="136034">
                <text:p>136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  <table:table-cell office:value-type="float" office:value="138983">
                <text:p>138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  <table:table-cell office:value-type="float" office:value="144842">
                <text:p>144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  <table:table-cell office:value-type="float" office:value="143588">
                <text:p>143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  <table:table-cell office:value-type="float" office:value="142236">
                <text:p>14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  <table:table-cell office:value-type="float" office:value="138349">
                <text:p>138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  <table:table-cell office:value-type="float" office:value="128992">
                <text:p>128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  <table:table-cell office:value-type="float" office:value="130502">
                <text:p>130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  <table:table-cell office:value-type="float" office:value="157045">
                <text:p>15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  <table:table-cell office:value-type="float" office:value="138658">
                <text:p>138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  <table:table-cell office:value-type="float" office:value="133665">
                <text:p>133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  <table:table-cell office:value-type="float" office:value="137357">
                <text:p>13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  <table:table-cell office:value-type="float" office:value="138466">
                <text:p>138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  <table:table-cell office:value-type="float" office:value="140397">
                <text:p>140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  <table:table-cell office:value-type="float" office:value="182299">
                <text:p>182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  <table:table-cell office:value-type="float" office:value="158453">
                <text:p>158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  <table:table-cell office:value-type="float" office:value="131633">
                <text:p>131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  <table:table-cell office:value-type="float" office:value="130929">
                <text:p>130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  <table:table-cell office:value-type="float" office:value="132011">
                <text:p>13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  <table:table-cell office:value-type="float" office:value="138759">
                <text:p>13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  <table:table-cell office:value-type="float" office:value="140609">
                <text:p>140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  <table:table-cell office:value-type="float" office:value="130961">
                <text:p>130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  <table:table-cell office:value-type="float" office:value="134540">
                <text:p>134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  <table:table-cell office:value-type="float" office:value="141692">
                <text:p>14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  <table:table-cell office:value-type="float" office:value="132886">
                <text:p>132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  <table:table-cell office:value-type="float" office:value="143568">
                <text:p>143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  <table:table-cell office:value-type="float" office:value="145354">
                <text:p>145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  <table:table-cell office:value-type="float" office:value="131457">
                <text:p>131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  <table:table-cell office:value-type="float" office:value="136626">
                <text:p>136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  <table:table-cell office:value-type="float" office:value="162284">
                <text:p>162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  <table:table-cell office:value-type="float" office:value="150349">
                <text:p>150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  <table:table-cell office:value-type="float" office:value="153756">
                <text:p>153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  <table:table-cell office:value-type="float" office:value="138594">
                <text:p>138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  <table:table-cell office:value-type="float" office:value="163822">
                <text:p>163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  <table:table-cell office:value-type="float" office:value="143901">
                <text:p>143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  <table:table-cell office:value-type="float" office:value="132221">
                <text:p>132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  <table:table-cell office:value-type="float" office:value="132250">
                <text:p>132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  <table:table-cell office:value-type="float" office:value="138493">
                <text:p>138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  <table:table-cell office:value-type="float" office:value="135537">
                <text:p>135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  <table:table-cell office:value-type="float" office:value="154318">
                <text:p>154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  <table:table-cell office:value-type="float" office:value="148901">
                <text:p>148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  <table:table-cell office:value-type="float" office:value="140678">
                <text:p>140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  <table:table-cell office:value-type="float" office:value="131908">
                <text:p>131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  <table:table-cell office:value-type="float" office:value="131628">
                <text:p>13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  <table:table-cell office:value-type="float" office:value="140148">
                <text:p>140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  <table:table-cell office:value-type="float" office:value="177148">
                <text:p>177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  <table:table-cell office:value-type="float" office:value="140740">
                <text:p>1407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  <table:table-cell office:value-type="float" office:value="144723">
                <text:p>144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  <table:table-cell office:value-type="float" office:value="135005">
                <text:p>13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  <table:table-cell office:value-type="float" office:value="145243">
                <text:p>145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  <table:table-cell office:value-type="float" office:value="146749">
                <text:p>146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  <table:table-cell office:value-type="float" office:value="143347">
                <text:p>14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  <table:table-cell office:value-type="float" office:value="139424">
                <text:p>139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  <table:table-cell office:value-type="float" office:value="140453">
                <text:p>140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  <table:table-cell office:value-type="float" office:value="152290">
                <text:p>1522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  <table:table-cell office:value-type="float" office:value="142462">
                <text:p>142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  <table:table-cell office:value-type="float" office:value="144173">
                <text:p>1441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  <table:table-cell office:value-type="float" office:value="144740">
                <text:p>1447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  <table:table-cell office:value-type="float" office:value="161595">
                <text:p>161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  <table:table-cell office:value-type="float" office:value="141097">
                <text:p>141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  <table:table-cell office:value-type="float" office:value="150011">
                <text:p>150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  <table:table-cell office:value-type="float" office:value="144545">
                <text:p>144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  <table:table-cell office:value-type="float" office:value="143009">
                <text:p>1430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  <table:table-cell office:value-type="float" office:value="140422">
                <text:p>140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  <table:table-cell office:value-type="float" office:value="137399">
                <text:p>137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  <table:table-cell office:value-type="float" office:value="119506">
                <text:p>119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  <table:table-cell office:value-type="float" office:value="141922">
                <text:p>141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  <table:table-cell office:value-type="float" office:value="143230">
                <text:p>143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  <table:table-cell office:value-type="float" office:value="150075">
                <text:p>150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  <table:table-cell office:value-type="float" office:value="138504">
                <text:p>138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  <table:table-cell office:value-type="float" office:value="135384">
                <text:p>13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  <table:table-cell office:value-type="float" office:value="139446">
                <text:p>139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  <table:table-cell office:value-type="float" office:value="138386">
                <text:p>138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  <table:table-cell office:value-type="float" office:value="137335">
                <text:p>137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  <table:table-cell office:value-type="float" office:value="155664">
                <text:p>155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  <table:table-cell office:value-type="float" office:value="132710">
                <text:p>1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  <table:table-cell office:value-type="float" office:value="129751">
                <text:p>129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  <table:table-cell office:value-type="float" office:value="130134">
                <text:p>130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  <table:table-cell office:value-type="float" office:value="132704">
                <text:p>132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  <table:table-cell office:value-type="float" office:value="129207">
                <text:p>12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  <table:table-cell office:value-type="float" office:value="138189">
                <text:p>138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  <table:table-cell office:value-type="float" office:value="137235">
                <text:p>137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  <table:table-cell office:value-type="float" office:value="142312">
                <text:p>142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  <table:table-cell office:value-type="float" office:value="144594">
                <text:p>144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  <table:table-cell office:value-type="float" office:value="134392">
                <text:p>134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  <table:table-cell office:value-type="float" office:value="139076">
                <text:p>1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  <table:table-cell office:value-type="float" office:value="130622">
                <text:p>130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  <table:table-cell office:value-type="float" office:value="128449">
                <text:p>128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  <table:table-cell office:value-type="float" office:value="134626">
                <text:p>134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  <table:table-cell office:value-type="float" office:value="134809">
                <text:p>134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  <table:table-cell office:value-type="float" office:value="134977">
                <text:p>134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  <table:table-cell office:value-type="float" office:value="132933">
                <text:p>1329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  <table:table-cell office:value-type="float" office:value="133112">
                <text:p>133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  <table:table-cell office:value-type="float" office:value="129054">
                <text:p>129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  <table:table-cell office:value-type="float" office:value="133486">
                <text:p>133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  <table:table-cell office:value-type="float" office:value="156815">
                <text:p>156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  <table:table-cell office:value-type="float" office:value="132841">
                <text:p>13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  <table:table-cell office:value-type="float" office:value="139231">
                <text:p>139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  <table:table-cell office:value-type="float" office:value="130655">
                <text:p>130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  <table:table-cell office:value-type="float" office:value="151212">
                <text:p>151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  <table:table-cell office:value-type="float" office:value="142251">
                <text:p>1422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  <table:table-cell office:value-type="float" office:value="139959">
                <text:p>13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  <table:table-cell office:value-type="float" office:value="142081">
                <text:p>142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  <table:table-cell office:value-type="float" office:value="173172">
                <text:p>173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  <table:table-cell office:value-type="float" office:value="134349">
                <text:p>134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  <table:table-cell office:value-type="float" office:value="144033">
                <text:p>144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  <table:table-cell office:value-type="float" office:value="138010">
                <text:p>138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  <table:table-cell office:value-type="float" office:value="146178">
                <text:p>146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  <table:table-cell office:value-type="float" office:value="162249">
                <text:p>162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  <table:table-cell office:value-type="float" office:value="140772">
                <text:p>140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  <table:table-cell office:value-type="float" office:value="140005">
                <text:p>14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  <table:table-cell office:value-type="float" office:value="139151">
                <text:p>139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  <table:table-cell office:value-type="float" office:value="153431">
                <text:p>15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  <table:table-cell office:value-type="float" office:value="131057">
                <text:p>131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  <table:table-cell office:value-type="float" office:value="156032">
                <text:p>156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  <table:table-cell office:value-type="float" office:value="180167">
                <text:p>180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  <table:table-cell office:value-type="float" office:value="132300">
                <text:p>132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  <table:table-cell office:value-type="float" office:value="146642">
                <text:p>146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  <table:table-cell office:value-type="float" office:value="139738">
                <text:p>139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  <table:table-cell office:value-type="float" office:value="156343">
                <text:p>156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  <table:table-cell office:value-type="float" office:value="152573">
                <text:p>152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  <table:table-cell office:value-type="float" office:value="140701">
                <text:p>1407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  <table:table-cell office:value-type="float" office:value="138047">
                <text:p>138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  <table:table-cell office:value-type="float" office:value="139283">
                <text:p>139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  <table:table-cell office:value-type="float" office:value="161614">
                <text:p>161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  <table:table-cell office:value-type="float" office:value="141361">
                <text:p>141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  <table:table-cell office:value-type="float" office:value="123525">
                <text:p>123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  <table:table-cell office:value-type="float" office:value="142523">
                <text:p>142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  <table:table-cell office:value-type="float" office:value="144138">
                <text:p>1441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  <table:table-cell office:value-type="float" office:value="144440">
                <text:p>1444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  <table:table-cell office:value-type="float" office:value="134989">
                <text:p>134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  <table:table-cell office:value-type="float" office:value="131209">
                <text:p>131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  <table:table-cell office:value-type="float" office:value="139708">
                <text:p>139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  <table:table-cell office:value-type="float" office:value="148872">
                <text:p>148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  <table:table-cell office:value-type="float" office:value="139045">
                <text:p>139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  <table:table-cell office:value-type="float" office:value="138981">
                <text:p>138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  <table:table-cell office:value-type="float" office:value="160537">
                <text:p>1605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  <table:table-cell office:value-type="float" office:value="161394">
                <text:p>161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  <table:table-cell office:value-type="float" office:value="139346">
                <text:p>139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  <table:table-cell office:value-type="float" office:value="136612">
                <text:p>136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  <table:table-cell office:value-type="float" office:value="154108">
                <text:p>154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  <table:table-cell office:value-type="float" office:value="137479">
                <text:p>1374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  <table:table-cell office:value-type="float" office:value="171882">
                <text:p>1718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  <table:table-cell office:value-type="float" office:value="137773">
                <text:p>137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  <table:table-cell office:value-type="float" office:value="138259">
                <text:p>138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  <table:table-cell office:value-type="float" office:value="162187">
                <text:p>162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  <table:table-cell office:value-type="float" office:value="161468">
                <text:p>161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  <table:table-cell office:value-type="float" office:value="125534">
                <text:p>125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  <table:table-cell office:value-type="float" office:value="128272">
                <text:p>128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  <table:table-cell office:value-type="float" office:value="143694">
                <text:p>143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  <table:table-cell office:value-type="float" office:value="139059">
                <text:p>139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  <table:table-cell office:value-type="float" office:value="156072">
                <text:p>156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  <table:table-cell office:value-type="float" office:value="149230">
                <text:p>1492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  <table:table-cell office:value-type="float" office:value="146406">
                <text:p>146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  <table:table-cell office:value-type="float" office:value="148227">
                <text:p>148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  <table:table-cell office:value-type="float" office:value="277133">
                <text:p>277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  <table:table-cell office:value-type="float" office:value="291513">
                <text:p>2915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83cm" svg:height="12.831cm" xlink:href=".." xlink:type="simple" chart:class="chart:bar" chart:style-name="ch1">
        <chart:title svg:x="5.305cm" svg:y="0.083cm" chart:style-name="ch2">
          <text:p>3 Different Resource Selection Performance</text:p>
        </chart:title>
        <chart:subtitle svg:x="4.181cm" svg:y="1.134cm" chart:style-name="ch3">
          <text:p>Cons_res(CR), Cons_res_layout( CRL), Cons_res_power( CRLP)</text:p>
        </chart:subtitle>
        <chart:legend svg:x="17.455cm" svg:y="1.077cm" style:legend-expansion="custom" chartooo:width="1.208cm" chartooo:height="1.923cm" style:legend-expansion-aspect-ratio="0.628185127405096" chart:style-name="ch4"/>
        <chart:plot-area chart:style-name="ch5" table:cell-range-address="'PE-5040-cuzco'.A2:'PE-5040-cuzco'.C231" chart:data-source-has-labels="row" svg:x="1.013cm" svg:y="0.689cm" svg:width="18.069cm" svg:height="11.481cm">
          <chartooo:coordinate-region svg:x="2.375cm" svg:y="0.888cm" svg:width="16.707cm" svg:height="10.358cm"/>
          <chart:axis chart:dimension="x" chart:name="primary-x" chart:style-name="ch6">
            <chart:title svg:x="8.693cm" svg:y="12.271cm" chart:style-name="ch7">
              <text:p>Job-Index(Job-ID)</text:p>
            </chart:title>
          </chart:axis>
          <chart:axis chart:dimension="y" chart:name="primary-y" chart:style-name="ch8">
            <chart:title svg:x="0.064cm" svg:y="7.994cm" chart:style-name="ch9">
              <text:p>Time(micro-seconds)</text:p>
            </chart:title>
            <chart:grid chart:style-name="ch10" chart:class="major"/>
          </chart:axis>
          <chart:series chart:style-name="ch11" chart:values-cell-range-address="'PE-5040-cuzco'.A2:'PE-5040-cuzco'.A231" chart:label-cell-address="cr" chart:class="chart:bar">
            <chart:data-point chart:repeated="230"/>
          </chart:series>
          <chart:series chart:style-name="ch12" chart:values-cell-range-address="'PE-5040-cuzco'.B2:'PE-5040-cuzco'.B231" chart:label-cell-address="crl" chart:class="chart:bar">
            <chart:data-point chart:repeated="230"/>
          </chart:series>
          <chart:series chart:style-name="ch13" chart:values-cell-range-address="'PE-5040-cuzco'.C2:'PE-5040-cuzco'.C231" chart:label-cell-address="crlp" chart:class="chart:bar">
            <chart:data-point chart:repeated="2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</text:p>
              </table:table-cell>
              <table:table-cell office:value-type="string">
                <text:p>crl</text:p>
              </table:table-cell>
              <table:table-cell office:value-type="string">
                <text:p>cr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34">
                <text:p>53834</text:p>
                <draw:g>
                  <svg:desc>'PE-5040-cuzco'.A2:'PE-5040-cuzco'.A231</svg:desc>
                </draw:g>
              </table:table-cell>
              <table:table-cell office:value-type="float" office:value="91574">
                <text:p>91574</text:p>
                <draw:g>
                  <svg:desc>'PE-5040-cuzco'.B2:'PE-5040-cuzco'.B231</svg:desc>
                </draw:g>
              </table:table-cell>
              <table:table-cell office:value-type="float" office:value="132294">
                <text:p>132294</text:p>
                <draw:g>
                  <svg:desc>'PE-5040-cuzco'.C2:'PE-5040-cuzco'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12">
                <text:p>51212</text:p>
              </table:table-cell>
              <table:table-cell office:value-type="float" office:value="92262">
                <text:p>92262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702">
                <text:p>54702</text:p>
              </table:table-cell>
              <table:table-cell office:value-type="float" office:value="93107">
                <text:p>93107</text:p>
              </table:table-cell>
              <table:table-cell office:value-type="float" office:value="129044">
                <text:p>12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04">
                <text:p>54404</text:p>
              </table:table-cell>
              <table:table-cell office:value-type="float" office:value="93358">
                <text:p>93358</text:p>
              </table:table-cell>
              <table:table-cell office:value-type="float" office:value="131058">
                <text:p>131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985">
                <text:p>54985</text:p>
              </table:table-cell>
              <table:table-cell office:value-type="float" office:value="93018">
                <text:p>93018</text:p>
              </table:table-cell>
              <table:table-cell office:value-type="float" office:value="128972">
                <text:p>12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61">
                <text:p>55561</text:p>
              </table:table-cell>
              <table:table-cell office:value-type="float" office:value="94634">
                <text:p>94634</text:p>
              </table:table-cell>
              <table:table-cell office:value-type="float" office:value="133098">
                <text:p>13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38">
                <text:p>51738</text:p>
              </table:table-cell>
              <table:table-cell office:value-type="float" office:value="93640">
                <text:p>93640</text:p>
              </table:table-cell>
              <table:table-cell office:value-type="float" office:value="132145">
                <text:p>132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04">
                <text:p>54204</text:p>
              </table:table-cell>
              <table:table-cell office:value-type="float" office:value="92395">
                <text:p>92395</text:p>
              </table:table-cell>
              <table:table-cell office:value-type="float" office:value="133177">
                <text:p>13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88">
                <text:p>55688</text:p>
              </table:table-cell>
              <table:table-cell office:value-type="float" office:value="93978">
                <text:p>93978</text:p>
              </table:table-cell>
              <table:table-cell office:value-type="float" office:value="132833">
                <text:p>132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54">
                <text:p>58354</text:p>
              </table:table-cell>
              <table:table-cell office:value-type="float" office:value="97074">
                <text:p>97074</text:p>
              </table:table-cell>
              <table:table-cell office:value-type="float" office:value="129474">
                <text:p>129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97">
                <text:p>56797</text:p>
              </table:table-cell>
              <table:table-cell office:value-type="float" office:value="97034">
                <text:p>97034</text:p>
              </table:table-cell>
              <table:table-cell office:value-type="float" office:value="138714">
                <text:p>138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09">
                <text:p>55909</text:p>
              </table:table-cell>
              <table:table-cell office:value-type="float" office:value="92706">
                <text:p>92706</text:p>
              </table:table-cell>
              <table:table-cell office:value-type="float" office:value="130702">
                <text:p>130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02">
                <text:p>51702</text:p>
              </table:table-cell>
              <table:table-cell office:value-type="float" office:value="93952">
                <text:p>93952</text:p>
              </table:table-cell>
              <table:table-cell office:value-type="float" office:value="132093">
                <text:p>13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092">
                <text:p>67092</text:p>
              </table:table-cell>
              <table:table-cell office:value-type="float" office:value="123097">
                <text:p>123097</text:p>
              </table:table-cell>
              <table:table-cell office:value-type="float" office:value="165047">
                <text:p>165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458">
                <text:p>55458</text:p>
              </table:table-cell>
              <table:table-cell office:value-type="float" office:value="91404">
                <text:p>91404</text:p>
              </table:table-cell>
              <table:table-cell office:value-type="float" office:value="139447">
                <text:p>139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4">
                <text:p>54924</text:p>
              </table:table-cell>
              <table:table-cell office:value-type="float" office:value="93497">
                <text:p>93497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72">
                <text:p>56372</text:p>
              </table:table-cell>
              <table:table-cell office:value-type="float" office:value="95813">
                <text:p>95813</text:p>
              </table:table-cell>
              <table:table-cell office:value-type="float" office:value="128128">
                <text:p>12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40">
                <text:p>54740</text:p>
              </table:table-cell>
              <table:table-cell office:value-type="float" office:value="95228">
                <text:p>95228</text:p>
              </table:table-cell>
              <table:table-cell office:value-type="float" office:value="128773">
                <text:p>12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06">
                <text:p>54406</text:p>
              </table:table-cell>
              <table:table-cell office:value-type="float" office:value="96358">
                <text:p>96358</text:p>
              </table:table-cell>
              <table:table-cell office:value-type="float" office:value="128066">
                <text:p>128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15">
                <text:p>53715</text:p>
              </table:table-cell>
              <table:table-cell office:value-type="float" office:value="98656">
                <text:p>98656</text:p>
              </table:table-cell>
              <table:table-cell office:value-type="float" office:value="131661">
                <text:p>13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131">
                <text:p>57131</text:p>
              </table:table-cell>
              <table:table-cell office:value-type="float" office:value="97667">
                <text:p>97667</text:p>
              </table:table-cell>
              <table:table-cell office:value-type="float" office:value="133111">
                <text:p>13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30">
                <text:p>55130</text:p>
              </table:table-cell>
              <table:table-cell office:value-type="float" office:value="96973">
                <text:p>96973</text:p>
              </table:table-cell>
              <table:table-cell office:value-type="float" office:value="134058">
                <text:p>134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246">
                <text:p>51246</text:p>
              </table:table-cell>
              <table:table-cell office:value-type="float" office:value="92449">
                <text:p>92449</text:p>
              </table:table-cell>
              <table:table-cell office:value-type="float" office:value="130201">
                <text:p>130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849">
                <text:p>54849</text:p>
              </table:table-cell>
              <table:table-cell office:value-type="float" office:value="91069">
                <text:p>91069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651">
                <text:p>52651</text:p>
              </table:table-cell>
              <table:table-cell office:value-type="float" office:value="99997">
                <text:p>99997</text:p>
              </table:table-cell>
              <table:table-cell office:value-type="float" office:value="135903">
                <text:p>135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57">
                <text:p>62157</text:p>
              </table:table-cell>
              <table:table-cell office:value-type="float" office:value="110659">
                <text:p>110659</text:p>
              </table:table-cell>
              <table:table-cell office:value-type="float" office:value="157362">
                <text:p>15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06">
                <text:p>58306</text:p>
              </table:table-cell>
              <table:table-cell office:value-type="float" office:value="94497">
                <text:p>94497</text:p>
              </table:table-cell>
              <table:table-cell office:value-type="float" office:value="135584">
                <text:p>135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34">
                <text:p>55034</text:p>
              </table:table-cell>
              <table:table-cell office:value-type="float" office:value="93639">
                <text:p>93639</text:p>
              </table:table-cell>
              <table:table-cell office:value-type="float" office:value="128471">
                <text:p>128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56">
                <text:p>54856</text:p>
              </table:table-cell>
              <table:table-cell office:value-type="float" office:value="89262">
                <text:p>89262</text:p>
              </table:table-cell>
              <table:table-cell office:value-type="float" office:value="131069">
                <text:p>131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85">
                <text:p>57485</text:p>
              </table:table-cell>
              <table:table-cell office:value-type="float" office:value="89513">
                <text:p>89513</text:p>
              </table:table-cell>
              <table:table-cell office:value-type="float" office:value="132191">
                <text:p>132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599">
                <text:p>55599</text:p>
              </table:table-cell>
              <table:table-cell office:value-type="float" office:value="102874">
                <text:p>102874</text:p>
              </table:table-cell>
              <table:table-cell office:value-type="float" office:value="134146">
                <text:p>134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37">
                <text:p>58237</text:p>
              </table:table-cell>
              <table:table-cell office:value-type="float" office:value="91948">
                <text:p>91948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90">
                <text:p>55290</text:p>
              </table:table-cell>
              <table:table-cell office:value-type="float" office:value="99300">
                <text:p>99300</text:p>
              </table:table-cell>
              <table:table-cell office:value-type="float" office:value="128755">
                <text:p>12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03">
                <text:p>54403</text:p>
              </table:table-cell>
              <table:table-cell office:value-type="float" office:value="96761">
                <text:p>96761</text:p>
              </table:table-cell>
              <table:table-cell office:value-type="float" office:value="127709">
                <text:p>127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50">
                <text:p>55950</text:p>
              </table:table-cell>
              <table:table-cell office:value-type="float" office:value="100529">
                <text:p>100529</text:p>
              </table:table-cell>
              <table:table-cell office:value-type="float" office:value="135562">
                <text:p>135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36">
                <text:p>53436</text:p>
              </table:table-cell>
              <table:table-cell office:value-type="float" office:value="99537">
                <text:p>99537</text:p>
              </table:table-cell>
              <table:table-cell office:value-type="float" office:value="133847">
                <text:p>133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68">
                <text:p>60568</text:p>
              </table:table-cell>
              <table:table-cell office:value-type="float" office:value="89732">
                <text:p>89732</text:p>
              </table:table-cell>
              <table:table-cell office:value-type="float" office:value="127641">
                <text:p>12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74">
                <text:p>58074</text:p>
              </table:table-cell>
              <table:table-cell office:value-type="float" office:value="94847">
                <text:p>94847</text:p>
              </table:table-cell>
              <table:table-cell office:value-type="float" office:value="132173">
                <text:p>132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01">
                <text:p>50701</text:p>
              </table:table-cell>
              <table:table-cell office:value-type="float" office:value="94757">
                <text:p>94757</text:p>
              </table:table-cell>
              <table:table-cell office:value-type="float" office:value="133195">
                <text:p>133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27">
                <text:p>59027</text:p>
              </table:table-cell>
              <table:table-cell office:value-type="float" office:value="116007">
                <text:p>116007</text:p>
              </table:table-cell>
              <table:table-cell office:value-type="float" office:value="155179">
                <text:p>155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77">
                <text:p>53677</text:p>
              </table:table-cell>
              <table:table-cell office:value-type="float" office:value="101375">
                <text:p>101375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367">
                <text:p>51367</text:p>
              </table:table-cell>
              <table:table-cell office:value-type="float" office:value="98203">
                <text:p>98203</text:p>
              </table:table-cell>
              <table:table-cell office:value-type="float" office:value="133167">
                <text:p>133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7">
                <text:p>52577</text:p>
              </table:table-cell>
              <table:table-cell office:value-type="float" office:value="90722">
                <text:p>90722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390">
                <text:p>53390</text:p>
              </table:table-cell>
              <table:table-cell office:value-type="float" office:value="91767">
                <text:p>91767</text:p>
              </table:table-cell>
              <table:table-cell office:value-type="float" office:value="147826">
                <text:p>147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43">
                <text:p>52843</text:p>
              </table:table-cell>
              <table:table-cell office:value-type="float" office:value="90581">
                <text:p>90581</text:p>
              </table:table-cell>
              <table:table-cell office:value-type="float" office:value="142588">
                <text:p>142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42">
                <text:p>54342</text:p>
              </table:table-cell>
              <table:table-cell office:value-type="float" office:value="91996">
                <text:p>91996</text:p>
              </table:table-cell>
              <table:table-cell office:value-type="float" office:value="138723">
                <text:p>138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469">
                <text:p>57469</text:p>
              </table:table-cell>
              <table:table-cell office:value-type="float" office:value="100698">
                <text:p>100698</text:p>
              </table:table-cell>
              <table:table-cell office:value-type="float" office:value="136034">
                <text:p>136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06">
                <text:p>57106</text:p>
              </table:table-cell>
              <table:table-cell office:value-type="float" office:value="90808">
                <text:p>90808</text:p>
              </table:table-cell>
              <table:table-cell office:value-type="float" office:value="138983">
                <text:p>138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13">
                <text:p>56613</text:p>
              </table:table-cell>
              <table:table-cell office:value-type="float" office:value="92575">
                <text:p>9257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200">
                <text:p>57200</text:p>
              </table:table-cell>
              <table:table-cell office:value-type="float" office:value="95526">
                <text:p>95526</text:p>
              </table:table-cell>
              <table:table-cell office:value-type="float" office:value="144842">
                <text:p>144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8">
                <text:p>54138</text:p>
              </table:table-cell>
              <table:table-cell office:value-type="float" office:value="92772">
                <text:p>92772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007">
                <text:p>54007</text:p>
              </table:table-cell>
              <table:table-cell office:value-type="float" office:value="95985">
                <text:p>95985</text:p>
              </table:table-cell>
              <table:table-cell office:value-type="float" office:value="143588">
                <text:p>143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74">
                <text:p>53174</text:p>
              </table:table-cell>
              <table:table-cell office:value-type="float" office:value="95187">
                <text:p>95187</text:p>
              </table:table-cell>
              <table:table-cell office:value-type="float" office:value="142236">
                <text:p>14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50">
                <text:p>52350</text:p>
              </table:table-cell>
              <table:table-cell office:value-type="float" office:value="93142">
                <text:p>93142</text:p>
              </table:table-cell>
              <table:table-cell office:value-type="float" office:value="138349">
                <text:p>138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975">
                <text:p>51975</text:p>
              </table:table-cell>
              <table:table-cell office:value-type="float" office:value="97472">
                <text:p>97472</text:p>
              </table:table-cell>
              <table:table-cell office:value-type="float" office:value="128992">
                <text:p>128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54">
                <text:p>55354</text:p>
              </table:table-cell>
              <table:table-cell office:value-type="float" office:value="96052">
                <text:p>96052</text:p>
              </table:table-cell>
              <table:table-cell office:value-type="float" office:value="130502">
                <text:p>130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47">
                <text:p>59847</text:p>
              </table:table-cell>
              <table:table-cell office:value-type="float" office:value="114156">
                <text:p>114156</text:p>
              </table:table-cell>
              <table:table-cell office:value-type="float" office:value="157045">
                <text:p>15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63">
                <text:p>57663</text:p>
              </table:table-cell>
              <table:table-cell office:value-type="float" office:value="101073">
                <text:p>101073</text:p>
              </table:table-cell>
              <table:table-cell office:value-type="float" office:value="138658">
                <text:p>138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459">
                <text:p>55459</text:p>
              </table:table-cell>
              <table:table-cell office:value-type="float" office:value="99711">
                <text:p>99711</text:p>
              </table:table-cell>
              <table:table-cell office:value-type="float" office:value="133665">
                <text:p>133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71">
                <text:p>55071</text:p>
              </table:table-cell>
              <table:table-cell office:value-type="float" office:value="96355">
                <text:p>96355</text:p>
              </table:table-cell>
              <table:table-cell office:value-type="float" office:value="137357">
                <text:p>137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55">
                <text:p>52755</text:p>
              </table:table-cell>
              <table:table-cell office:value-type="float" office:value="96795">
                <text:p>96795</text:p>
              </table:table-cell>
              <table:table-cell office:value-type="float" office:value="138466">
                <text:p>138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53">
                <text:p>55753</text:p>
              </table:table-cell>
              <table:table-cell office:value-type="float" office:value="95964">
                <text:p>95964</text:p>
              </table:table-cell>
              <table:table-cell office:value-type="float" office:value="140397">
                <text:p>140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522">
                <text:p>62522</text:p>
              </table:table-cell>
              <table:table-cell office:value-type="float" office:value="110229">
                <text:p>110229</text:p>
              </table:table-cell>
              <table:table-cell office:value-type="float" office:value="182299">
                <text:p>182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24">
                <text:p>68024</text:p>
              </table:table-cell>
              <table:table-cell office:value-type="float" office:value="123804">
                <text:p>123804</text:p>
              </table:table-cell>
              <table:table-cell office:value-type="float" office:value="158453">
                <text:p>158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922">
                <text:p>52922</text:p>
              </table:table-cell>
              <table:table-cell office:value-type="float" office:value="96066">
                <text:p>96066</text:p>
              </table:table-cell>
              <table:table-cell office:value-type="float" office:value="131633">
                <text:p>131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46">
                <text:p>52246</text:p>
              </table:table-cell>
              <table:table-cell office:value-type="float" office:value="92808">
                <text:p>92808</text:p>
              </table:table-cell>
              <table:table-cell office:value-type="float" office:value="130929">
                <text:p>130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85">
                <text:p>54785</text:p>
              </table:table-cell>
              <table:table-cell office:value-type="float" office:value="90637">
                <text:p>90637</text:p>
              </table:table-cell>
              <table:table-cell office:value-type="float" office:value="132011">
                <text:p>13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74">
                <text:p>56874</text:p>
              </table:table-cell>
              <table:table-cell office:value-type="float" office:value="93841">
                <text:p>93841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676">
                <text:p>51676</text:p>
              </table:table-cell>
              <table:table-cell office:value-type="float" office:value="93968">
                <text:p>93968</text:p>
              </table:table-cell>
              <table:table-cell office:value-type="float" office:value="138759">
                <text:p>138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214">
                <text:p>52214</text:p>
              </table:table-cell>
              <table:table-cell office:value-type="float" office:value="103416">
                <text:p>103416</text:p>
              </table:table-cell>
              <table:table-cell office:value-type="float" office:value="140609">
                <text:p>140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401">
                <text:p>56401</text:p>
              </table:table-cell>
              <table:table-cell office:value-type="float" office:value="97558">
                <text:p>97558</text:p>
              </table:table-cell>
              <table:table-cell office:value-type="float" office:value="130961">
                <text:p>130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69">
                <text:p>53569</text:p>
              </table:table-cell>
              <table:table-cell office:value-type="float" office:value="98078">
                <text:p>98078</text:p>
              </table:table-cell>
              <table:table-cell office:value-type="float" office:value="134540">
                <text:p>134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219">
                <text:p>57219</text:p>
              </table:table-cell>
              <table:table-cell office:value-type="float" office:value="95160">
                <text:p>95160</text:p>
              </table:table-cell>
              <table:table-cell office:value-type="float" office:value="141692">
                <text:p>14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530">
                <text:p>56530</text:p>
              </table:table-cell>
              <table:table-cell office:value-type="float" office:value="92083">
                <text:p>92083</text:p>
              </table:table-cell>
              <table:table-cell office:value-type="float" office:value="132886">
                <text:p>132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76">
                <text:p>57576</text:p>
              </table:table-cell>
              <table:table-cell office:value-type="float" office:value="94209">
                <text:p>94209</text:p>
              </table:table-cell>
              <table:table-cell office:value-type="float" office:value="143568">
                <text:p>143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79">
                <text:p>57379</text:p>
              </table:table-cell>
              <table:table-cell office:value-type="float" office:value="96063">
                <text:p>96063</text:p>
              </table:table-cell>
              <table:table-cell office:value-type="float" office:value="145354">
                <text:p>145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278">
                <text:p>52278</text:p>
              </table:table-cell>
              <table:table-cell office:value-type="float" office:value="91131">
                <text:p>91131</text:p>
              </table:table-cell>
              <table:table-cell office:value-type="float" office:value="131457">
                <text:p>131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82">
                <text:p>54982</text:p>
              </table:table-cell>
              <table:table-cell office:value-type="float" office:value="93984">
                <text:p>93984</text:p>
              </table:table-cell>
              <table:table-cell office:value-type="float" office:value="136626">
                <text:p>136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36">
                <text:p>63636</text:p>
              </table:table-cell>
              <table:table-cell office:value-type="float" office:value="114636">
                <text:p>114636</text:p>
              </table:table-cell>
              <table:table-cell office:value-type="float" office:value="162284">
                <text:p>162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013">
                <text:p>53013</text:p>
              </table:table-cell>
              <table:table-cell office:value-type="float" office:value="97226">
                <text:p>97226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16">
                <text:p>53616</text:p>
              </table:table-cell>
              <table:table-cell office:value-type="float" office:value="100656">
                <text:p>100656</text:p>
              </table:table-cell>
              <table:table-cell office:value-type="float" office:value="150349">
                <text:p>150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467">
                <text:p>53467</text:p>
              </table:table-cell>
              <table:table-cell office:value-type="float" office:value="99886">
                <text:p>99886</text:p>
              </table:table-cell>
              <table:table-cell office:value-type="float" office:value="153756">
                <text:p>153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339">
                <text:p>52339</text:p>
              </table:table-cell>
              <table:table-cell office:value-type="float" office:value="97684">
                <text:p>97684</text:p>
              </table:table-cell>
              <table:table-cell office:value-type="float" office:value="138594">
                <text:p>138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29">
                <text:p>51429</text:p>
              </table:table-cell>
              <table:table-cell office:value-type="float" office:value="97622">
                <text:p>97622</text:p>
              </table:table-cell>
              <table:table-cell office:value-type="float" office:value="163822">
                <text:p>1638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36">
                <text:p>53436</text:p>
              </table:table-cell>
              <table:table-cell office:value-type="float" office:value="100874">
                <text:p>100874</text:p>
              </table:table-cell>
              <table:table-cell office:value-type="float" office:value="143901">
                <text:p>143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1">
                <text:p>55731</text:p>
              </table:table-cell>
              <table:table-cell office:value-type="float" office:value="94409">
                <text:p>94409</text:p>
              </table:table-cell>
              <table:table-cell office:value-type="float" office:value="132221">
                <text:p>132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13">
                <text:p>54213</text:p>
              </table:table-cell>
              <table:table-cell office:value-type="float" office:value="95582">
                <text:p>95582</text:p>
              </table:table-cell>
              <table:table-cell office:value-type="float" office:value="132250">
                <text:p>132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908">
                <text:p>53908</text:p>
              </table:table-cell>
              <table:table-cell office:value-type="float" office:value="94995">
                <text:p>94995</text:p>
              </table:table-cell>
              <table:table-cell office:value-type="float" office:value="138493">
                <text:p>138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26">
                <text:p>53026</text:p>
              </table:table-cell>
              <table:table-cell office:value-type="float" office:value="96274">
                <text:p>96274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355">
                <text:p>53355</text:p>
              </table:table-cell>
              <table:table-cell office:value-type="float" office:value="103643">
                <text:p>103643</text:p>
              </table:table-cell>
              <table:table-cell office:value-type="float" office:value="135537">
                <text:p>135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199">
                <text:p>57199</text:p>
              </table:table-cell>
              <table:table-cell office:value-type="float" office:value="98843">
                <text:p>98843</text:p>
              </table:table-cell>
              <table:table-cell office:value-type="float" office:value="154318">
                <text:p>154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337">
                <text:p>53337</text:p>
              </table:table-cell>
              <table:table-cell office:value-type="float" office:value="101280">
                <text:p>101280</text:p>
              </table:table-cell>
              <table:table-cell office:value-type="float" office:value="148901">
                <text:p>148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73">
                <text:p>56573</text:p>
              </table:table-cell>
              <table:table-cell office:value-type="float" office:value="101724">
                <text:p>101724</text:p>
              </table:table-cell>
              <table:table-cell office:value-type="float" office:value="147192">
                <text:p>147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87">
                <text:p>54287</text:p>
              </table:table-cell>
              <table:table-cell office:value-type="float" office:value="100701">
                <text:p>100701</text:p>
              </table:table-cell>
              <table:table-cell office:value-type="float" office:value="140678">
                <text:p>140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05">
                <text:p>52505</text:p>
              </table:table-cell>
              <table:table-cell office:value-type="float" office:value="97348">
                <text:p>97348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482">
                <text:p>54482</text:p>
              </table:table-cell>
              <table:table-cell office:value-type="float" office:value="92336">
                <text:p>92336</text:p>
              </table:table-cell>
              <table:table-cell office:value-type="float" office:value="131908">
                <text:p>131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063">
                <text:p>52063</text:p>
              </table:table-cell>
              <table:table-cell office:value-type="float" office:value="93931">
                <text:p>93931</text:p>
              </table:table-cell>
              <table:table-cell office:value-type="float" office:value="131628">
                <text:p>13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893">
                <text:p>55893</text:p>
              </table:table-cell>
              <table:table-cell office:value-type="float" office:value="99279">
                <text:p>99279</text:p>
              </table:table-cell>
              <table:table-cell office:value-type="float" office:value="140148">
                <text:p>140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09">
                <text:p>68209</text:p>
              </table:table-cell>
              <table:table-cell office:value-type="float" office:value="126519">
                <text:p>126519</text:p>
              </table:table-cell>
              <table:table-cell office:value-type="float" office:value="177148">
                <text:p>177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167">
                <text:p>56167</text:p>
              </table:table-cell>
              <table:table-cell office:value-type="float" office:value="96564">
                <text:p>96564</text:p>
              </table:table-cell>
              <table:table-cell office:value-type="float" office:value="140740">
                <text:p>1407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1">
                <text:p>57331</text:p>
              </table:table-cell>
              <table:table-cell office:value-type="float" office:value="98863">
                <text:p>98863</text:p>
              </table:table-cell>
              <table:table-cell office:value-type="float" office:value="144723">
                <text:p>144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882">
                <text:p>55882</text:p>
              </table:table-cell>
              <table:table-cell office:value-type="float" office:value="92471">
                <text:p>92471</text:p>
              </table:table-cell>
              <table:table-cell office:value-type="float" office:value="135005">
                <text:p>135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81">
                <text:p>51981</text:p>
              </table:table-cell>
              <table:table-cell office:value-type="float" office:value="100825">
                <text:p>100825</text:p>
              </table:table-cell>
              <table:table-cell office:value-type="float" office:value="145243">
                <text:p>145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96">
                <text:p>57396</text:p>
              </table:table-cell>
              <table:table-cell office:value-type="float" office:value="100975">
                <text:p>100975</text:p>
              </table:table-cell>
              <table:table-cell office:value-type="float" office:value="146749">
                <text:p>146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03">
                <text:p>55803</text:p>
              </table:table-cell>
              <table:table-cell office:value-type="float" office:value="100963">
                <text:p>100963</text:p>
              </table:table-cell>
              <table:table-cell office:value-type="float" office:value="143347">
                <text:p>14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83">
                <text:p>53783</text:p>
              </table:table-cell>
              <table:table-cell office:value-type="float" office:value="97857">
                <text:p>97857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599">
                <text:p>56599</text:p>
              </table:table-cell>
              <table:table-cell office:value-type="float" office:value="92191">
                <text:p>92191</text:p>
              </table:table-cell>
              <table:table-cell office:value-type="float" office:value="139424">
                <text:p>139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390">
                <text:p>56390</text:p>
              </table:table-cell>
              <table:table-cell office:value-type="float" office:value="96323">
                <text:p>96323</text:p>
              </table:table-cell>
              <table:table-cell office:value-type="float" office:value="140453">
                <text:p>140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757">
                <text:p>53757</text:p>
              </table:table-cell>
              <table:table-cell office:value-type="float" office:value="95361">
                <text:p>95361</text:p>
              </table:table-cell>
              <table:table-cell office:value-type="float" office:value="152290">
                <text:p>1522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986">
                <text:p>55986</text:p>
              </table:table-cell>
              <table:table-cell office:value-type="float" office:value="95159">
                <text:p>95159</text:p>
              </table:table-cell>
              <table:table-cell office:value-type="float" office:value="142462">
                <text:p>142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292">
                <text:p>52292</text:p>
              </table:table-cell>
              <table:table-cell office:value-type="float" office:value="91547">
                <text:p>91547</text:p>
              </table:table-cell>
              <table:table-cell office:value-type="float" office:value="144173">
                <text:p>1441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01">
                <text:p>56801</text:p>
              </table:table-cell>
              <table:table-cell office:value-type="float" office:value="92032">
                <text:p>92032</text:p>
              </table:table-cell>
              <table:table-cell office:value-type="float" office:value="144740">
                <text:p>1447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958">
                <text:p>62958</text:p>
              </table:table-cell>
              <table:table-cell office:value-type="float" office:value="113771">
                <text:p>113771</text:p>
              </table:table-cell>
              <table:table-cell office:value-type="float" office:value="161595">
                <text:p>161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33">
                <text:p>52033</text:p>
              </table:table-cell>
              <table:table-cell office:value-type="float" office:value="96095">
                <text:p>96095</text:p>
              </table:table-cell>
              <table:table-cell office:value-type="float" office:value="141097">
                <text:p>141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835">
                <text:p>53835</text:p>
              </table:table-cell>
              <table:table-cell office:value-type="float" office:value="99907">
                <text:p>99907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790">
                <text:p>53790</text:p>
              </table:table-cell>
              <table:table-cell office:value-type="float" office:value="104217">
                <text:p>104217</text:p>
              </table:table-cell>
              <table:table-cell office:value-type="float" office:value="150011">
                <text:p>150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671">
                <text:p>53671</text:p>
              </table:table-cell>
              <table:table-cell office:value-type="float" office:value="95066">
                <text:p>95066</text:p>
              </table:table-cell>
              <table:table-cell office:value-type="float" office:value="144545">
                <text:p>144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19">
                <text:p>52219</text:p>
              </table:table-cell>
              <table:table-cell office:value-type="float" office:value="96306">
                <text:p>96306</text:p>
              </table:table-cell>
              <table:table-cell office:value-type="float" office:value="143009">
                <text:p>1430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830">
                <text:p>55830</text:p>
              </table:table-cell>
              <table:table-cell office:value-type="float" office:value="80334">
                <text:p>80334</text:p>
              </table:table-cell>
              <table:table-cell office:value-type="float" office:value="140422">
                <text:p>140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22">
                <text:p>56922</text:p>
              </table:table-cell>
              <table:table-cell office:value-type="float" office:value="103186">
                <text:p>103186</text:p>
              </table:table-cell>
              <table:table-cell office:value-type="float" office:value="137399">
                <text:p>137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157">
                <text:p>51157</text:p>
              </table:table-cell>
              <table:table-cell office:value-type="float" office:value="92894">
                <text:p>92894</text:p>
              </table:table-cell>
              <table:table-cell office:value-type="float" office:value="119506">
                <text:p>119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491">
                <text:p>51491</text:p>
              </table:table-cell>
              <table:table-cell office:value-type="float" office:value="99591">
                <text:p>99591</text:p>
              </table:table-cell>
              <table:table-cell office:value-type="float" office:value="141922">
                <text:p>141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82">
                <text:p>53382</text:p>
              </table:table-cell>
              <table:table-cell office:value-type="float" office:value="100951">
                <text:p>100951</text:p>
              </table:table-cell>
              <table:table-cell office:value-type="float" office:value="143230">
                <text:p>143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7">
                <text:p>57097</text:p>
              </table:table-cell>
              <table:table-cell office:value-type="float" office:value="98924">
                <text:p>98924</text:p>
              </table:table-cell>
              <table:table-cell office:value-type="float" office:value="150075">
                <text:p>150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34">
                <text:p>55534</text:p>
              </table:table-cell>
              <table:table-cell office:value-type="float" office:value="97565">
                <text:p>97565</text:p>
              </table:table-cell>
              <table:table-cell office:value-type="float" office:value="138504">
                <text:p>138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432">
                <text:p>55432</text:p>
              </table:table-cell>
              <table:table-cell office:value-type="float" office:value="97594">
                <text:p>97594</text:p>
              </table:table-cell>
              <table:table-cell office:value-type="float" office:value="135384">
                <text:p>13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134">
                <text:p>55134</text:p>
              </table:table-cell>
              <table:table-cell office:value-type="float" office:value="96503">
                <text:p>96503</text:p>
              </table:table-cell>
              <table:table-cell office:value-type="float" office:value="135243">
                <text:p>135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03">
                <text:p>56903</text:p>
              </table:table-cell>
              <table:table-cell office:value-type="float" office:value="93662">
                <text:p>93662</text:p>
              </table:table-cell>
              <table:table-cell office:value-type="float" office:value="139446">
                <text:p>139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50">
                <text:p>55250</text:p>
              </table:table-cell>
              <table:table-cell office:value-type="float" office:value="95991">
                <text:p>95991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373">
                <text:p>53373</text:p>
              </table:table-cell>
              <table:table-cell office:value-type="float" office:value="99505">
                <text:p>99505</text:p>
              </table:table-cell>
              <table:table-cell office:value-type="float" office:value="138386">
                <text:p>138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39">
                <text:p>52339</text:p>
              </table:table-cell>
              <table:table-cell office:value-type="float" office:value="96728">
                <text:p>96728</text:p>
              </table:table-cell>
              <table:table-cell office:value-type="float" office:value="137335">
                <text:p>1373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96">
                <text:p>65296</text:p>
              </table:table-cell>
              <table:table-cell office:value-type="float" office:value="113594">
                <text:p>113594</text:p>
              </table:table-cell>
              <table:table-cell office:value-type="float" office:value="155664">
                <text:p>155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50">
                <text:p>52250</text:p>
              </table:table-cell>
              <table:table-cell office:value-type="float" office:value="95375">
                <text:p>95375</text:p>
              </table:table-cell>
              <table:table-cell office:value-type="float" office:value="132710">
                <text:p>1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309">
                <text:p>55309</text:p>
              </table:table-cell>
              <table:table-cell office:value-type="float" office:value="93842">
                <text:p>93842</text:p>
              </table:table-cell>
              <table:table-cell office:value-type="float" office:value="129751">
                <text:p>129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424">
                <text:p>54424</text:p>
              </table:table-cell>
              <table:table-cell office:value-type="float" office:value="81531">
                <text:p>81531</text:p>
              </table:table-cell>
              <table:table-cell office:value-type="float" office:value="130134">
                <text:p>130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406">
                <text:p>51406</text:p>
              </table:table-cell>
              <table:table-cell office:value-type="float" office:value="99774">
                <text:p>99774</text:p>
              </table:table-cell>
              <table:table-cell office:value-type="float" office:value="132704">
                <text:p>132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23">
                <text:p>55523</text:p>
              </table:table-cell>
              <table:table-cell office:value-type="float" office:value="101154">
                <text:p>101154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47">
                <text:p>55747</text:p>
              </table:table-cell>
              <table:table-cell office:value-type="float" office:value="94015">
                <text:p>94015</text:p>
              </table:table-cell>
              <table:table-cell office:value-type="float" office:value="129207">
                <text:p>12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860">
                <text:p>56860</text:p>
              </table:table-cell>
              <table:table-cell office:value-type="float" office:value="93897">
                <text:p>93897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30">
                <text:p>45630</text:p>
              </table:table-cell>
              <table:table-cell office:value-type="float" office:value="96369">
                <text:p>96369</text:p>
              </table:table-cell>
              <table:table-cell office:value-type="float" office:value="138189">
                <text:p>138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10">
                <text:p>55110</text:p>
              </table:table-cell>
              <table:table-cell office:value-type="float" office:value="95012">
                <text:p>95012</text:p>
              </table:table-cell>
              <table:table-cell office:value-type="float" office:value="137235">
                <text:p>137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223">
                <text:p>54223</text:p>
              </table:table-cell>
              <table:table-cell office:value-type="float" office:value="96150">
                <text:p>96150</text:p>
              </table:table-cell>
              <table:table-cell office:value-type="float" office:value="142312">
                <text:p>142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791">
                <text:p>55791</text:p>
              </table:table-cell>
              <table:table-cell office:value-type="float" office:value="92882">
                <text:p>92882</text:p>
              </table:table-cell>
              <table:table-cell office:value-type="float" office:value="144594">
                <text:p>144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614">
                <text:p>52614</text:p>
              </table:table-cell>
              <table:table-cell office:value-type="float" office:value="96120">
                <text:p>96120</text:p>
              </table:table-cell>
              <table:table-cell office:value-type="float" office:value="134392">
                <text:p>134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875">
                <text:p>53875</text:p>
              </table:table-cell>
              <table:table-cell office:value-type="float" office:value="94377">
                <text:p>94377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989">
                <text:p>55989</text:p>
              </table:table-cell>
              <table:table-cell office:value-type="float" office:value="96761">
                <text:p>96761</text:p>
              </table:table-cell>
              <table:table-cell office:value-type="float" office:value="139076">
                <text:p>1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23">
                <text:p>56023</text:p>
              </table:table-cell>
              <table:table-cell office:value-type="float" office:value="96628">
                <text:p>96628</text:p>
              </table:table-cell>
              <table:table-cell office:value-type="float" office:value="130622">
                <text:p>130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28">
                <text:p>52528</text:p>
              </table:table-cell>
              <table:table-cell office:value-type="float" office:value="98294">
                <text:p>98294</text:p>
              </table:table-cell>
              <table:table-cell office:value-type="float" office:value="128449">
                <text:p>128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102">
                <text:p>53102</text:p>
              </table:table-cell>
              <table:table-cell office:value-type="float" office:value="97121">
                <text:p>97121</text:p>
              </table:table-cell>
              <table:table-cell office:value-type="float" office:value="134626">
                <text:p>134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29">
                <text:p>54229</text:p>
              </table:table-cell>
              <table:table-cell office:value-type="float" office:value="99743">
                <text:p>99743</text:p>
              </table:table-cell>
              <table:table-cell office:value-type="float" office:value="134809">
                <text:p>134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339">
                <text:p>51339</text:p>
              </table:table-cell>
              <table:table-cell office:value-type="float" office:value="98059">
                <text:p>98059</text:p>
              </table:table-cell>
              <table:table-cell office:value-type="float" office:value="134977">
                <text:p>1349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737">
                <text:p>50737</text:p>
              </table:table-cell>
              <table:table-cell office:value-type="float" office:value="95117">
                <text:p>95117</text:p>
              </table:table-cell>
              <table:table-cell office:value-type="float" office:value="132933">
                <text:p>1329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793">
                <text:p>55793</text:p>
              </table:table-cell>
              <table:table-cell office:value-type="float" office:value="91492">
                <text:p>91492</text:p>
              </table:table-cell>
              <table:table-cell office:value-type="float" office:value="133112">
                <text:p>133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757">
                <text:p>50757</text:p>
              </table:table-cell>
              <table:table-cell office:value-type="float" office:value="91361">
                <text:p>91361</text:p>
              </table:table-cell>
              <table:table-cell office:value-type="float" office:value="129054">
                <text:p>129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67">
                <text:p>55967</text:p>
              </table:table-cell>
              <table:table-cell office:value-type="float" office:value="91149">
                <text:p>91149</text:p>
              </table:table-cell>
              <table:table-cell office:value-type="float" office:value="133486">
                <text:p>133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865">
                <text:p>59865</text:p>
              </table:table-cell>
              <table:table-cell office:value-type="float" office:value="109813">
                <text:p>109813</text:p>
              </table:table-cell>
              <table:table-cell office:value-type="float" office:value="156815">
                <text:p>156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45">
                <text:p>54445</text:p>
              </table:table-cell>
              <table:table-cell office:value-type="float" office:value="95192">
                <text:p>95192</text:p>
              </table:table-cell>
              <table:table-cell office:value-type="float" office:value="132841">
                <text:p>13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221">
                <text:p>52221</text:p>
              </table:table-cell>
              <table:table-cell office:value-type="float" office:value="93472">
                <text:p>93472</text:p>
              </table:table-cell>
              <table:table-cell office:value-type="float" office:value="139231">
                <text:p>139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652">
                <text:p>51652</text:p>
              </table:table-cell>
              <table:table-cell office:value-type="float" office:value="93696">
                <text:p>93696</text:p>
              </table:table-cell>
              <table:table-cell office:value-type="float" office:value="130655">
                <text:p>130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302">
                <text:p>59302</text:p>
              </table:table-cell>
              <table:table-cell office:value-type="float" office:value="110129">
                <text:p>110129</text:p>
              </table:table-cell>
              <table:table-cell office:value-type="float" office:value="151212">
                <text:p>151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476">
                <text:p>53476</text:p>
              </table:table-cell>
              <table:table-cell office:value-type="float" office:value="99274">
                <text:p>99274</text:p>
              </table:table-cell>
              <table:table-cell office:value-type="float" office:value="142251">
                <text:p>1422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374">
                <text:p>56374</text:p>
              </table:table-cell>
              <table:table-cell office:value-type="float" office:value="100444">
                <text:p>100444</text:p>
              </table:table-cell>
              <table:table-cell office:value-type="float" office:value="139959">
                <text:p>139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142">
                <text:p>53142</text:p>
              </table:table-cell>
              <table:table-cell office:value-type="float" office:value="98697">
                <text:p>98697</text:p>
              </table:table-cell>
              <table:table-cell office:value-type="float" office:value="142081">
                <text:p>142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287">
                <text:p>68287</text:p>
              </table:table-cell>
              <table:table-cell office:value-type="float" office:value="127418">
                <text:p>127418</text:p>
              </table:table-cell>
              <table:table-cell office:value-type="float" office:value="173172">
                <text:p>173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9">
                <text:p>52489</text:p>
              </table:table-cell>
              <table:table-cell office:value-type="float" office:value="98386">
                <text:p>98386</text:p>
              </table:table-cell>
              <table:table-cell office:value-type="float" office:value="134349">
                <text:p>134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418">
                <text:p>56418</text:p>
              </table:table-cell>
              <table:table-cell office:value-type="float" office:value="92234">
                <text:p>92234</text:p>
              </table:table-cell>
              <table:table-cell office:value-type="float" office:value="144033">
                <text:p>144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545">
                <text:p>55545</text:p>
              </table:table-cell>
              <table:table-cell office:value-type="float" office:value="91717">
                <text:p>91717</text:p>
              </table:table-cell>
              <table:table-cell office:value-type="float" office:value="138010">
                <text:p>138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653">
                <text:p>53653</text:p>
              </table:table-cell>
              <table:table-cell office:value-type="float" office:value="96139">
                <text:p>96139</text:p>
              </table:table-cell>
              <table:table-cell office:value-type="float" office:value="146178">
                <text:p>146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962">
                <text:p>55962</text:p>
              </table:table-cell>
              <table:table-cell office:value-type="float" office:value="92288">
                <text:p>92288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856">
                <text:p>66856</text:p>
              </table:table-cell>
              <table:table-cell office:value-type="float" office:value="110440">
                <text:p>110440</text:p>
              </table:table-cell>
              <table:table-cell office:value-type="float" office:value="162249">
                <text:p>162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856">
                <text:p>55856</text:p>
              </table:table-cell>
              <table:table-cell office:value-type="float" office:value="97578">
                <text:p>97578</text:p>
              </table:table-cell>
              <table:table-cell office:value-type="float" office:value="140772">
                <text:p>140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16">
                <text:p>55216</text:p>
              </table:table-cell>
              <table:table-cell office:value-type="float" office:value="99546">
                <text:p>99546</text:p>
              </table:table-cell>
              <table:table-cell office:value-type="float" office:value="140005">
                <text:p>14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14">
                <text:p>55014</text:p>
              </table:table-cell>
              <table:table-cell office:value-type="float" office:value="99417">
                <text:p>99417</text:p>
              </table:table-cell>
              <table:table-cell office:value-type="float" office:value="139151">
                <text:p>139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896">
                <text:p>56896</text:p>
              </table:table-cell>
              <table:table-cell office:value-type="float" office:value="104513">
                <text:p>104513</text:p>
              </table:table-cell>
              <table:table-cell office:value-type="float" office:value="153431">
                <text:p>15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539">
                <text:p>55539</text:p>
              </table:table-cell>
              <table:table-cell office:value-type="float" office:value="99059">
                <text:p>99059</text:p>
              </table:table-cell>
              <table:table-cell office:value-type="float" office:value="131057">
                <text:p>131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80">
                <text:p>59780</text:p>
              </table:table-cell>
              <table:table-cell office:value-type="float" office:value="100187">
                <text:p>100187</text:p>
              </table:table-cell>
              <table:table-cell office:value-type="float" office:value="156032">
                <text:p>156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978">
                <text:p>67978</text:p>
              </table:table-cell>
              <table:table-cell office:value-type="float" office:value="127211">
                <text:p>127211</text:p>
              </table:table-cell>
              <table:table-cell office:value-type="float" office:value="180167">
                <text:p>180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58">
                <text:p>52258</text:p>
              </table:table-cell>
              <table:table-cell office:value-type="float" office:value="97422">
                <text:p>97422</text:p>
              </table:table-cell>
              <table:table-cell office:value-type="float" office:value="132300">
                <text:p>1323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724">
                <text:p>51724</text:p>
              </table:table-cell>
              <table:table-cell office:value-type="float" office:value="95292">
                <text:p>95292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166">
                <text:p>53166</text:p>
              </table:table-cell>
              <table:table-cell office:value-type="float" office:value="96966">
                <text:p>96966</text:p>
              </table:table-cell>
              <table:table-cell office:value-type="float" office:value="146642">
                <text:p>146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410">
                <text:p>51410</text:p>
              </table:table-cell>
              <table:table-cell office:value-type="float" office:value="94874">
                <text:p>94874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450">
                <text:p>55450</text:p>
              </table:table-cell>
              <table:table-cell office:value-type="float" office:value="99140">
                <text:p>99140</text:p>
              </table:table-cell>
              <table:table-cell office:value-type="float" office:value="139738">
                <text:p>139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958">
                <text:p>57958</text:p>
              </table:table-cell>
              <table:table-cell office:value-type="float" office:value="103255">
                <text:p>103255</text:p>
              </table:table-cell>
              <table:table-cell office:value-type="float" office:value="156343">
                <text:p>156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37">
                <text:p>59237</text:p>
              </table:table-cell>
              <table:table-cell office:value-type="float" office:value="116738">
                <text:p>116738</text:p>
              </table:table-cell>
              <table:table-cell office:value-type="float" office:value="152573">
                <text:p>152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220">
                <text:p>56220</text:p>
              </table:table-cell>
              <table:table-cell office:value-type="float" office:value="98808">
                <text:p>98808</text:p>
              </table:table-cell>
              <table:table-cell office:value-type="float" office:value="140701">
                <text:p>1407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971">
                <text:p>55971</text:p>
              </table:table-cell>
              <table:table-cell office:value-type="float" office:value="99317">
                <text:p>99317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02">
                <text:p>56602</text:p>
              </table:table-cell>
              <table:table-cell office:value-type="float" office:value="103530">
                <text:p>103530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165">
                <text:p>54165</text:p>
              </table:table-cell>
              <table:table-cell office:value-type="float" office:value="99486">
                <text:p>99486</text:p>
              </table:table-cell>
              <table:table-cell office:value-type="float" office:value="138047">
                <text:p>138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82">
                <text:p>52282</text:p>
              </table:table-cell>
              <table:table-cell office:value-type="float" office:value="97042">
                <text:p>97042</text:p>
              </table:table-cell>
              <table:table-cell office:value-type="float" office:value="139283">
                <text:p>139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923">
                <text:p>61923</text:p>
              </table:table-cell>
              <table:table-cell office:value-type="float" office:value="109101">
                <text:p>109101</text:p>
              </table:table-cell>
              <table:table-cell office:value-type="float" office:value="161614">
                <text:p>161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691">
                <text:p>52691</text:p>
              </table:table-cell>
              <table:table-cell office:value-type="float" office:value="104224">
                <text:p>104224</text:p>
              </table:table-cell>
              <table:table-cell office:value-type="float" office:value="141361">
                <text:p>141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812">
                <text:p>55812</text:p>
              </table:table-cell>
              <table:table-cell office:value-type="float" office:value="96916">
                <text:p>96916</text:p>
              </table:table-cell>
              <table:table-cell office:value-type="float" office:value="123525">
                <text:p>123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083">
                <text:p>57083</text:p>
              </table:table-cell>
              <table:table-cell office:value-type="float" office:value="99119">
                <text:p>99119</text:p>
              </table:table-cell>
              <table:table-cell office:value-type="float" office:value="142523">
                <text:p>142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004">
                <text:p>55004</text:p>
              </table:table-cell>
              <table:table-cell office:value-type="float" office:value="99570">
                <text:p>99570</text:p>
              </table:table-cell>
              <table:table-cell office:value-type="float" office:value="144138">
                <text:p>1441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914">
                <text:p>56914</text:p>
              </table:table-cell>
              <table:table-cell office:value-type="float" office:value="99578">
                <text:p>99578</text:p>
              </table:table-cell>
              <table:table-cell office:value-type="float" office:value="144440">
                <text:p>1444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613">
                <text:p>54613</text:p>
              </table:table-cell>
              <table:table-cell office:value-type="float" office:value="99261">
                <text:p>99261</text:p>
              </table:table-cell>
              <table:table-cell office:value-type="float" office:value="134989">
                <text:p>1349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276">
                <text:p>57276</text:p>
              </table:table-cell>
              <table:table-cell office:value-type="float" office:value="98440">
                <text:p>98440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375">
                <text:p>53375</text:p>
              </table:table-cell>
              <table:table-cell office:value-type="float" office:value="99949">
                <text:p>99949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536">
                <text:p>56536</text:p>
              </table:table-cell>
              <table:table-cell office:value-type="float" office:value="96412">
                <text:p>96412</text:p>
              </table:table-cell>
              <table:table-cell office:value-type="float" office:value="131209">
                <text:p>131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23">
                <text:p>62523</text:p>
              </table:table-cell>
              <table:table-cell office:value-type="float" office:value="113716">
                <text:p>113716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41">
                <text:p>56041</text:p>
              </table:table-cell>
              <table:table-cell office:value-type="float" office:value="96551">
                <text:p>96551</text:p>
              </table:table-cell>
              <table:table-cell office:value-type="float" office:value="139708">
                <text:p>139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818">
                <text:p>57818</text:p>
              </table:table-cell>
              <table:table-cell office:value-type="float" office:value="99670">
                <text:p>99670</text:p>
              </table:table-cell>
              <table:table-cell office:value-type="float" office:value="148872">
                <text:p>148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099">
                <text:p>54099</text:p>
              </table:table-cell>
              <table:table-cell office:value-type="float" office:value="94083">
                <text:p>94083</text:p>
              </table:table-cell>
              <table:table-cell office:value-type="float" office:value="139045">
                <text:p>139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165">
                <text:p>55165</text:p>
              </table:table-cell>
              <table:table-cell office:value-type="float" office:value="93864">
                <text:p>93864</text:p>
              </table:table-cell>
              <table:table-cell office:value-type="float" office:value="138981">
                <text:p>138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589">
                <text:p>64589</text:p>
              </table:table-cell>
              <table:table-cell office:value-type="float" office:value="114473">
                <text:p>114473</text:p>
              </table:table-cell>
              <table:table-cell office:value-type="float" office:value="160537">
                <text:p>1605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353">
                <text:p>59353</text:p>
              </table:table-cell>
              <table:table-cell office:value-type="float" office:value="113029">
                <text:p>113029</text:p>
              </table:table-cell>
              <table:table-cell office:value-type="float" office:value="161394">
                <text:p>161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06">
                <text:p>54606</text:p>
              </table:table-cell>
              <table:table-cell office:value-type="float" office:value="94513">
                <text:p>94513</text:p>
              </table:table-cell>
              <table:table-cell office:value-type="float" office:value="139346">
                <text:p>139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496">
                <text:p>53496</text:p>
              </table:table-cell>
              <table:table-cell office:value-type="float" office:value="95434">
                <text:p>95434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018">
                <text:p>53018</text:p>
              </table:table-cell>
              <table:table-cell office:value-type="float" office:value="97924">
                <text:p>97924</text:p>
              </table:table-cell>
              <table:table-cell office:value-type="float" office:value="136612">
                <text:p>1366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80">
                <text:p>57780</text:p>
              </table:table-cell>
              <table:table-cell office:value-type="float" office:value="117591">
                <text:p>117591</text:p>
              </table:table-cell>
              <table:table-cell office:value-type="float" office:value="154108">
                <text:p>154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377">
                <text:p>57377</text:p>
              </table:table-cell>
              <table:table-cell office:value-type="float" office:value="101618">
                <text:p>101618</text:p>
              </table:table-cell>
              <table:table-cell office:value-type="float" office:value="137479">
                <text:p>1374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652">
                <text:p>56652</text:p>
              </table:table-cell>
              <table:table-cell office:value-type="float" office:value="95354">
                <text:p>95354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440">
                <text:p>69440</text:p>
              </table:table-cell>
              <table:table-cell office:value-type="float" office:value="125218">
                <text:p>125218</text:p>
              </table:table-cell>
              <table:table-cell office:value-type="float" office:value="171882">
                <text:p>1718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61">
                <text:p>53561</text:p>
              </table:table-cell>
              <table:table-cell office:value-type="float" office:value="96107">
                <text:p>96107</text:p>
              </table:table-cell>
              <table:table-cell office:value-type="float" office:value="137773">
                <text:p>137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86">
                <text:p>56786</text:p>
              </table:table-cell>
              <table:table-cell office:value-type="float" office:value="96262">
                <text:p>96262</text:p>
              </table:table-cell>
              <table:table-cell office:value-type="float" office:value="138259">
                <text:p>138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36">
                <text:p>60936</text:p>
              </table:table-cell>
              <table:table-cell office:value-type="float" office:value="113144">
                <text:p>113144</text:p>
              </table:table-cell>
              <table:table-cell office:value-type="float" office:value="162187">
                <text:p>162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444">
                <text:p>60444</text:p>
              </table:table-cell>
              <table:table-cell office:value-type="float" office:value="112814">
                <text:p>112814</text:p>
              </table:table-cell>
              <table:table-cell office:value-type="float" office:value="161468">
                <text:p>161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649">
                <text:p>53649</text:p>
              </table:table-cell>
              <table:table-cell office:value-type="float" office:value="96101">
                <text:p>96101</text:p>
              </table:table-cell>
              <table:table-cell office:value-type="float" office:value="125534">
                <text:p>125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604">
                <text:p>51604</text:p>
              </table:table-cell>
              <table:table-cell office:value-type="float" office:value="92549">
                <text:p>92549</text:p>
              </table:table-cell>
              <table:table-cell office:value-type="float" office:value="128272">
                <text:p>128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071">
                <text:p>51071</text:p>
              </table:table-cell>
              <table:table-cell office:value-type="float" office:value="93981">
                <text:p>93981</text:p>
              </table:table-cell>
              <table:table-cell office:value-type="float" office:value="143694">
                <text:p>143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41">
                <text:p>53241</text:p>
              </table:table-cell>
              <table:table-cell office:value-type="float" office:value="97134">
                <text:p>97134</text:p>
              </table:table-cell>
              <table:table-cell office:value-type="float" office:value="140691">
                <text:p>140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017">
                <text:p>53017</text:p>
              </table:table-cell>
              <table:table-cell office:value-type="float" office:value="97734">
                <text:p>97734</text:p>
              </table:table-cell>
              <table:table-cell office:value-type="float" office:value="139059">
                <text:p>139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877">
                <text:p>54877</text:p>
              </table:table-cell>
              <table:table-cell office:value-type="float" office:value="102331">
                <text:p>102331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4627">
                <text:p>54627</text:p>
              </table:table-cell>
              <table:table-cell office:value-type="float" office:value="104636">
                <text:p>104636</text:p>
              </table:table-cell>
              <table:table-cell office:value-type="float" office:value="156072">
                <text:p>156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614">
                <text:p>52614</text:p>
              </table:table-cell>
              <table:table-cell office:value-type="float" office:value="96723">
                <text:p>96723</text:p>
              </table:table-cell>
              <table:table-cell office:value-type="float" office:value="149230">
                <text:p>1492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20">
                <text:p>55120</text:p>
              </table:table-cell>
              <table:table-cell office:value-type="float" office:value="91795">
                <text:p>91795</text:p>
              </table:table-cell>
              <table:table-cell office:value-type="float" office:value="146250">
                <text:p>146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709">
                <text:p>53709</text:p>
              </table:table-cell>
              <table:table-cell office:value-type="float" office:value="91982">
                <text:p>91982</text:p>
              </table:table-cell>
              <table:table-cell office:value-type="float" office:value="146406">
                <text:p>146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849">
                <text:p>52849</text:p>
              </table:table-cell>
              <table:table-cell office:value-type="float" office:value="97838">
                <text:p>97838</text:p>
              </table:table-cell>
              <table:table-cell office:value-type="float" office:value="148227">
                <text:p>148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62">
                <text:p>78562</text:p>
              </table:table-cell>
              <table:table-cell office:value-type="float" office:value="143831">
                <text:p>143831</text:p>
              </table:table-cell>
              <table:table-cell office:value-type="float" office:value="277133">
                <text:p>277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480">
                <text:p>69480</text:p>
              </table:table-cell>
              <table:table-cell office:value-type="float" office:value="145206">
                <text:p>145206</text:p>
              </table:table-cell>
              <table:table-cell office:value-type="float" office:value="291513">
                <text:p>2915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